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4" style:family="table-column">
      <style:table-column-properties fo:break-before="auto" style:column-width="2.249cm"/>
    </style:style>
    <style:style style:name="co38" style:family="table-column">
      <style:table-column-properties fo:break-before="auto" style:column-width="7.567cm"/>
    </style:style>
    <style:style style:name="co39" style:family="table-column">
      <style:table-column-properties fo:break-before="auto" style:column-width="4.286cm"/>
    </style:style>
    <style:style style:name="co40" style:family="table-column">
      <style:table-column-properties fo:break-before="auto" style:column-width="3.016cm"/>
    </style:style>
    <style:style style:name="co41" style:family="table-column">
      <style:table-column-properties fo:break-before="auto" style:column-width="3.889cm"/>
    </style:style>
    <style:style style:name="co42" style:family="table-column">
      <style:table-column-properties fo:break-before="auto" style:column-width="2.117cm"/>
    </style:style>
    <style:style style:name="co37" style:family="table-column">
      <style:table-column-properties fo:break-before="auto" style:column-width="1.693cm"/>
    </style:style>
    <style:style style:name="co43" style:family="table-column">
      <style:table-column-properties fo:break-before="auto" style:column-width="3.307cm"/>
    </style:style>
    <style:style style:name="co44" style:family="table-column">
      <style:table-column-properties fo:break-before="auto" style:column-width="2.275cm"/>
    </style:style>
    <style:style style:name="co45" style:family="table-column">
      <style:table-column-properties fo:break-before="auto" style:column-width="2.699cm"/>
    </style:style>
    <style:style style:name="co46" style:family="table-column">
      <style:table-column-properties fo:break-before="auto" style:column-width="3.228cm"/>
    </style:style>
    <style:style style:name="co47" style:family="table-column">
      <style:table-column-properties fo:break-before="auto" style:column-width="3.096cm"/>
    </style:style>
    <style:style style:name="co25" style:family="table-column">
      <style:table-column-properties fo:break-before="auto" style:column-width="2.376cm"/>
    </style:style>
    <style:style style:name="co2" style:family="table-column">
      <style:table-column-properties fo:break-before="auto" style:column-width="7.505cm"/>
    </style:style>
    <style:style style:name="co26" style:family="table-column">
      <style:table-column-properties fo:break-before="auto" style:column-width="2.905cm"/>
    </style:style>
    <style:style style:name="co27" style:family="table-column">
      <style:table-column-properties fo:break-before="auto" style:column-width="2.947cm"/>
    </style:style>
    <style:style style:name="co6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2.736cm"/>
    </style:style>
    <style:style style:name="co29" style:family="table-column">
      <style:table-column-properties fo:break-before="auto" style:column-width="2.863cm"/>
    </style:style>
    <style:style style:name="co30" style:family="table-column">
      <style:table-column-properties fo:break-before="auto" style:column-width="4.276cm"/>
    </style:style>
    <style:style style:name="co21" style:family="table-column">
      <style:table-column-properties fo:break-before="auto" style:column-width="13.157cm"/>
    </style:style>
    <style:style style:name="co31" style:family="table-column">
      <style:table-column-properties fo:break-before="auto" style:column-width="2.693cm"/>
    </style:style>
    <style:style style:name="co32" style:family="table-column">
      <style:table-column-properties fo:break-before="auto" style:column-width="2.974cm"/>
    </style:style>
    <style:style style:name="co33" style:family="table-column">
      <style:table-column-properties fo:break-before="auto" style:column-width="16.517cm"/>
    </style:style>
    <style:style style:name="co35" style:family="table-column">
      <style:table-column-properties fo:break-before="auto" style:column-width="3.995cm"/>
    </style:style>
    <style:style style:name="co36" style:family="table-column">
      <style:table-column-properties fo:break-before="auto" style:column-width="2.619cm"/>
    </style:style>
    <style:style style:name="co48" style:family="table-column">
      <style:table-column-properties fo:break-before="auto" style:column-width="1.505cm"/>
    </style:style>
    <style:style style:name="co49" style:family="table-column">
      <style:table-column-properties fo:break-before="auto" style:column-width="7.114cm"/>
    </style:style>
    <style:style style:name="co50" style:family="table-column">
      <style:table-column-properties fo:break-before="auto" style:column-width="6.796cm"/>
    </style:style>
    <style:style style:name="co51" style:family="table-column">
      <style:table-column-properties fo:break-before="auto" style:column-width="2.078cm"/>
    </style:style>
    <style:style style:name="co52" style:family="table-column">
      <style:table-column-properties fo:break-before="auto" style:column-width="6.35cm"/>
    </style:style>
    <style:style style:name="co53" style:family="table-column">
      <style:table-column-properties fo:break-before="auto" style:column-width="1.57cm"/>
    </style:style>
    <style:style style:name="co54" style:family="table-column">
      <style:table-column-properties fo:break-before="auto" style:column-width="6.364cm"/>
    </style:style>
    <style:style style:name="ro2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57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898cm" fo:break-before="auto" style:use-optimal-row-height="false"/>
    </style:style>
    <style:style style:name="ta3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number-style style:name="N10000" number:language="es" number:country="ES">
      <number:number number:min-integer-digits="1"/>
    </number:number-style>
    <number:boolean-style style:name="N10099" number:language="es" number:country="ES">
      <number:boolean/>
    </number:boolean-style>
    <style:style style:name="ce111" style:family="table-cell" style:parent-style-name="Default" style:data-style-name="N0">
      <style:table-cell-properties fo:background-color="#dee6e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0"/>
    <style:style style:name="ce117" style:family="table-cell" style:parent-style-name="Default" style:data-style-name="N0">
      <style:table-cell-properties style:cell-protect="protected" style:print-content="true"/>
      <style:text-properties fo:color="#5983b0"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 style:data-style-name="N0">
      <style:table-cell-properties style:cell-protect="protected" style:print-content="true"/>
    </style:style>
    <style:style style:name="ce119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125" style:family="table-cell" style:parent-style-name="Default" style:data-style-name="N0">
      <style:table-cell-properties fo:background-color="#dee6ef" style:cell-protect="protected" style:print-content="true" style:text-align-source="fix" style:repeat-content="false" fo:border="0.06pt solid #b2b2b2" style:vertical-align="middle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b2b2b2" style:shrink-to-fit="true" style:vertical-align="middle"/>
      <style:paragraph-properties fo:text-align="start" fo:margin-left="0cm"/>
    </style:style>
    <style:style style:name="ce128" style:family="table-cell" style:parent-style-name="Default" style:data-style-name="N0">
      <style:table-cell-properties style:cell-protect="protected" style:print-content="true" fo:background-color="transparent" fo:border="0.06pt solid #b2b2b2" style:vertical-align="automatic"/>
    </style:style>
    <style:style style:name="ce129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color="#808080" fo:font-size="10pt" style:font-size-asian="10pt" style:font-size-complex="10pt"/>
    </style:style>
    <style:style style:name="ce130" style:family="table-cell" style:parent-style-name="Default" style:data-style-name="N10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31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</style:style>
    <style:style style:name="ce132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 style:data-style-name="N100">
      <style:table-cell-properties fo:background-color="#ffffff" style:cell-protect="protected" style:print-content="true" style:vertical-align="automatic"/>
      <style:text-properties fo:font-size="10pt" style:font-size-asian="10pt" style:font-size-complex="10pt"/>
    </style:style>
    <style:style style:name="ce134" style:family="table-cell" style:parent-style-name="Default" style:data-style-name="N0">
      <style:table-cell-properties style:cell-protect="protected" style:print-content="true"/>
      <style:text-properties fo:color="#3465a4" fo:font-size="16pt" fo:font-weight="bold" style:font-size-asian="16pt" style:font-weight-asian="bold" style:font-size-complex="16pt" style:font-weight-complex="bold"/>
    </style:style>
    <style:style style:name="ce135" style:family="table-cell" style:parent-style-name="Default" style:data-style-name="N0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cm"/>
    </style:style>
    <style:style style:name="ce136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138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36">
      <style:table-cell-properties style:cell-protect="protected" style:print-content="true" style:text-align-source="fix" style:repeat-content="false" style:vertical-align="automatic"/>
      <style:paragraph-properties fo:text-align="start" fo:margin-left="0cm"/>
    </style:style>
    <style:style style:name="ce140" style:family="table-cell" style:parent-style-name="Default" style:data-style-name="N0">
      <style:table-cell-properties fo:background-color="#dee6ef" style:cell-protect="protected" style:print-content="true" style:text-align-source="fix" style:repeat-content="false" fo:border="0.06pt solid #b2b2b2" style:vertical-align="automatic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Default" style:data-style-name="N10112">
      <style:table-cell-properties style:cell-protect="protected" style:print-content="true" fo:border="0.06pt solid #b2b2b2"/>
    </style:style>
    <style:style style:name="ce142" style:family="table-cell" style:parent-style-name="Default" style:data-style-name="N10112">
      <style:table-cell-properties style:cell-protect="protected" style:print-content="true"/>
    </style:style>
    <style:style style:name="ce143" style:family="table-cell" style:parent-style-name="Default" style:data-style-name="N10112">
      <style:table-cell-properties style:cell-protect="protected" style:print-content="true"/>
      <style:text-properties fo:font-weight="bold" style:font-weight-asian="bold" style:font-weight-complex="bold"/>
    </style:style>
    <style:style style:name="ce144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cm"/>
      <style:text-properties fo:color="#ff0000" fo:font-size="8pt" style:font-size-asian="8pt" style:font-size-complex="8pt"/>
    </style:style>
    <style:style style:name="ce145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0">
      <style:table-cell-properties style:cell-protect="protected" style:print-content="true" fo:background-color="transparent" fo:border="0.06pt solid #000000"/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fo:background-color="#ffff00" style:cell-protect="none" style:print-content="true" fo:border="0.06pt solid #000000"/>
      <style:text-properties fo:font-weight="bold" style:font-weight-asian="bold" style:font-weight-complex="bold"/>
    </style:style>
    <style:style style:name="ce17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7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76" style:family="table-cell" style:parent-style-name="Pivot_20_Table_20_Category" style:data-style-name="N36">
      <style:table-cell-properties fo:border-bottom="none" fo:border-left="2.01pt solid #000000" fo:border-right="0.99pt solid #000000" fo:border-top="0.99pt solid #000000"/>
    </style:style>
    <style:style style:name="ce177" style:family="table-cell" style:parent-style-name="Pivot_20_Table_20_Category" style:data-style-name="N36">
      <style:table-cell-properties fo:border-bottom="0.99pt solid #000000" fo:border-left="2.01pt solid #000000" fo:border-right="0.99pt solid #000000" fo:border-top="none"/>
    </style:style>
    <style:style style:name="ce178" style:family="table-cell" style:parent-style-name="Pivot_20_Table_20_Title" style:data-style-name="N36">
      <style:table-cell-properties fo:border-bottom="2.01pt solid #000000" fo:border-left="2.01pt solid #000000" fo:border-right="none" fo:border-top="0.99pt solid #000000"/>
    </style:style>
    <style:style style:name="ce17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80" style:family="table-cell" style:parent-style-name="Pivot_20_Table_20_Field">
      <style:table-cell-properties fo:border="0.99pt solid #000000"/>
    </style:style>
    <style:style style:name="ce18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8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2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2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2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27" style:family="table-cell" style:parent-style-name="Pivot_20_Table_20_Value" style:data-style-name="N10112">
      <style:table-cell-properties fo:border-bottom="none" fo:border-left="0.99pt solid #000000" fo:border-right="none" fo:border-top="0.99pt solid #000000"/>
    </style:style>
    <style:style style:name="ce228" style:family="table-cell" style:parent-style-name="Pivot_20_Table_20_Value" style:data-style-name="N10112">
      <style:table-cell-properties fo:border-bottom="0.99pt solid #000000" fo:border-left="0.99pt solid #000000" fo:border-right="none" fo:border-top="none"/>
    </style:style>
    <style:style style:name="ce229" style:family="table-cell" style:parent-style-name="Pivot_20_Table_20_Result" style:data-style-name="N10112">
      <style:table-cell-properties fo:border-bottom="2.01pt solid #000000" fo:border-left="0.99pt solid #000000" fo:border-right="none" fo:border-top="0.99pt solid #000000"/>
    </style:style>
    <style:style style:name="ce23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32" style:family="table-cell" style:parent-style-name="Pivot_20_Table_20_Value" style:data-style-name="N10112">
      <style:table-cell-properties fo:border-bottom="none" fo:border-left="none" fo:border-right="2.01pt solid #000000" fo:border-top="0.99pt solid #000000"/>
    </style:style>
    <style:style style:name="ce233" style:family="table-cell" style:parent-style-name="Pivot_20_Table_20_Value" style:data-style-name="N10112">
      <style:table-cell-properties fo:border-bottom="0.99pt solid #000000" fo:border-left="none" fo:border-right="2.01pt solid #000000" fo:border-top="none"/>
    </style:style>
    <style:style style:name="ce234" style:family="table-cell" style:parent-style-name="Pivot_20_Table_20_Result" style:data-style-name="N10112">
      <style:table-cell-properties fo:border-bottom="2.01pt solid #000000" fo:border-left="none" fo:border-right="2.01pt solid #000000" fo:border-top="0.99pt solid #000000"/>
    </style:style>
    <style:style style:name="ce235" style:family="table-cell" style:parent-style-name="Pivot_20_Table_20_Category" style:data-style-name="N36">
      <style:table-cell-properties fo:border-bottom="none" fo:border-left="2.01pt solid #000000" fo:border-right="0.99pt solid #000000" fo:border-top="none"/>
    </style:style>
    <style:style style:name="ce236" style:family="table-cell" style:parent-style-name="Pivot_20_Table_20_Title" style:data-style-name="N36">
      <style:table-cell-properties fo:border-bottom="0.99pt solid #000000" fo:border-left="2.01pt solid #000000" fo:border-right="none" fo:border-top="0.99pt solid #000000"/>
    </style:style>
    <style:style style:name="ce237" style:family="table-cell" style:parent-style-name="Pivot_20_Table_20_Category" style:data-style-name="N36">
      <style:table-cell-properties fo:border-bottom="none" fo:border-left="0.99pt solid #000000" fo:border-right="0.99pt solid #000000" fo:border-top="0.99pt solid #000000"/>
    </style:style>
    <style:style style:name="ce238" style:family="table-cell" style:parent-style-name="Pivot_20_Table_20_Category" style:data-style-name="N36">
      <style:table-cell-properties fo:border-bottom="none" fo:border-left="0.99pt solid #000000" fo:border-right="0.99pt solid #000000" fo:border-top="none"/>
    </style:style>
    <style:style style:name="ce239" style:family="table-cell" style:parent-style-name="Pivot_20_Table_20_Category" style:data-style-name="N36">
      <style:table-cell-properties fo:border-bottom="0.99pt solid #000000" fo:border-left="0.99pt solid #000000" fo:border-right="0.99pt solid #000000" fo:border-top="none"/>
    </style:style>
    <style:style style:name="ce240" style:family="table-cell" style:parent-style-name="Pivot_20_Table_20_Title" style:data-style-name="N36">
      <style:table-cell-properties fo:border-bottom="0.99pt solid #000000" fo:border-left="none" fo:border-right="0.99pt solid #000000" fo:border-top="0.99pt solid #000000"/>
    </style:style>
    <style:style style:name="ce241" style:family="table-cell" style:parent-style-name="Pivot_20_Table_20_Title" style:data-style-name="N36">
      <style:table-cell-properties fo:border-bottom="2.01pt solid #000000" fo:border-left="none" fo:border-right="0.99pt solid #000000" fo:border-top="0.99pt solid #000000"/>
    </style:style>
    <style:style style:name="ce242" style:family="table-cell" style:parent-style-name="Pivot_20_Table_20_Value" style:data-style-name="N10112">
      <style:table-cell-properties fo:border-bottom="none" fo:border-left="0.99pt solid #000000" fo:border-right="none" fo:border-top="none"/>
    </style:style>
    <style:style style:name="ce243" style:family="table-cell" style:parent-style-name="Pivot_20_Table_20_Result" style:data-style-name="N10112">
      <style:table-cell-properties fo:border-bottom="0.99pt solid #000000" fo:border-left="0.99pt solid #000000" fo:border-right="none" fo:border-top="0.99pt solid #000000"/>
    </style:style>
    <style:style style:name="ce244" style:family="table-cell" style:parent-style-name="Pivot_20_Table_20_Value" style:data-style-name="N10112">
      <style:table-cell-properties fo:border-bottom="none" fo:border-left="none" fo:border-right="2.01pt solid #000000" fo:border-top="none"/>
    </style:style>
    <style:style style:name="ce245" style:family="table-cell" style:parent-style-name="Pivot_20_Table_20_Result" style:data-style-name="N10112">
      <style:table-cell-properties fo:border-bottom="0.99pt solid #000000" fo:border-left="none" fo:border-right="2.01pt solid #000000" fo:border-top="0.99pt solid #000000"/>
    </style:style>
    <style:style style:name="ce166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4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4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4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50" style:family="table-cell" style:parent-style-name="Default">
      <style:text-properties fo:font-size="13pt" style:font-size-asian="13pt" style:font-size-complex="13pt"/>
    </style:style>
    <style:style style:name="ce80" style:family="table-cell" style:parent-style-name="Default" style:data-style-name="N0">
      <style:table-cell-properties fo:background-color="#dee6e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0"/>
    <style:style style:name="ce4" style:family="table-cell" style:parent-style-name="Default" style:data-style-name="N36"/>
    <style:style style:name="ce3" style:family="table-cell" style:parent-style-name="Default" style:data-style-name="N10112">
      <style:table-cell-properties fo:background-color="#dee6e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 style:data-style-name="N10112"/>
    <style:style style:name="ce6" style:family="table-cell" style:parent-style-name="Default" style:data-style-name="N37"/>
    <style:style style:name="ce86" style:family="table-cell" style:parent-style-name="Default" style:data-style-name="N0">
      <style:table-cell-properties style:cell-protect="protected" style:print-content="true"/>
      <style:text-properties fo:color="#5983b0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 style:data-style-name="N0">
      <style:table-cell-properties style:cell-protect="protected" style:print-content="true"/>
    </style:style>
    <style:style style:name="ce88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90" style:family="table-cell" style:parent-style-name="Default" style:data-style-name="N0">
      <style:table-cell-properties fo:background-color="#dee6ef" style:cell-protect="protected" style:print-content="true" style:text-align-source="fix" style:repeat-content="false" fo:border="0.06pt solid #b2b2b2" style:vertical-align="middl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b2b2b2" style:shrink-to-fit="true" style:vertical-align="middle"/>
      <style:paragraph-properties fo:text-align="start" fo:margin-left="0cm"/>
    </style:style>
    <style:style style:name="ce92" style:family="table-cell" style:parent-style-name="Default" style:data-style-name="N0">
      <style:table-cell-properties style:cell-protect="protected" style:print-content="true" fo:background-color="transparent" fo:border="0.06pt solid #b2b2b2" style:vertical-align="automatic"/>
    </style:style>
    <style:style style:name="ce93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color="#808080" fo:font-size="10pt" style:font-size-asian="10pt" style:font-size-complex="10pt"/>
    </style:style>
    <style:style style:name="ce94" style:family="table-cell" style:parent-style-name="Default" style:data-style-name="N10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95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</style:style>
    <style:style style:name="ce96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97" style:family="table-cell" style:parent-style-name="Default" style:data-style-name="N100">
      <style:table-cell-properties fo:background-color="#ffffff" style:cell-protect="protected" style:print-content="true" style:vertical-align="automatic"/>
      <style:text-properties fo:font-size="10pt" style:font-size-asian="10pt" style:font-size-complex="10pt"/>
    </style:style>
    <style:style style:name="ce98" style:family="table-cell" style:parent-style-name="Default" style:data-style-name="N0">
      <style:table-cell-properties style:cell-protect="protected" style:print-content="true"/>
      <style:text-properties fo:color="#3465a4" fo:font-size="16pt" fo:font-weight="bold" style:font-size-asian="16pt" style:font-weight-asian="bold" style:font-size-complex="16pt" style:font-weight-complex="bold"/>
    </style:style>
    <style:style style:name="ce99" style:family="table-cell" style:parent-style-name="Default" style:data-style-name="N0">
      <style:table-cell-properties style:cell-protect="protected" style:print-content="true" style:text-align-source="fix" style:repeat-content="false" style:shrink-to-fit="true" style:vertical-align="middle"/>
      <style:paragraph-properties fo:text-align="start" fo:margin-left="0cm"/>
    </style:style>
    <style:style style:name="ce100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36">
      <style:table-cell-properties style:cell-protect="protected" style:print-content="true" style:text-align-source="fix" style:repeat-content="false" style:vertical-align="automatic"/>
      <style:paragraph-properties fo:text-align="start" fo:margin-left="0cm"/>
    </style:style>
    <style:style style:name="ce104" style:family="table-cell" style:parent-style-name="Default" style:data-style-name="N0">
      <style:table-cell-properties fo:background-color="#dee6ef" style:cell-protect="protected" style:print-content="true" style:text-align-source="fix" style:repeat-content="false" fo:border="0.06pt solid #b2b2b2" style:vertical-align="automatic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10112">
      <style:table-cell-properties style:cell-protect="protected" style:print-content="true" fo:border="0.06pt solid #b2b2b2"/>
    </style:style>
    <style:style style:name="ce106" style:family="table-cell" style:parent-style-name="Default" style:data-style-name="N10112">
      <style:table-cell-properties style:cell-protect="protected" style:print-content="true"/>
    </style:style>
    <style:style style:name="ce107" style:family="table-cell" style:parent-style-name="Default" style:data-style-name="N10112">
      <style:table-cell-properties style:cell-protect="protected" style:print-content="true"/>
      <style:text-properties fo:font-weight="bold" style:font-weight-asian="bold" style:font-weight-complex="bold"/>
    </style:style>
    <style:style style:name="ce108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cm"/>
      <style:text-properties fo:color="#ff0000" fo:font-size="8pt" style:font-size-asian="8pt" style:font-size-complex="8pt"/>
    </style:style>
    <style:style style:name="ce109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10" style:family="table-cell" style:parent-style-name="Default" style:data-style-name="N0">
      <style:table-cell-properties style:cell-protect="protected" style:print-content="true" fo:background-color="transparent" fo:border="0.06pt solid #000000"/>
      <style:text-properties fo:font-weight="bold" style:font-weight-asian="bold" style:font-weight-complex="bold"/>
    </style:style>
    <style:style style:name="ce113" style:family="table-cell" style:parent-style-name="Default" style:data-style-name="N0">
      <style:table-cell-properties fo:background-color="#ffff00" style:cell-protect="none" style:print-content="true" fo:border="0.06pt solid #000000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0" style:family="table-cell" style:parent-style-name="Default" style:data-style-name="N36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36">
      <style:table-cell-properties style:text-align-source="fix" style:repeat-content="false" fo:background-color="transparent"/>
      <style:paragraph-properties fo:text-align="center" fo:margin-left="0cm"/>
    </style:style>
    <style:style style:name="ce43" style:family="table-cell" style:parent-style-name="Default">
      <style:table-cell-properties fo:background-color="transparent"/>
    </style:style>
    <style:style style:name="ce66" style:family="table-cell" style:parent-style-name="Default" style:data-style-name="N0">
      <style:text-properties style:use-window-font-color="true" style:font-name="Calibri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46" style:family="table-cell" style:parent-style-name="Default" style:data-style-name="N0">
      <style:table-cell-properties fo:background-color="transparent"/>
      <style:text-properties style:use-window-font-color="true" style:font-name="Calibri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157" style:family="table-cell" style:parent-style-name="Default">
      <style:table-cell-properties fo:wrap-option="wrap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0">
      <style:table-cell-properties fo:background-color="#dee6ef" style:text-align-source="fix" style:repeat-content="false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fo:wrap-option="no-wrap"/>
    </style:style>
    <style:style style:name="ce51" style:family="table-cell" style:parent-style-name="Default">
      <style:table-cell-properties fo:background-color="transparent" fo:wrap-option="no-wrap"/>
    </style:style>
    <style:style style:name="ce52" style:family="table-cell" style:parent-style-name="Default" style:data-style-name="N10112">
      <style:table-cell-properties fo:background-color="transparent"/>
    </style:style>
    <style:style style:name="ce156" style:family="table-cell" style:parent-style-name="Default" style:data-style-name="N10099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0000">
      <style:table-cell-properties style:text-align-source="fix" style:repeat-content="false" fo:background-color="transparent"/>
      <style:paragraph-properties fo:text-align="center" fo:margin-left="0cm"/>
    </style:style>
    <style:style style:name="ce57" style:family="table-cell" style:parent-style-name="Default" style:data-style-name="N10099">
      <style:table-cell-properties style:text-align-source="fix" style:repeat-content="false"/>
      <style:paragraph-properties fo:text-align="center" fo:margin-left="0cm"/>
    </style:style>
    <style:style style:name="ce163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ext-properties style:use-window-font-color="true"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68" style:family="table-cell" style:parent-style-name="Default" style:data-style-name="N100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75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8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84" style:family="table-cell" style:parent-style-name="Pivot_20_Table_20_Category" style:data-style-name="N36">
      <style:table-cell-properties fo:border-bottom="none" fo:border-left="2.01pt solid #000000" fo:border-right="0.99pt solid #000000" fo:border-top="0.99pt solid #000000"/>
    </style:style>
    <style:style style:name="ce185" style:family="table-cell" style:parent-style-name="Pivot_20_Table_20_Category" style:data-style-name="N36">
      <style:table-cell-properties fo:border-bottom="0.99pt solid #000000" fo:border-left="2.01pt solid #000000" fo:border-right="0.99pt solid #000000" fo:border-top="none"/>
    </style:style>
    <style:style style:name="ce186" style:family="table-cell" style:parent-style-name="Pivot_20_Table_20_Title" style:data-style-name="N36">
      <style:table-cell-properties fo:border-bottom="2.01pt solid #000000" fo:border-left="2.01pt solid #000000" fo:border-right="none" fo:border-top="0.99pt solid #000000"/>
    </style:style>
    <style:style style:name="ce18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88" style:family="table-cell" style:parent-style-name="Pivot_20_Table_20_Field">
      <style:table-cell-properties fo:border="0.99pt solid #000000"/>
    </style:style>
    <style:style style:name="ce18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9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9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9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9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94" style:family="table-cell" style:parent-style-name="Pivot_20_Table_20_Value" style:data-style-name="N10112">
      <style:table-cell-properties fo:border-bottom="none" fo:border-left="0.99pt solid #000000" fo:border-right="none" fo:border-top="0.99pt solid #000000"/>
    </style:style>
    <style:style style:name="ce195" style:family="table-cell" style:parent-style-name="Pivot_20_Table_20_Value" style:data-style-name="N10112">
      <style:table-cell-properties fo:border-bottom="0.99pt solid #000000" fo:border-left="0.99pt solid #000000" fo:border-right="none" fo:border-top="none"/>
    </style:style>
    <style:style style:name="ce196" style:family="table-cell" style:parent-style-name="Pivot_20_Table_20_Result" style:data-style-name="N10112">
      <style:table-cell-properties fo:border-bottom="2.01pt solid #000000" fo:border-left="0.99pt solid #000000" fo:border-right="none" fo:border-top="0.99pt solid #000000"/>
    </style:style>
    <style:style style:name="ce19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99" style:family="table-cell" style:parent-style-name="Pivot_20_Table_20_Value" style:data-style-name="N10112">
      <style:table-cell-properties fo:border-bottom="none" fo:border-left="none" fo:border-right="2.01pt solid #000000" fo:border-top="0.99pt solid #000000"/>
    </style:style>
    <style:style style:name="ce200" style:family="table-cell" style:parent-style-name="Pivot_20_Table_20_Value" style:data-style-name="N10112">
      <style:table-cell-properties fo:border-bottom="0.99pt solid #000000" fo:border-left="none" fo:border-right="2.01pt solid #000000" fo:border-top="none"/>
    </style:style>
    <style:style style:name="ce201" style:family="table-cell" style:parent-style-name="Pivot_20_Table_20_Result" style:data-style-name="N10112">
      <style:table-cell-properties fo:border-bottom="2.01pt solid #000000" fo:border-left="none" fo:border-right="2.01pt solid #000000" fo:border-top="0.99pt solid #000000"/>
    </style:style>
    <style:style style:name="ce202" style:family="table-cell" style:parent-style-name="Pivot_20_Table_20_Category" style:data-style-name="N36">
      <style:table-cell-properties fo:border-bottom="none" fo:border-left="2.01pt solid #000000" fo:border-right="0.99pt solid #000000" fo:border-top="none"/>
    </style:style>
    <style:style style:name="ce203" style:family="table-cell" style:parent-style-name="Pivot_20_Table_20_Title" style:data-style-name="N36">
      <style:table-cell-properties fo:border-bottom="0.99pt solid #000000" fo:border-left="2.01pt solid #000000" fo:border-right="none" fo:border-top="0.99pt solid #000000"/>
    </style:style>
    <style:style style:name="ce204" style:family="table-cell" style:parent-style-name="Pivot_20_Table_20_Category" style:data-style-name="N36">
      <style:table-cell-properties fo:border-bottom="none" fo:border-left="0.99pt solid #000000" fo:border-right="0.99pt solid #000000" fo:border-top="0.99pt solid #000000"/>
    </style:style>
    <style:style style:name="ce205" style:family="table-cell" style:parent-style-name="Pivot_20_Table_20_Category" style:data-style-name="N36">
      <style:table-cell-properties fo:border-bottom="none" fo:border-left="0.99pt solid #000000" fo:border-right="0.99pt solid #000000" fo:border-top="none"/>
    </style:style>
    <style:style style:name="ce206" style:family="table-cell" style:parent-style-name="Pivot_20_Table_20_Category" style:data-style-name="N36">
      <style:table-cell-properties fo:border-bottom="0.99pt solid #000000" fo:border-left="0.99pt solid #000000" fo:border-right="0.99pt solid #000000" fo:border-top="none"/>
    </style:style>
    <style:style style:name="ce207" style:family="table-cell" style:parent-style-name="Pivot_20_Table_20_Title" style:data-style-name="N36">
      <style:table-cell-properties fo:border-bottom="0.99pt solid #000000" fo:border-left="none" fo:border-right="0.99pt solid #000000" fo:border-top="0.99pt solid #000000"/>
    </style:style>
    <style:style style:name="ce208" style:family="table-cell" style:parent-style-name="Pivot_20_Table_20_Title" style:data-style-name="N36">
      <style:table-cell-properties fo:border-bottom="2.01pt solid #000000" fo:border-left="none" fo:border-right="0.99pt solid #000000" fo:border-top="0.99pt solid #000000"/>
    </style:style>
    <style:style style:name="ce209" style:family="table-cell" style:parent-style-name="Pivot_20_Table_20_Value" style:data-style-name="N10112">
      <style:table-cell-properties fo:border-bottom="none" fo:border-left="0.99pt solid #000000" fo:border-right="none" fo:border-top="none"/>
    </style:style>
    <style:style style:name="ce210" style:family="table-cell" style:parent-style-name="Pivot_20_Table_20_Result" style:data-style-name="N10112">
      <style:table-cell-properties fo:border-bottom="0.99pt solid #000000" fo:border-left="0.99pt solid #000000" fo:border-right="none" fo:border-top="0.99pt solid #000000"/>
    </style:style>
    <style:style style:name="ce211" style:family="table-cell" style:parent-style-name="Pivot_20_Table_20_Value" style:data-style-name="N10112">
      <style:table-cell-properties fo:border-bottom="none" fo:border-left="none" fo:border-right="2.01pt solid #000000" fo:border-top="none"/>
    </style:style>
    <style:style style:name="ce212" style:family="table-cell" style:parent-style-name="Pivot_20_Table_20_Result" style:data-style-name="N10112">
      <style:table-cell-properties fo:border-bottom="0.99pt solid #000000" fo:border-left="none" fo:border-right="2.01pt solid #000000" fo:border-top="0.99pt solid #000000"/>
    </style:style>
    <style:style style:name="ce21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1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1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1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17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liente.$B$2:$Cliente.$B$1000])" table:allow-empty-cell="true" table:display-list="sort-ascending" table:base-cell-address="Facturas.C1">
          <table:error-message table:message-type="stop" table:display="true"/>
        </table:content-validation>
        <table:content-validation table:name="val2" table:base-cell-address="Cálculos.A1">
          <table:error-message table:message-type="stop" table:display="true"/>
        </table:content-validation>
        <table:content-validation table:name="val3" table:condition="of:cell-content-is-in-list([$Proveedores.$B$2:$Proveedores.$B$100])" table:allow-empty-cell="true" table:display-list="sort-ascending" table:base-cell-address="Gastos.D2">
          <table:error-message table:message-type="stop" table:display="true"/>
        </table:content-validation>
        <table:content-validation table:name="val4" table:condition="of:cell-content-is-in-list(&quot;Sí&quot;;&quot;No&quot;)" table:allow-empty-cell="true" table:display-list="unsorted" table:base-cell-address="Gastos.H2">
          <table:error-message table:message-type="stop" table:display="true"/>
        </table:content-validation>
        <table:content-validation table:name="val5" table:condition="of:cell-content-is-in-list([$'Grupos fiscales'.$A$1:$'Grupos fiscales'.$A$27])" table:allow-empty-cell="true" table:display-list="unsorted" table:base-cell-address="Gastos.K55">
          <table:error-message table:message-type="stop" table:display="true"/>
        </table:content-validation>
      </table:content-validations>
      <table:table table:name="Facturas" table:style-name="ta3">
        <office:forms form:automatic-focus="false" form:apply-design-mode="false"/>
        <table:table-column table:style-name="co34" table:default-cell-style-name="ce81"/>
        <table:table-column table:style-name="co34" table:default-cell-style-name="ce4"/>
        <table:table-column table:style-name="co2" table:default-cell-style-name="ce81"/>
        <table:table-column table:style-name="co35" table:default-cell-style-name="ce81"/>
        <table:table-column table:style-name="co34" table:number-columns-repeated="3" table:default-cell-style-name="ce89"/>
        <table:table-column table:style-name="co34" table:default-cell-style-name="ce81"/>
        <table:table-column table:style-name="co34" table:default-cell-style-name="ce89"/>
        <table:table-column table:style-name="co36" table:default-cell-style-name="ce81"/>
        <table:table-column table:style-name="co37" table:number-columns-repeated="1014" table:default-cell-style-name="ce81"/>
        <table:table-row table:style-name="ro8">
          <table:table-cell table:style-name="ce80" office:value-type="string" calcext:value-type="string">
            <text:p>Núm factura</text:p>
          </table:table-cell>
          <table:table-cell table:style-name="ce80" office:value-type="string" calcext:value-type="string">
            <text:p>Fecha</text:p>
          </table:table-cell>
          <table:table-cell table:style-name="ce80" table:content-validation-name="val1" office:value-type="string" calcext:value-type="string">
            <text:p>Cliente</text:p>
          </table:table-cell>
          <table:table-cell table:style-name="ce80" office:value-type="string" calcext:value-type="string">
            <text:p>Concepto</text:p>
          </table:table-cell>
          <table:table-cell table:style-name="ce3" office:value-type="string" calcext:value-type="string">
            <text:p>Importe</text:p>
          </table:table-cell>
          <table:table-cell table:style-name="ce3" office:value-type="string" calcext:value-type="string">
            <text:p>Retención</text:p>
          </table:table-cell>
          <table:table-cell table:style-name="ce3" office:value-type="string" calcext:value-type="string">
            <text:p>Total</text:p>
          </table:table-cell>
          <table:table-cell table:style-name="ce80" office:value-type="string" calcext:value-type="string">
            <text:p>Fecha de cobro</text:p>
          </table:table-cell>
          <table:table-cell table:style-name="ce3" office:value-type="string" calcext:value-type="string">
            <text:p>Adeudado</text:p>
          </table:table-cell>
          <table:table-cell table:style-name="ce80" office:value-type="string" calcext:value-type="string">
            <text:p>Días desde facturación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date" office:date-value="2022-01-24" calcext:value-type="date">
            <text:p>24/01/2022</text:p>
          </table:table-cell>
          <table:table-cell table:content-validation-name="val1" office:value-type="string" calcext:value-type="string">
            <text:p>TORREJÓN SALUD, S.A.</text:p>
          </table:table-cell>
          <table:table-cell office:value-type="string" calcext:value-type="string">
            <text:p>Guardias ginecología enero 2022: 24h x 25€/hora</text:p>
          </table:table-cell>
          <table:table-cell office:value-type="currency" office:currency="EUR" office:value="1200" calcext:value-type="currency">
            <text:p>1.200,00 €</text:p>
          </table:table-cell>
          <table:table-cell table:formula="of:=IF([.E2]&lt;&gt;&quot;&quot;;0.15*[.E2];&quot;&quot;)" office:value-type="currency" office:currency="EUR" office:value="180" calcext:value-type="currency">
            <text:p>180,00 €</text:p>
          </table:table-cell>
          <table:table-cell table:formula="of:=IF([.E2]&lt;&gt;&quot;&quot;;[.E2]-[.F2];&quot;&quot;)" office:value-type="currency" office:currency="EUR" office:value="1020" calcext:value-type="currency">
            <text:p>1.020,00 €</text:p>
          </table:table-cell>
          <table:table-cell table:style-name="ce6" office:value-type="date" office:date-value="2022-02-08" calcext:value-type="date">
            <text:p>08/02/22</text:p>
          </table:table-cell>
          <table:table-cell table:formula="of:=IF([.E2]&lt;&gt;&quot;&quot;;IF([.H2]=&quot;&quot;;[.G2];&quot;&quot;);&quot;&quot;)">
            <text:p/>
          </table:table-cell>
          <table:table-cell table:formula="of:=IF([.B2]&lt;&gt;&quot;&quot;;IF([.H2]=&quot;&quot;;DAYS(TODAY();[.B2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date" office:date-value="2022-01-31" calcext:value-type="date">
            <text:p>31/01/2022</text:p>
          </table:table-cell>
          <table:table-cell table:style-name="Default" table:content-validation-name="val1" office:value-type="string" calcext:value-type="string">
            <text:p>AGRUPACIÓN GINECOLÓGICA ESPAÑOLA S.L.U</text:p>
          </table:table-cell>
          <table:table-cell office:value-type="string" calcext:value-type="string">
            <text:p>Consultas de ecografía enero 2022 </text:p>
          </table:table-cell>
          <table:table-cell office:value-type="currency" office:currency="EUR" office:value="1043.88" calcext:value-type="currency">
            <text:p>1.043,88 €</text:p>
          </table:table-cell>
          <table:table-cell table:formula="of:=IF([.E3]&lt;&gt;&quot;&quot;;0.15*[.E3];&quot;&quot;)" office:value-type="currency" office:currency="EUR" office:value="156.582" calcext:value-type="currency">
            <text:p>156,58 €</text:p>
          </table:table-cell>
          <table:table-cell table:formula="of:=IF([.E3]&lt;&gt;&quot;&quot;;[.E3]-[.F3];&quot;&quot;)" office:value-type="currency" office:currency="EUR" office:value="887.298" calcext:value-type="currency">
            <text:p>887,30 €</text:p>
          </table:table-cell>
          <table:table-cell table:style-name="ce6" office:value-type="date" office:date-value="2022-05-18" calcext:value-type="date">
            <text:p>18/05/22</text:p>
          </table:table-cell>
          <table:table-cell table:formula="of:=IF([.E3]&lt;&gt;&quot;&quot;;IF([.H3]=&quot;&quot;;[.G3];&quot;&quot;);&quot;&quot;)">
            <text:p/>
          </table:table-cell>
          <table:table-cell table:formula="of:=IF([.B3]&lt;&gt;&quot;&quot;;IF([.H3]=&quot;&quot;;DAYS(TODAY();[.B3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date" office:date-value="2022-02-21" calcext:value-type="date">
            <text:p>21/02/2022</text:p>
          </table:table-cell>
          <table:table-cell table:style-name="Default" table:content-validation-name="val1" office:value-type="string" calcext:value-type="string">
            <text:p>TORREJÓN SALUD, S.A.</text:p>
          </table:table-cell>
          <table:table-cell office:value-type="string" calcext:value-type="string">
            <text:p>Guardias ginecología febrero 2022: 24h x 25€/hora</text:p>
          </table:table-cell>
          <table:table-cell office:value-type="currency" office:currency="EUR" office:value="600" calcext:value-type="currency">
            <text:p>600,00 €</text:p>
          </table:table-cell>
          <table:table-cell table:formula="of:=IF([.E4]&lt;&gt;&quot;&quot;;0.15*[.E4];&quot;&quot;)" office:value-type="currency" office:currency="EUR" office:value="90" calcext:value-type="currency">
            <text:p>90,00 €</text:p>
          </table:table-cell>
          <table:table-cell table:formula="of:=IF([.E4]&lt;&gt;&quot;&quot;;[.E4]-[.F4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03-10" calcext:value-type="date">
            <text:p>10/03/22</text:p>
          </table:table-cell>
          <table:table-cell table:formula="of:=IF([.E4]&lt;&gt;&quot;&quot;;IF([.H4]=&quot;&quot;;[.G4];&quot;&quot;);&quot;&quot;)">
            <text:p/>
          </table:table-cell>
          <table:table-cell table:formula="of:=IF([.B4]&lt;&gt;&quot;&quot;;IF([.H4]=&quot;&quot;;DAYS(TODAY();[.B4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date" office:date-value="2022-02-28" calcext:value-type="date">
            <text:p>28/02/2022</text:p>
          </table:table-cell>
          <table:table-cell table:style-name="Default" table:content-validation-name="val1" office:value-type="string" calcext:value-type="string">
            <text:p>AGRUPACIÓN GINECOLÓGICA ESPAÑOLA S.L.U</text:p>
          </table:table-cell>
          <table:table-cell office:value-type="string" calcext:value-type="string">
            <text:p>Consultas de ecografía febrero 2022 </text:p>
          </table:table-cell>
          <table:table-cell office:value-type="currency" office:currency="EUR" office:value="1135.15" calcext:value-type="currency">
            <text:p>1.135,15 €</text:p>
          </table:table-cell>
          <table:table-cell table:formula="of:=IF([.E5]&lt;&gt;&quot;&quot;;0.15*[.E5];&quot;&quot;)" office:value-type="currency" office:currency="EUR" office:value="170.2725" calcext:value-type="currency">
            <text:p>170,27 €</text:p>
          </table:table-cell>
          <table:table-cell table:formula="of:=IF([.E5]&lt;&gt;&quot;&quot;;[.E5]-[.F5];&quot;&quot;)" office:value-type="currency" office:currency="EUR" office:value="964.8775" calcext:value-type="currency">
            <text:p>964,88 €</text:p>
          </table:table-cell>
          <table:table-cell table:style-name="ce6" office:value-type="date" office:date-value="2022-06-14" calcext:value-type="date">
            <text:p>14/06/22</text:p>
          </table:table-cell>
          <table:table-cell table:formula="of:=IF([.E5]&lt;&gt;&quot;&quot;;IF([.H5]=&quot;&quot;;[.G5];&quot;&quot;);&quot;&quot;)">
            <text:p/>
          </table:table-cell>
          <table:table-cell table:formula="of:=IF([.B5]&lt;&gt;&quot;&quot;;IF([.H5]=&quot;&quot;;DAYS(TODAY();[.B5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date" office:date-value="2022-03-23" calcext:value-type="date">
            <text:p>23/03/2022</text:p>
          </table:table-cell>
          <table:table-cell table:style-name="Default" table:content-validation-name="val1" office:value-type="string" calcext:value-type="string">
            <text:p>TORREJÓN SALUD, S.A.</text:p>
          </table:table-cell>
          <table:table-cell office:value-type="string" calcext:value-type="string">
            <text:p>Guardias ginecología marzo 2022: 24h x 25€/hora</text:p>
          </table:table-cell>
          <table:table-cell office:value-type="currency" office:currency="EUR" office:value="600" calcext:value-type="currency">
            <text:p>600,00 €</text:p>
          </table:table-cell>
          <table:table-cell table:formula="of:=IF([.E6]&lt;&gt;&quot;&quot;;0.15*[.E6];&quot;&quot;)" office:value-type="currency" office:currency="EUR" office:value="90" calcext:value-type="currency">
            <text:p>90,00 €</text:p>
          </table:table-cell>
          <table:table-cell table:formula="of:=IF([.E6]&lt;&gt;&quot;&quot;;[.E6]-[.F6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04-12" calcext:value-type="date">
            <text:p>12/04/22</text:p>
          </table:table-cell>
          <table:table-cell table:formula="of:=IF([.E6]&lt;&gt;&quot;&quot;;IF([.H6]=&quot;&quot;;[.G6];&quot;&quot;);&quot;&quot;)">
            <text:p/>
          </table:table-cell>
          <table:table-cell table:formula="of:=IF([.B6]&lt;&gt;&quot;&quot;;IF([.H6]=&quot;&quot;;DAYS(TODAY();[.B6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date" office:date-value="2022-03-31" calcext:value-type="date">
            <text:p>31/03/2022</text:p>
          </table:table-cell>
          <table:table-cell table:style-name="Default" table:content-validation-name="val1" office:value-type="string" calcext:value-type="string">
            <text:p>AGRUPACIÓN GINECOLÓGICA ESPAÑOLA S.L.U</text:p>
          </table:table-cell>
          <table:table-cell office:value-type="string" calcext:value-type="string">
            <text:p>Consultas de ecografía marzo 2022 </text:p>
          </table:table-cell>
          <table:table-cell office:value-type="currency" office:currency="EUR" office:value="868.82" calcext:value-type="currency">
            <text:p>868,82 €</text:p>
          </table:table-cell>
          <table:table-cell table:formula="of:=IF([.E7]&lt;&gt;&quot;&quot;;0.15*[.E7];&quot;&quot;)" office:value-type="currency" office:currency="EUR" office:value="130.323" calcext:value-type="currency">
            <text:p>130,32 €</text:p>
          </table:table-cell>
          <table:table-cell table:formula="of:=IF([.E7]&lt;&gt;&quot;&quot;;[.E7]-[.F7];&quot;&quot;)" office:value-type="currency" office:currency="EUR" office:value="738.497" calcext:value-type="currency">
            <text:p>738,50 €</text:p>
          </table:table-cell>
          <table:table-cell table:style-name="ce6" office:value-type="date" office:date-value="2022-07-12" calcext:value-type="date">
            <text:p>12/07/22</text:p>
          </table:table-cell>
          <table:table-cell table:formula="of:=IF([.E7]&lt;&gt;&quot;&quot;;IF([.H7]=&quot;&quot;;[.G7];&quot;&quot;);&quot;&quot;)">
            <text:p/>
          </table:table-cell>
          <table:table-cell table:formula="of:=IF([.B7]&lt;&gt;&quot;&quot;;IF([.H7]=&quot;&quot;;DAYS(TODAY();[.B7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date" office:date-value="2022-04-20" calcext:value-type="date">
            <text:p>20/04/2022</text:p>
          </table:table-cell>
          <table:table-cell table:style-name="Default" table:content-validation-name="val1" office:value-type="string" calcext:value-type="string">
            <text:p>TORREJÓN SALUD, S.A.</text:p>
          </table:table-cell>
          <table:table-cell office:value-type="string" calcext:value-type="string">
            <text:p>Guardias ginecología abril 2022: 24h x 25€/hora</text:p>
          </table:table-cell>
          <table:table-cell office:value-type="currency" office:currency="EUR" office:value="600" calcext:value-type="currency">
            <text:p>600,00 €</text:p>
          </table:table-cell>
          <table:table-cell table:formula="of:=IF([.E8]&lt;&gt;&quot;&quot;;0.15*[.E8];&quot;&quot;)" office:value-type="currency" office:currency="EUR" office:value="90" calcext:value-type="currency">
            <text:p>90,00 €</text:p>
          </table:table-cell>
          <table:table-cell table:formula="of:=IF([.E8]&lt;&gt;&quot;&quot;;[.E8]-[.F8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05-07" calcext:value-type="date">
            <text:p>07/05/22</text:p>
          </table:table-cell>
          <table:table-cell table:formula="of:=IF([.E8]&lt;&gt;&quot;&quot;;IF([.H8]=&quot;&quot;;[.G8];&quot;&quot;);&quot;&quot;)">
            <text:p/>
          </table:table-cell>
          <table:table-cell table:formula="of:=IF([.B8]&lt;&gt;&quot;&quot;;IF([.H8]=&quot;&quot;;DAYS(TODAY();[.B8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date" office:date-value="2022-04-30" calcext:value-type="date">
            <text:p>30/04/2022</text:p>
          </table:table-cell>
          <table:table-cell table:style-name="Default" table:content-validation-name="val1" office:value-type="string" calcext:value-type="string">
            <text:p>AGRUPACIÓN GINECOLÓGICA ESPAÑOLA S.L.U</text:p>
          </table:table-cell>
          <table:table-cell office:value-type="string" calcext:value-type="string">
            <text:p>Consultas de ecografía abril 2022 </text:p>
          </table:table-cell>
          <table:table-cell office:value-type="currency" office:currency="EUR" office:value="482.98" calcext:value-type="currency">
            <text:p>482,98 €</text:p>
          </table:table-cell>
          <table:table-cell table:formula="of:=IF([.E9]&lt;&gt;&quot;&quot;;0.15*[.E9];&quot;&quot;)" office:value-type="currency" office:currency="EUR" office:value="72.447" calcext:value-type="currency">
            <text:p>72,45 €</text:p>
          </table:table-cell>
          <table:table-cell table:formula="of:=IF([.E9]&lt;&gt;&quot;&quot;;[.E9]-[.F9];&quot;&quot;)" office:value-type="currency" office:currency="EUR" office:value="410.533" calcext:value-type="currency">
            <text:p>410,53 €</text:p>
          </table:table-cell>
          <table:table-cell table:style-name="ce6" office:value-type="date" office:date-value="2022-08-09" calcext:value-type="date">
            <text:p>09/08/22</text:p>
          </table:table-cell>
          <table:table-cell table:formula="of:=IF([.E9]&lt;&gt;&quot;&quot;;IF([.H9]=&quot;&quot;;[.G9];&quot;&quot;);&quot;&quot;)">
            <text:p/>
          </table:table-cell>
          <table:table-cell table:formula="of:=IF([.B9]&lt;&gt;&quot;&quot;;IF([.H9]=&quot;&quot;;DAYS(TODAY();[.B9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date" office:date-value="2022-05-23" calcext:value-type="date">
            <text:p>23/05/2022</text:p>
          </table:table-cell>
          <table:table-cell table:style-name="Default" table:content-validation-name="val1" office:value-type="string" calcext:value-type="string">
            <text:p>TORREJÓN SALUD, S.A.</text:p>
          </table:table-cell>
          <table:table-cell office:value-type="string" calcext:value-type="string">
            <text:p>Guardias ginecología mayo 2022: 24h x 25€/hora</text:p>
          </table:table-cell>
          <table:table-cell office:value-type="currency" office:currency="EUR" office:value="600" calcext:value-type="currency">
            <text:p>600,00 €</text:p>
          </table:table-cell>
          <table:table-cell table:formula="of:=IF([.E10]&lt;&gt;&quot;&quot;;0.15*[.E10];&quot;&quot;)" office:value-type="currency" office:currency="EUR" office:value="90" calcext:value-type="currency">
            <text:p>90,00 €</text:p>
          </table:table-cell>
          <table:table-cell table:formula="of:=IF([.E10]&lt;&gt;&quot;&quot;;[.E10]-[.F10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06-10" calcext:value-type="date">
            <text:p>10/06/22</text:p>
          </table:table-cell>
          <table:table-cell table:formula="of:=IF([.E10]&lt;&gt;&quot;&quot;;IF([.H10]=&quot;&quot;;[.G10];&quot;&quot;);&quot;&quot;)">
            <text:p/>
          </table:table-cell>
          <table:table-cell table:formula="of:=IF([.B10]&lt;&gt;&quot;&quot;;IF([.H10]=&quot;&quot;;DAYS(TODAY();[.B10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2-05-31" calcext:value-type="date">
            <text:p>31/05/2022</text:p>
          </table:table-cell>
          <table:table-cell table:style-name="Default" table:content-validation-name="val1" office:value-type="string" calcext:value-type="string">
            <text:p>AGRUPACIÓN GINECOLÓGICA ESPAÑOLA S.L.U</text:p>
          </table:table-cell>
          <table:table-cell office:value-type="string" calcext:value-type="string">
            <text:p>Consultas de ecografía mayo 2022 </text:p>
          </table:table-cell>
          <table:table-cell office:value-type="currency" office:currency="EUR" office:value="1203.98" calcext:value-type="currency">
            <text:p>1.203,98 €</text:p>
          </table:table-cell>
          <table:table-cell table:formula="of:=IF([.E11]&lt;&gt;&quot;&quot;;0.15*[.E11];&quot;&quot;)" office:value-type="currency" office:currency="EUR" office:value="180.597" calcext:value-type="currency">
            <text:p>180,60 €</text:p>
          </table:table-cell>
          <table:table-cell table:formula="of:=IF([.E11]&lt;&gt;&quot;&quot;;[.E11]-[.F11];&quot;&quot;)" office:value-type="currency" office:currency="EUR" office:value="1023.383" calcext:value-type="currency">
            <text:p>1.023,38 €</text:p>
          </table:table-cell>
          <table:table-cell table:style-name="ce6" office:value-type="date" office:date-value="2022-09-09" calcext:value-type="date">
            <text:p>09/09/22</text:p>
          </table:table-cell>
          <table:table-cell table:formula="of:=IF([.E11]&lt;&gt;&quot;&quot;;IF([.H11]=&quot;&quot;;[.G11];&quot;&quot;);&quot;&quot;)">
            <text:p/>
          </table:table-cell>
          <table:table-cell table:formula="of:=IF([.B11]&lt;&gt;&quot;&quot;;IF([.H11]=&quot;&quot;;DAYS(TODAY();[.B11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2-06-25" calcext:value-type="date">
            <text:p>25/06/2022</text:p>
          </table:table-cell>
          <table:table-cell table:style-name="Default" table:content-validation-name="val1" office:value-type="string" calcext:value-type="string">
            <text:p>TORREJÓN SALUD, S.A.</text:p>
          </table:table-cell>
          <table:table-cell office:value-type="string" calcext:value-type="string">
            <text:p>Guardias ginecología junio 2022: 24h x 25€/hora</text:p>
          </table:table-cell>
          <table:table-cell office:value-type="currency" office:currency="EUR" office:value="600" calcext:value-type="currency">
            <text:p>600,00 €</text:p>
          </table:table-cell>
          <table:table-cell table:formula="of:=IF([.E12]&lt;&gt;&quot;&quot;;0.15*[.E12];&quot;&quot;)" office:value-type="currency" office:currency="EUR" office:value="90" calcext:value-type="currency">
            <text:p>90,00 €</text:p>
          </table:table-cell>
          <table:table-cell table:formula="of:=IF([.E12]&lt;&gt;&quot;&quot;;[.E12]-[.F12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07-18" calcext:value-type="date">
            <text:p>18/07/22</text:p>
          </table:table-cell>
          <table:table-cell table:formula="of:=IF([.E12]&lt;&gt;&quot;&quot;;IF([.H12]=&quot;&quot;;[.G12];&quot;&quot;);&quot;&quot;)">
            <text:p/>
          </table:table-cell>
          <table:table-cell table:formula="of:=IF([.B12]&lt;&gt;&quot;&quot;;IF([.H12]=&quot;&quot;;DAYS(TODAY();[.B12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2-06-30" calcext:value-type="date">
            <text:p>30/06/2022</text:p>
          </table:table-cell>
          <table:table-cell table:style-name="Default" table:content-validation-name="val1" office:value-type="string" calcext:value-type="string">
            <text:p>AGRUPACIÓN GINECOLÓGICA ESPAÑOLA S.L.U</text:p>
          </table:table-cell>
          <table:table-cell office:value-type="string" calcext:value-type="string">
            <text:p>Consultas de ecografía junio 2022 </text:p>
          </table:table-cell>
          <table:table-cell office:value-type="currency" office:currency="EUR" office:value="681.65" calcext:value-type="currency">
            <text:p>681,65 €</text:p>
          </table:table-cell>
          <table:table-cell table:formula="of:=IF([.E13]&lt;&gt;&quot;&quot;;0.15*[.E13];&quot;&quot;)" office:value-type="currency" office:currency="EUR" office:value="102.2475" calcext:value-type="currency">
            <text:p>102,25 €</text:p>
          </table:table-cell>
          <table:table-cell table:formula="of:=IF([.E13]&lt;&gt;&quot;&quot;;[.E13]-[.F13];&quot;&quot;)" office:value-type="currency" office:currency="EUR" office:value="579.4025" calcext:value-type="currency">
            <text:p>579,40 €</text:p>
          </table:table-cell>
          <table:table-cell table:style-name="ce6" office:value-type="date" office:date-value="2022-10-05" calcext:value-type="date">
            <text:p>05/10/22</text:p>
          </table:table-cell>
          <table:table-cell table:formula="of:=IF([.E13]&lt;&gt;&quot;&quot;;IF([.H13]=&quot;&quot;;[.G13];&quot;&quot;);&quot;&quot;)">
            <text:p/>
          </table:table-cell>
          <table:table-cell table:formula="of:=IF([.B13]&lt;&gt;&quot;&quot;;IF([.H13]=&quot;&quot;;DAYS(TODAY();[.B13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2-07-25" calcext:value-type="date">
            <text:p>25/07/2022</text:p>
          </table:table-cell>
          <table:table-cell table:style-name="Default" table:content-validation-name="val1" office:value-type="string" calcext:value-type="string">
            <text:p>TORREJÓN SALUD, S.A.</text:p>
          </table:table-cell>
          <table:table-cell office:value-type="string" calcext:value-type="string">
            <text:p>Guardias ginecología julio 2022: 24h x 25€/hora</text:p>
          </table:table-cell>
          <table:table-cell office:value-type="currency" office:currency="EUR" office:value="600" calcext:value-type="currency">
            <text:p>600,00 €</text:p>
          </table:table-cell>
          <table:table-cell table:formula="of:=IF([.E14]&lt;&gt;&quot;&quot;;0.15*[.E14];&quot;&quot;)" office:value-type="currency" office:currency="EUR" office:value="90" calcext:value-type="currency">
            <text:p>90,00 €</text:p>
          </table:table-cell>
          <table:table-cell table:formula="of:=IF([.E14]&lt;&gt;&quot;&quot;;[.E14]-[.F14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08-13" calcext:value-type="date">
            <text:p>13/08/22</text:p>
          </table:table-cell>
          <table:table-cell table:formula="of:=IF([.E14]&lt;&gt;&quot;&quot;;IF([.H14]=&quot;&quot;;[.G14];&quot;&quot;);&quot;&quot;)">
            <text:p/>
          </table:table-cell>
          <table:table-cell table:formula="of:=IF([.B14]&lt;&gt;&quot;&quot;;IF([.H14]=&quot;&quot;;DAYS(TODAY();[.B14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2-07-31" calcext:value-type="date">
            <text:p>31/07/2022</text:p>
          </table:table-cell>
          <table:table-cell table:style-name="Default" table:content-validation-name="val1" office:value-type="string" calcext:value-type="string">
            <text:p>AGRUPACIÓN GINECOLÓGICA ESPAÑOLA S.L.U</text:p>
          </table:table-cell>
          <table:table-cell office:value-type="string" calcext:value-type="string">
            <text:p>Consultas de ecografía julio 2022 </text:p>
          </table:table-cell>
          <table:table-cell office:value-type="currency" office:currency="EUR" office:value="1040.09" calcext:value-type="currency">
            <text:p>1.040,09 €</text:p>
          </table:table-cell>
          <table:table-cell table:formula="of:=IF([.E15]&lt;&gt;&quot;&quot;;0.15*[.E15];&quot;&quot;)" office:value-type="currency" office:currency="EUR" office:value="156.0135" calcext:value-type="currency">
            <text:p>156,01 €</text:p>
          </table:table-cell>
          <table:table-cell table:formula="of:=IF([.E15]&lt;&gt;&quot;&quot;;[.E15]-[.F15];&quot;&quot;)" office:value-type="currency" office:currency="EUR" office:value="884.0765" calcext:value-type="currency">
            <text:p>884,08 €</text:p>
          </table:table-cell>
          <table:table-cell table:style-name="ce6" office:value-type="date" office:date-value="2022-11-11" calcext:value-type="date">
            <text:p>11/11/22</text:p>
          </table:table-cell>
          <table:table-cell table:formula="of:=IF([.E15]&lt;&gt;&quot;&quot;;IF([.H15]=&quot;&quot;;[.G15];&quot;&quot;);&quot;&quot;)">
            <text:p/>
          </table:table-cell>
          <table:table-cell table:formula="of:=IF([.B15]&lt;&gt;&quot;&quot;;IF([.H15]=&quot;&quot;;DAYS(TODAY();[.B15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2-08-22" calcext:value-type="date">
            <text:p>22/08/2022</text:p>
          </table:table-cell>
          <table:table-cell table:content-validation-name="val1" office:value-type="string" calcext:value-type="string">
            <text:p>TORREJÓN SALUD, S.A.</text:p>
          </table:table-cell>
          <table:table-cell office:value-type="string" calcext:value-type="string">
            <text:p>Guardias ginecología agosto 2022: 24h x 25€/hora</text:p>
          </table:table-cell>
          <table:table-cell office:value-type="currency" office:currency="EUR" office:value="600" calcext:value-type="currency">
            <text:p>600,00 €</text:p>
          </table:table-cell>
          <table:table-cell table:formula="of:=IF([.E16]&lt;&gt;&quot;&quot;;0.15*[.E16];&quot;&quot;)" office:value-type="currency" office:currency="EUR" office:value="90" calcext:value-type="currency">
            <text:p>90,00 €</text:p>
          </table:table-cell>
          <table:table-cell table:formula="of:=IF([.E16]&lt;&gt;&quot;&quot;;[.E16]-[.F16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09-08" calcext:value-type="date">
            <text:p>08/09/22</text:p>
          </table:table-cell>
          <table:table-cell table:formula="of:=IF([.E16]&lt;&gt;&quot;&quot;;IF([.H16]=&quot;&quot;;[.G16];&quot;&quot;);&quot;&quot;)">
            <text:p/>
          </table:table-cell>
          <table:table-cell table:formula="of:=IF([.B16]&lt;&gt;&quot;&quot;;IF([.H16]=&quot;&quot;;DAYS(TODAY();[.B16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2-08-31" calcext:value-type="date">
            <text:p>31/08/2022</text:p>
          </table:table-cell>
          <table:table-cell table:content-validation-name="val1" office:value-type="string" calcext:value-type="string">
            <text:p>AGRUPACIÓN GINECOLÓGICA ESPAÑOLA S.L.U</text:p>
          </table:table-cell>
          <table:table-cell office:value-type="string" calcext:value-type="string">
            <text:p>Consultas de ecografía agosto 2022 </text:p>
          </table:table-cell>
          <table:table-cell office:value-type="currency" office:currency="EUR" office:value="2179.05" calcext:value-type="currency">
            <text:p>2.179,05 €</text:p>
          </table:table-cell>
          <table:table-cell table:formula="of:=IF([.E17]&lt;&gt;&quot;&quot;;0.15*[.E17];&quot;&quot;)" office:value-type="currency" office:currency="EUR" office:value="326.8575" calcext:value-type="currency">
            <text:p>326,86 €</text:p>
          </table:table-cell>
          <table:table-cell table:formula="of:=IF([.E17]&lt;&gt;&quot;&quot;;[.E17]-[.F17];&quot;&quot;)" office:value-type="currency" office:currency="EUR" office:value="1852.1925" calcext:value-type="currency">
            <text:p>1.852,19 €</text:p>
          </table:table-cell>
          <table:table-cell table:style-name="ce6" office:value-type="date" office:date-value="2022-12-07" calcext:value-type="date">
            <text:p>07/12/22</text:p>
          </table:table-cell>
          <table:table-cell table:formula="of:=IF([.E17]&lt;&gt;&quot;&quot;;IF([.H17]=&quot;&quot;;[.G17];&quot;&quot;);&quot;&quot;)">
            <text:p/>
          </table:table-cell>
          <table:table-cell table:formula="of:=IF([.B17]&lt;&gt;&quot;&quot;;IF([.H17]=&quot;&quot;;DAYS(TODAY();[.B17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2-09-21" calcext:value-type="date">
            <text:p>21/09/2022</text:p>
          </table:table-cell>
          <table:table-cell table:content-validation-name="val1" office:value-type="string" calcext:value-type="string">
            <text:p>TORREJÓN SALUD, S.A.</text:p>
          </table:table-cell>
          <table:table-cell office:value-type="string" calcext:value-type="string">
            <text:p>Guardias ginecología septiembre 2022: 24h x 25€/hora</text:p>
          </table:table-cell>
          <table:table-cell office:value-type="currency" office:currency="EUR" office:value="600" calcext:value-type="currency">
            <text:p>600,00 €</text:p>
          </table:table-cell>
          <table:table-cell table:formula="of:=IF([.E18]&lt;&gt;&quot;&quot;;0.15*[.E18];&quot;&quot;)" office:value-type="currency" office:currency="EUR" office:value="90" calcext:value-type="currency">
            <text:p>90,00 €</text:p>
          </table:table-cell>
          <table:table-cell table:formula="of:=IF([.E18]&lt;&gt;&quot;&quot;;[.E18]-[.F18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10-07" calcext:value-type="date">
            <text:p>07/10/22</text:p>
          </table:table-cell>
          <table:table-cell table:formula="of:=IF([.E18]&lt;&gt;&quot;&quot;;IF([.H18]=&quot;&quot;;[.G18];&quot;&quot;);&quot;&quot;)">
            <text:p/>
          </table:table-cell>
          <table:table-cell table:formula="of:=IF([.B18]&lt;&gt;&quot;&quot;;IF([.H18]=&quot;&quot;;DAYS(TODAY();[.B18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2-09-21" calcext:value-type="date">
            <text:p>21/09/2022</text:p>
          </table:table-cell>
          <table:table-cell table:content-validation-name="val1" office:value-type="string" calcext:value-type="string">
            <text:p>TORREJÓN SALUD, S.A.</text:p>
          </table:table-cell>
          <table:table-cell office:value-type="string" calcext:value-type="string">
            <text:p>Importe extra guardias verano: 72h x 5€ extra/hora</text:p>
          </table:table-cell>
          <table:table-cell office:value-type="currency" office:currency="EUR" office:value="360" calcext:value-type="currency">
            <text:p>360,00 €</text:p>
          </table:table-cell>
          <table:table-cell table:formula="of:=IF([.E19]&lt;&gt;&quot;&quot;;0.15*[.E19];&quot;&quot;)" office:value-type="currency" office:currency="EUR" office:value="54" calcext:value-type="currency">
            <text:p>54,00 €</text:p>
          </table:table-cell>
          <table:table-cell table:formula="of:=IF([.E19]&lt;&gt;&quot;&quot;;[.E19]-[.F19];&quot;&quot;)" office:value-type="currency" office:currency="EUR" office:value="306" calcext:value-type="currency">
            <text:p>306,00 €</text:p>
          </table:table-cell>
          <table:table-cell table:style-name="ce6" office:value-type="date" office:date-value="2022-10-07" calcext:value-type="date">
            <text:p>07/10/22</text:p>
          </table:table-cell>
          <table:table-cell table:formula="of:=IF([.E19]&lt;&gt;&quot;&quot;;IF([.H19]=&quot;&quot;;[.G19];&quot;&quot;);&quot;&quot;)">
            <text:p/>
          </table:table-cell>
          <table:table-cell table:formula="of:=IF([.B19]&lt;&gt;&quot;&quot;;IF([.H19]=&quot;&quot;;DAYS(TODAY();[.B19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2-09-30" calcext:value-type="date">
            <text:p>30/09/2022</text:p>
          </table:table-cell>
          <table:table-cell table:content-validation-name="val1" office:value-type="string" calcext:value-type="string">
            <text:p>AGRUPACIÓN GINECOLÓGICA ESPAÑOLA S.L.U</text:p>
          </table:table-cell>
          <table:table-cell office:value-type="string" calcext:value-type="string">
            <text:p>Consultas de ecografía septiembre 2022 </text:p>
          </table:table-cell>
          <table:table-cell office:value-type="currency" office:currency="EUR" office:value="545.45" calcext:value-type="currency">
            <text:p>545,45 €</text:p>
          </table:table-cell>
          <table:table-cell table:formula="of:=IF([.E20]&lt;&gt;&quot;&quot;;0.15*[.E20];&quot;&quot;)" office:value-type="currency" office:currency="EUR" office:value="81.8175" calcext:value-type="currency">
            <text:p>81,82 €</text:p>
          </table:table-cell>
          <table:table-cell table:formula="of:=IF([.E20]&lt;&gt;&quot;&quot;;[.E20]-[.F20];&quot;&quot;)" office:value-type="currency" office:currency="EUR" office:value="463.6325" calcext:value-type="currency">
            <text:p>463,63 €</text:p>
          </table:table-cell>
          <table:table-cell table:style-name="ce6" office:value-type="date" office:date-value="2023-01-13" calcext:value-type="date">
            <text:p>13/01/23</text:p>
          </table:table-cell>
          <table:table-cell table:formula="of:=IF([.E20]&lt;&gt;&quot;&quot;;IF([.H20]=&quot;&quot;;[.G20];&quot;&quot;);&quot;&quot;)">
            <text:p/>
          </table:table-cell>
          <table:table-cell table:formula="of:=IF([.B20]&lt;&gt;&quot;&quot;;IF([.H20]=&quot;&quot;;DAYS(TODAY();[.B20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2-10-31" calcext:value-type="date">
            <text:p>31/10/2022</text:p>
          </table:table-cell>
          <table:table-cell table:content-validation-name="val1" office:value-type="string" calcext:value-type="string">
            <text:p>AGRUPACIÓN GINECOLÓGICA ESPAÑOLA S.L.U</text:p>
          </table:table-cell>
          <table:table-cell office:value-type="string" calcext:value-type="string">
            <text:p>Consultas de ecografía octubre 2022 </text:p>
          </table:table-cell>
          <table:table-cell office:value-type="currency" office:currency="EUR" office:value="808.27" calcext:value-type="currency">
            <text:p>808,27 €</text:p>
          </table:table-cell>
          <table:table-cell table:formula="of:=IF([.E21]&lt;&gt;&quot;&quot;;0.15*[.E21];&quot;&quot;)" office:value-type="currency" office:currency="EUR" office:value="121.2405" calcext:value-type="currency">
            <text:p>121,24 €</text:p>
          </table:table-cell>
          <table:table-cell table:formula="of:=IF([.E21]&lt;&gt;&quot;&quot;;[.E21]-[.F21];&quot;&quot;)" office:value-type="currency" office:currency="EUR" office:value="687.0295" calcext:value-type="currency">
            <text:p>687,03 €</text:p>
          </table:table-cell>
          <table:table-cell table:style-name="ce6" office:value-type="date" office:date-value="2023-02-09" calcext:value-type="date">
            <text:p>09/02/23</text:p>
          </table:table-cell>
          <table:table-cell table:formula="of:=IF([.E21]&lt;&gt;&quot;&quot;;IF([.H21]=&quot;&quot;;[.G21];&quot;&quot;);&quot;&quot;)">
            <text:p/>
          </table:table-cell>
          <table:table-cell table:formula="of:=IF([.B21]&lt;&gt;&quot;&quot;;IF([.H21]=&quot;&quot;;DAYS(TODAY();[.B21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2-11-19" calcext:value-type="date">
            <text:p>19/11/2022</text:p>
          </table:table-cell>
          <table:table-cell table:content-validation-name="val1" office:value-type="string" calcext:value-type="string">
            <text:p>TORREJÓN SALUD, S.A.</text:p>
          </table:table-cell>
          <table:table-cell office:value-type="string" calcext:value-type="string">
            <text:p>Guardias ginecología noviembre 2022: 24h x 25€/hora</text:p>
          </table:table-cell>
          <table:table-cell office:value-type="currency" office:currency="EUR" office:value="600" calcext:value-type="currency">
            <text:p>600,00 €</text:p>
          </table:table-cell>
          <table:table-cell table:formula="of:=IF([.E22]&lt;&gt;&quot;&quot;;0.15*[.E22];&quot;&quot;)" office:value-type="currency" office:currency="EUR" office:value="90" calcext:value-type="currency">
            <text:p>90,00 €</text:p>
          </table:table-cell>
          <table:table-cell table:formula="of:=IF([.E22]&lt;&gt;&quot;&quot;;[.E22]-[.F22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2-12-06" calcext:value-type="date">
            <text:p>06/12/22</text:p>
          </table:table-cell>
          <table:table-cell table:formula="of:=IF([.E22]&lt;&gt;&quot;&quot;;IF([.H22]=&quot;&quot;;[.G22];&quot;&quot;);&quot;&quot;)">
            <text:p/>
          </table:table-cell>
          <table:table-cell table:formula="of:=IF([.B22]&lt;&gt;&quot;&quot;;IF([.H22]=&quot;&quot;;DAYS(TODAY();[.B22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2-11-30" calcext:value-type="date">
            <text:p>30/11/2022</text:p>
          </table:table-cell>
          <table:table-cell table:content-validation-name="val1" office:value-type="string" calcext:value-type="string">
            <text:p>AGRUPACIÓN GINECOLÓGICA ESPAÑOLA S.L.U</text:p>
          </table:table-cell>
          <table:table-cell office:value-type="string" calcext:value-type="string">
            <text:p>Consultas de ecografía noviembre 2022 </text:p>
          </table:table-cell>
          <table:table-cell office:value-type="currency" office:currency="EUR" office:value="1317.38" calcext:value-type="currency">
            <text:p>1.317,38 €</text:p>
          </table:table-cell>
          <table:table-cell table:formula="of:=IF([.E23]&lt;&gt;&quot;&quot;;0.15*[.E23];&quot;&quot;)" office:value-type="currency" office:currency="EUR" office:value="197.607" calcext:value-type="currency">
            <text:p>197,61 €</text:p>
          </table:table-cell>
          <table:table-cell table:formula="of:=IF([.E23]&lt;&gt;&quot;&quot;;[.E23]-[.F23];&quot;&quot;)" office:value-type="currency" office:currency="EUR" office:value="1119.773" calcext:value-type="currency">
            <text:p>1.119,77 €</text:p>
          </table:table-cell>
          <table:table-cell/>
          <table:table-cell table:formula="of:=IF([.E23]&lt;&gt;&quot;&quot;;IF([.H23]=&quot;&quot;;[.G23];&quot;&quot;);&quot;&quot;)" office:value-type="currency" office:currency="EUR" office:value="1119.773" calcext:value-type="currency">
            <text:p>1.119,77 €</text:p>
          </table:table-cell>
          <table:table-cell table:formula="of:=IF([.B23]&lt;&gt;&quot;&quot;;IF([.H23]=&quot;&quot;;DAYS(TODAY();[.B23]);&quot;&quot;);&quot;&quot;)" office:value-type="float" office:value="153" calcext:value-type="float">
            <text:p>153</text:p>
          </table:table-cell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2-12-20" calcext:value-type="date">
            <text:p>20/12/2022</text:p>
          </table:table-cell>
          <table:table-cell table:content-validation-name="val1" office:value-type="string" calcext:value-type="string">
            <text:p>TORREJÓN SALUD, S.A.</text:p>
          </table:table-cell>
          <table:table-cell office:value-type="string" calcext:value-type="string">
            <text:p>Guardias ginecología diciembre 2022: 24h x 25€/hora</text:p>
          </table:table-cell>
          <table:table-cell office:value-type="currency" office:currency="EUR" office:value="600" calcext:value-type="currency">
            <text:p>600,00 €</text:p>
          </table:table-cell>
          <table:table-cell table:formula="of:=IF([.E24]&lt;&gt;&quot;&quot;;0.15*[.E24];&quot;&quot;)" office:value-type="currency" office:currency="EUR" office:value="90" calcext:value-type="currency">
            <text:p>90,00 €</text:p>
          </table:table-cell>
          <table:table-cell table:formula="of:=IF([.E24]&lt;&gt;&quot;&quot;;[.E24]-[.F24];&quot;&quot;)" office:value-type="currency" office:currency="EUR" office:value="510" calcext:value-type="currency">
            <text:p>510,00 €</text:p>
          </table:table-cell>
          <table:table-cell table:style-name="ce6" office:value-type="date" office:date-value="2023-01-13" calcext:value-type="date">
            <text:p>13/01/23</text:p>
          </table:table-cell>
          <table:table-cell table:formula="of:=IF([.E24]&lt;&gt;&quot;&quot;;IF([.H24]=&quot;&quot;;[.G24];&quot;&quot;);&quot;&quot;)">
            <text:p/>
          </table:table-cell>
          <table:table-cell table:formula="of:=IF([.B24]&lt;&gt;&quot;&quot;;IF([.H24]=&quot;&quot;;DAYS(TODAY();[.B24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2-12-31" calcext:value-type="date">
            <text:p>31/12/2022</text:p>
          </table:table-cell>
          <table:table-cell table:content-validation-name="val1" office:value-type="string" calcext:value-type="string">
            <text:p>AGRUPACIÓN GINECOLÓGICA ESPAÑOLA S.L.U</text:p>
          </table:table-cell>
          <table:table-cell office:value-type="string" calcext:value-type="string">
            <text:p>Consultas de ecografía diciembre 2022 </text:p>
          </table:table-cell>
          <table:table-cell office:value-type="currency" office:currency="EUR" office:value="1182.86" calcext:value-type="currency">
            <text:p>1.182,86 €</text:p>
          </table:table-cell>
          <table:table-cell table:formula="of:=IF([.E25]&lt;&gt;&quot;&quot;;0.15*[.E25];&quot;&quot;)" office:value-type="currency" office:currency="EUR" office:value="177.429" calcext:value-type="currency">
            <text:p>177,43 €</text:p>
          </table:table-cell>
          <table:table-cell table:formula="of:=IF([.E25]&lt;&gt;&quot;&quot;;[.E25]-[.F25];&quot;&quot;)" office:value-type="currency" office:currency="EUR" office:value="1005.431" calcext:value-type="currency">
            <text:p>1.005,43 €</text:p>
          </table:table-cell>
          <table:table-cell/>
          <table:table-cell table:formula="of:=IF([.E25]&lt;&gt;&quot;&quot;;IF([.H25]=&quot;&quot;;[.G25];&quot;&quot;);&quot;&quot;)" office:value-type="currency" office:currency="EUR" office:value="1005.431" calcext:value-type="currency">
            <text:p>1.005,43 €</text:p>
          </table:table-cell>
          <table:table-cell table:formula="of:=IF([.B25]&lt;&gt;&quot;&quot;;IF([.H25]=&quot;&quot;;DAYS(TODAY();[.B25]);&quot;&quot;);&quot;&quot;)" office:value-type="float" office:value="122" calcext:value-type="float">
            <text:p>122</text:p>
          </table:table-cell>
          <table:table-cell table:number-columns-repeated="1014"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content-validation-name="val1"/>
          <table:table-cell table:number-columns-repeated="2"/>
          <table:table-cell table:formula="of:=IF([.E26]&lt;&gt;&quot;&quot;;0.15*[.E26];&quot;&quot;)">
            <text:p/>
          </table:table-cell>
          <table:table-cell table:formula="of:=IF([.E26]&lt;&gt;&quot;&quot;;[.E26]-[.F26];&quot;&quot;)">
            <text:p/>
          </table:table-cell>
          <table:table-cell/>
          <table:table-cell table:formula="of:=IF([.E26]&lt;&gt;&quot;&quot;;IF([.H26]=&quot;&quot;;[.G26];&quot;&quot;);&quot;&quot;)">
            <text:p/>
          </table:table-cell>
          <table:table-cell table:formula="of:=IF([.B26]&lt;&gt;&quot;&quot;;IF([.H26]=&quot;&quot;;DAYS(TODAY();[.B26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content-validation-name="val1"/>
          <table:table-cell table:number-columns-repeated="2"/>
          <table:table-cell table:formula="of:=IF([.E27]&lt;&gt;&quot;&quot;;0.15*[.E27];&quot;&quot;)">
            <text:p/>
          </table:table-cell>
          <table:table-cell table:formula="of:=IF([.E27]&lt;&gt;&quot;&quot;;[.E27]-[.F27];&quot;&quot;)">
            <text:p/>
          </table:table-cell>
          <table:table-cell/>
          <table:table-cell table:formula="of:=IF([.E27]&lt;&gt;&quot;&quot;;IF([.H27]=&quot;&quot;;[.G27];&quot;&quot;);&quot;&quot;)">
            <text:p/>
          </table:table-cell>
          <table:table-cell table:formula="of:=IF([.B27]&lt;&gt;&quot;&quot;;IF([.H27]=&quot;&quot;;DAYS(TODAY();[.B27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content-validation-name="val1"/>
          <table:table-cell table:number-columns-repeated="2"/>
          <table:table-cell table:formula="of:=IF([.E28]&lt;&gt;&quot;&quot;;0.15*[.E28];&quot;&quot;)">
            <text:p/>
          </table:table-cell>
          <table:table-cell table:formula="of:=IF([.E28]&lt;&gt;&quot;&quot;;[.E28]-[.F28];&quot;&quot;)">
            <text:p/>
          </table:table-cell>
          <table:table-cell/>
          <table:table-cell table:formula="of:=IF([.E28]&lt;&gt;&quot;&quot;;IF([.H28]=&quot;&quot;;[.G28];&quot;&quot;);&quot;&quot;)">
            <text:p/>
          </table:table-cell>
          <table:table-cell table:formula="of:=IF([.B28]&lt;&gt;&quot;&quot;;IF([.H28]=&quot;&quot;;DAYS(TODAY();[.B28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content-validation-name="val1"/>
          <table:table-cell table:number-columns-repeated="2"/>
          <table:table-cell table:formula="of:=IF([.E29]&lt;&gt;&quot;&quot;;0.15*[.E29];&quot;&quot;)">
            <text:p/>
          </table:table-cell>
          <table:table-cell table:formula="of:=IF([.E29]&lt;&gt;&quot;&quot;;[.E29]-[.F29];&quot;&quot;)">
            <text:p/>
          </table:table-cell>
          <table:table-cell/>
          <table:table-cell table:formula="of:=IF([.E29]&lt;&gt;&quot;&quot;;IF([.H29]=&quot;&quot;;[.G29];&quot;&quot;);&quot;&quot;)">
            <text:p/>
          </table:table-cell>
          <table:table-cell table:formula="of:=IF([.B29]&lt;&gt;&quot;&quot;;IF([.H29]=&quot;&quot;;DAYS(TODAY();[.B29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content-validation-name="val1"/>
          <table:table-cell table:number-columns-repeated="2"/>
          <table:table-cell table:formula="of:=IF([.E30]&lt;&gt;&quot;&quot;;0.15*[.E30];&quot;&quot;)">
            <text:p/>
          </table:table-cell>
          <table:table-cell table:formula="of:=IF([.E30]&lt;&gt;&quot;&quot;;[.E30]-[.F30];&quot;&quot;)">
            <text:p/>
          </table:table-cell>
          <table:table-cell/>
          <table:table-cell table:formula="of:=IF([.E30]&lt;&gt;&quot;&quot;;IF([.H30]=&quot;&quot;;[.G30];&quot;&quot;);&quot;&quot;)">
            <text:p/>
          </table:table-cell>
          <table:table-cell table:formula="of:=IF([.B30]&lt;&gt;&quot;&quot;;IF([.H30]=&quot;&quot;;DAYS(TODAY();[.B30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content-validation-name="val1"/>
          <table:table-cell table:number-columns-repeated="2"/>
          <table:table-cell table:formula="of:=IF([.E31]&lt;&gt;&quot;&quot;;0.15*[.E31];&quot;&quot;)">
            <text:p/>
          </table:table-cell>
          <table:table-cell table:formula="of:=IF([.E31]&lt;&gt;&quot;&quot;;[.E31]-[.F31];&quot;&quot;)">
            <text:p/>
          </table:table-cell>
          <table:table-cell/>
          <table:table-cell table:formula="of:=IF([.E31]&lt;&gt;&quot;&quot;;IF([.H31]=&quot;&quot;;[.G31];&quot;&quot;);&quot;&quot;)">
            <text:p/>
          </table:table-cell>
          <table:table-cell table:formula="of:=IF([.B31]&lt;&gt;&quot;&quot;;IF([.H31]=&quot;&quot;;DAYS(TODAY();[.B31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content-validation-name="val1"/>
          <table:table-cell table:number-columns-repeated="2"/>
          <table:table-cell table:formula="of:=IF([.E32]&lt;&gt;&quot;&quot;;0.15*[.E32];&quot;&quot;)">
            <text:p/>
          </table:table-cell>
          <table:table-cell table:formula="of:=IF([.E32]&lt;&gt;&quot;&quot;;[.E32]-[.F32];&quot;&quot;)">
            <text:p/>
          </table:table-cell>
          <table:table-cell/>
          <table:table-cell table:formula="of:=IF([.E32]&lt;&gt;&quot;&quot;;IF([.H32]=&quot;&quot;;[.G32];&quot;&quot;);&quot;&quot;)">
            <text:p/>
          </table:table-cell>
          <table:table-cell table:formula="of:=IF([.B32]&lt;&gt;&quot;&quot;;IF([.H32]=&quot;&quot;;DAYS(TODAY();[.B32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content-validation-name="val1"/>
          <table:table-cell table:number-columns-repeated="2"/>
          <table:table-cell table:formula="of:=IF([.E33]&lt;&gt;&quot;&quot;;0.15*[.E33];&quot;&quot;)">
            <text:p/>
          </table:table-cell>
          <table:table-cell table:formula="of:=IF([.E33]&lt;&gt;&quot;&quot;;[.E33]-[.F33];&quot;&quot;)">
            <text:p/>
          </table:table-cell>
          <table:table-cell/>
          <table:table-cell table:formula="of:=IF([.E33]&lt;&gt;&quot;&quot;;IF([.H33]=&quot;&quot;;[.G33];&quot;&quot;);&quot;&quot;)">
            <text:p/>
          </table:table-cell>
          <table:table-cell table:formula="of:=IF([.B33]&lt;&gt;&quot;&quot;;IF([.H33]=&quot;&quot;;DAYS(TODAY();[.B33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table:content-validation-name="val1"/>
          <table:table-cell table:number-columns-repeated="2"/>
          <table:table-cell table:formula="of:=IF([.E34]&lt;&gt;&quot;&quot;;0.15*[.E34];&quot;&quot;)">
            <text:p/>
          </table:table-cell>
          <table:table-cell table:formula="of:=IF([.E34]&lt;&gt;&quot;&quot;;[.E34]-[.F34];&quot;&quot;)">
            <text:p/>
          </table:table-cell>
          <table:table-cell/>
          <table:table-cell table:formula="of:=IF([.E34]&lt;&gt;&quot;&quot;;IF([.H34]=&quot;&quot;;[.G34];&quot;&quot;);&quot;&quot;)">
            <text:p/>
          </table:table-cell>
          <table:table-cell table:formula="of:=IF([.B34]&lt;&gt;&quot;&quot;;IF([.H34]=&quot;&quot;;DAYS(TODAY();[.B34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table:content-validation-name="val1"/>
          <table:table-cell table:number-columns-repeated="2"/>
          <table:table-cell table:formula="of:=IF([.E35]&lt;&gt;&quot;&quot;;0.15*[.E35];&quot;&quot;)">
            <text:p/>
          </table:table-cell>
          <table:table-cell table:formula="of:=IF([.E35]&lt;&gt;&quot;&quot;;[.E35]-[.F35];&quot;&quot;)">
            <text:p/>
          </table:table-cell>
          <table:table-cell/>
          <table:table-cell table:formula="of:=IF([.E35]&lt;&gt;&quot;&quot;;IF([.H35]=&quot;&quot;;[.G35];&quot;&quot;);&quot;&quot;)">
            <text:p/>
          </table:table-cell>
          <table:table-cell table:formula="of:=IF([.B35]&lt;&gt;&quot;&quot;;IF([.H35]=&quot;&quot;;DAYS(TODAY();[.B35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content-validation-name="val1"/>
          <table:table-cell table:number-columns-repeated="2"/>
          <table:table-cell table:formula="of:=IF([.E36]&lt;&gt;&quot;&quot;;0.15*[.E36];&quot;&quot;)">
            <text:p/>
          </table:table-cell>
          <table:table-cell table:formula="of:=IF([.E36]&lt;&gt;&quot;&quot;;[.E36]-[.F36];&quot;&quot;)">
            <text:p/>
          </table:table-cell>
          <table:table-cell/>
          <table:table-cell table:formula="of:=IF([.E36]&lt;&gt;&quot;&quot;;IF([.H36]=&quot;&quot;;[.G36];&quot;&quot;);&quot;&quot;)">
            <text:p/>
          </table:table-cell>
          <table:table-cell table:formula="of:=IF([.B36]&lt;&gt;&quot;&quot;;IF([.H36]=&quot;&quot;;DAYS(TODAY();[.B36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content-validation-name="val1"/>
          <table:table-cell table:number-columns-repeated="2"/>
          <table:table-cell table:formula="of:=IF([.E37]&lt;&gt;&quot;&quot;;0.15*[.E37];&quot;&quot;)">
            <text:p/>
          </table:table-cell>
          <table:table-cell table:formula="of:=IF([.E37]&lt;&gt;&quot;&quot;;[.E37]-[.F37];&quot;&quot;)">
            <text:p/>
          </table:table-cell>
          <table:table-cell/>
          <table:table-cell table:formula="of:=IF([.E37]&lt;&gt;&quot;&quot;;IF([.H37]=&quot;&quot;;[.G37];&quot;&quot;);&quot;&quot;)">
            <text:p/>
          </table:table-cell>
          <table:table-cell table:formula="of:=IF([.B37]&lt;&gt;&quot;&quot;;IF([.H37]=&quot;&quot;;DAYS(TODAY();[.B37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table:content-validation-name="val1"/>
          <table:table-cell table:number-columns-repeated="2"/>
          <table:table-cell table:formula="of:=IF([.E38]&lt;&gt;&quot;&quot;;0.15*[.E38];&quot;&quot;)">
            <text:p/>
          </table:table-cell>
          <table:table-cell table:formula="of:=IF([.E38]&lt;&gt;&quot;&quot;;[.E38]-[.F38];&quot;&quot;)">
            <text:p/>
          </table:table-cell>
          <table:table-cell/>
          <table:table-cell table:formula="of:=IF([.E38]&lt;&gt;&quot;&quot;;IF([.H38]=&quot;&quot;;[.G38];&quot;&quot;);&quot;&quot;)">
            <text:p/>
          </table:table-cell>
          <table:table-cell table:formula="of:=IF([.B38]&lt;&gt;&quot;&quot;;IF([.H38]=&quot;&quot;;DAYS(TODAY();[.B38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content-validation-name="val1"/>
          <table:table-cell table:number-columns-repeated="2"/>
          <table:table-cell table:formula="of:=IF([.E39]&lt;&gt;&quot;&quot;;0.15*[.E39];&quot;&quot;)">
            <text:p/>
          </table:table-cell>
          <table:table-cell table:formula="of:=IF([.E39]&lt;&gt;&quot;&quot;;[.E39]-[.F39];&quot;&quot;)">
            <text:p/>
          </table:table-cell>
          <table:table-cell/>
          <table:table-cell table:formula="of:=IF([.E39]&lt;&gt;&quot;&quot;;IF([.H39]=&quot;&quot;;[.G39];&quot;&quot;);&quot;&quot;)">
            <text:p/>
          </table:table-cell>
          <table:table-cell table:formula="of:=IF([.B39]&lt;&gt;&quot;&quot;;IF([.H39]=&quot;&quot;;DAYS(TODAY();[.B39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content-validation-name="val1"/>
          <table:table-cell table:number-columns-repeated="2"/>
          <table:table-cell table:formula="of:=IF([.E40]&lt;&gt;&quot;&quot;;0.15*[.E40];&quot;&quot;)">
            <text:p/>
          </table:table-cell>
          <table:table-cell table:formula="of:=IF([.E40]&lt;&gt;&quot;&quot;;[.E40]-[.F40];&quot;&quot;)">
            <text:p/>
          </table:table-cell>
          <table:table-cell/>
          <table:table-cell table:formula="of:=IF([.E40]&lt;&gt;&quot;&quot;;IF([.H40]=&quot;&quot;;[.G40];&quot;&quot;);&quot;&quot;)">
            <text:p/>
          </table:table-cell>
          <table:table-cell table:formula="of:=IF([.B40]&lt;&gt;&quot;&quot;;IF([.H40]=&quot;&quot;;DAYS(TODAY();[.B40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content-validation-name="val1"/>
          <table:table-cell table:number-columns-repeated="2"/>
          <table:table-cell table:formula="of:=IF([.E41]&lt;&gt;&quot;&quot;;0.15*[.E41];&quot;&quot;)">
            <text:p/>
          </table:table-cell>
          <table:table-cell table:formula="of:=IF([.E41]&lt;&gt;&quot;&quot;;[.E41]-[.F41];&quot;&quot;)">
            <text:p/>
          </table:table-cell>
          <table:table-cell/>
          <table:table-cell table:formula="of:=IF([.E41]&lt;&gt;&quot;&quot;;IF([.H41]=&quot;&quot;;[.G41];&quot;&quot;);&quot;&quot;)">
            <text:p/>
          </table:table-cell>
          <table:table-cell table:formula="of:=IF([.B41]&lt;&gt;&quot;&quot;;IF([.H41]=&quot;&quot;;DAYS(TODAY();[.B41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content-validation-name="val1"/>
          <table:table-cell table:number-columns-repeated="2"/>
          <table:table-cell table:formula="of:=IF([.E42]&lt;&gt;&quot;&quot;;0.15*[.E42];&quot;&quot;)">
            <text:p/>
          </table:table-cell>
          <table:table-cell table:formula="of:=IF([.E42]&lt;&gt;&quot;&quot;;[.E42]-[.F42];&quot;&quot;)">
            <text:p/>
          </table:table-cell>
          <table:table-cell/>
          <table:table-cell table:formula="of:=IF([.E42]&lt;&gt;&quot;&quot;;IF([.H42]=&quot;&quot;;[.G42];&quot;&quot;);&quot;&quot;)">
            <text:p/>
          </table:table-cell>
          <table:table-cell table:formula="of:=IF([.B42]&lt;&gt;&quot;&quot;;IF([.H42]=&quot;&quot;;DAYS(TODAY();[.B42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table:content-validation-name="val1"/>
          <table:table-cell table:number-columns-repeated="2"/>
          <table:table-cell table:formula="of:=IF([.E43]&lt;&gt;&quot;&quot;;0.15*[.E43];&quot;&quot;)">
            <text:p/>
          </table:table-cell>
          <table:table-cell table:formula="of:=IF([.E43]&lt;&gt;&quot;&quot;;[.E43]-[.F43];&quot;&quot;)">
            <text:p/>
          </table:table-cell>
          <table:table-cell/>
          <table:table-cell table:formula="of:=IF([.E43]&lt;&gt;&quot;&quot;;IF([.H43]=&quot;&quot;;[.G43];&quot;&quot;);&quot;&quot;)">
            <text:p/>
          </table:table-cell>
          <table:table-cell table:formula="of:=IF([.B43]&lt;&gt;&quot;&quot;;IF([.H43]=&quot;&quot;;DAYS(TODAY();[.B43]);&quot;&quot;);&quot;&quot;)">
            <text:p/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content-validation-name="val1"/>
          <table:table-cell table:number-columns-repeated="2"/>
          <table:table-cell table:formula="of:=IF([.E44]&lt;&gt;&quot;&quot;;0.15*[.E44];&quot;&quot;)">
            <text:p/>
          </table:table-cell>
          <table:table-cell table:formula="of:=IF([.E44]&lt;&gt;&quot;&quot;;[.E44]-[.F44];&quot;&quot;)">
            <text:p/>
          </table:table-cell>
          <table:table-cell/>
          <table:table-cell table:formula="of:=IF([.E44]&lt;&gt;&quot;&quot;;IF([.H44]=&quot;&quot;;[.G44];&quot;&quot;);&quot;&quot;)">
            <text:p/>
          </table:table-cell>
          <table:table-cell table:formula="of:=IF([.B44]&lt;&gt;&quot;&quot;;IF([.H44]=&quot;&quot;;DAYS(TODAY();[.B44]);&quot;&quot;);&quot;&quot;)">
            <text:p/>
          </table:table-cell>
          <table:table-cell table:number-columns-repeated="1014"/>
        </table:table-row>
        <table:table-row table:style-name="ro2" table:number-rows-repeated="1048531">
          <table:table-cell table:number-columns-repeated="2"/>
          <table:table-cell table:content-validation-name="val1"/>
          <table:table-cell table:number-columns-repeated="1021"/>
        </table:table-row>
        <table:table-row table:style-name="ro2">
          <table:table-cell table:number-columns-repeated="2"/>
          <table:table-cell table:content-validation-name="val1"/>
          <table:table-cell table:number-columns-repeated="1021"/>
        </table:table-row>
      </table:table>
      <table:table table:name="Cliente" table:style-name="ta3">
        <table:table-column table:style-name="co34" table:default-cell-style-name="ce81"/>
        <table:table-column table:style-name="co38" table:default-cell-style-name="ce81"/>
        <table:table-column table:style-name="co34" table:default-cell-style-name="ce81"/>
        <table:table-column table:style-name="co39" table:default-cell-style-name="ce81"/>
        <table:table-column table:style-name="co40" table:default-cell-style-name="ce81"/>
        <table:table-column table:style-name="co41" table:default-cell-style-name="ce81"/>
        <table:table-column table:style-name="co42" table:default-cell-style-name="ce81"/>
        <table:table-column table:style-name="co37" table:number-columns-repeated="1017" table:default-cell-style-name="ce81"/>
        <table:table-row table:style-name="ro2">
          <table:table-cell table:style-name="ce80" office:value-type="string" calcext:value-type="string">
            <text:p>Núm Cliente</text:p>
          </table:table-cell>
          <table:table-cell table:style-name="ce80" office:value-type="string" calcext:value-type="string">
            <text:p>Nombre/Razón social</text:p>
          </table:table-cell>
          <table:table-cell table:style-name="ce80" office:value-type="string" calcext:value-type="string">
            <text:p>NIF/CIF</text:p>
          </table:table-cell>
          <table:table-cell table:style-name="ce80" office:value-type="string" calcext:value-type="string">
            <text:p>Dirección</text:p>
          </table:table-cell>
          <table:table-cell table:style-name="ce80" office:value-type="string" calcext:value-type="string">
            <text:p>Código Postal</text:p>
          </table:table-cell>
          <table:table-cell table:style-name="ce80" office:value-type="string" calcext:value-type="string">
            <text:p>Población</text:p>
          </table:table-cell>
          <table:table-cell table:style-name="ce80" office:value-type="string" calcext:value-type="string">
            <text:p>Provincia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ORREJÓN SALUD, S.A.</text:p>
          </table:table-cell>
          <table:table-cell office:value-type="string" calcext:value-type="string">
            <text:p>A85740595</text:p>
          </table:table-cell>
          <table:table-cell office:value-type="string" calcext:value-type="string">
            <text:p>C/ Mateo Inurria S/N</text:p>
          </table:table-cell>
          <table:table-cell office:value-type="float" office:value="28850" calcext:value-type="float">
            <text:p>28850</text:p>
          </table:table-cell>
          <table:table-cell office:value-type="string" calcext:value-type="string">
            <text:p>Torrejón de Ardoz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GRUPACIÓN GINECOLÓGICA ESPAÑOLA S.L.U</text:p>
          </table:table-cell>
          <table:table-cell office:value-type="string" calcext:value-type="string">
            <text:p>B86461407</text:p>
          </table:table-cell>
          <table:table-cell office:value-type="string" calcext:value-type="string">
            <text:p>C/ Eduardo Dato, 3</text:p>
          </table:table-cell>
          <table:table-cell office:value-type="float" office:value="28010" calcext:value-type="float">
            <text:p>28010</text:p>
          </table:table-cell>
          <table:table-cell office:value-type="string" calcext:value-type="string">
            <text:p>Madrid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mpresión_factura" table:style-name="ta3" table:protected="true" table:print-ranges="Impresión_factura.A1:Impresión_factura.G48">
        <loext:table-protection loext:select-protected-cells="true" loext:select-unprotected-cells="true"/>
        <table:table-column table:style-name="co34" table:number-columns-repeated="4" table:default-cell-style-name="ce81"/>
        <table:table-column table:style-name="co43" table:default-cell-style-name="ce81"/>
        <table:table-column table:style-name="co44" table:default-cell-style-name="ce81"/>
        <table:table-column table:style-name="co45" table:default-cell-style-name="ce81"/>
        <table:table-column table:style-name="co46" table:default-cell-style-name="ce81"/>
        <table:table-column table:style-name="co34" table:default-cell-style-name="ce81"/>
        <table:table-column table:style-name="co47" table:default-cell-style-name="ce81"/>
        <table:table-column table:style-name="co37" table:number-columns-repeated="1014" table:default-cell-style-name="ce81"/>
        <table:table-row table:style-name="ro5" table:number-rows-repeated="6">
          <table:table-cell table:style-name="ce86"/>
          <table:table-cell table:style-name="ce87" table:number-columns-repeated="8"/>
          <table:table-cell table:number-columns-repeated="1015"/>
        </table:table-row>
        <table:table-row table:style-name="ro6">
          <table:table-cell table:style-name="ce87" office:value-type="string" calcext:value-type="string">
            <text:p><text:s text:c="5"/>María Sanz Alguacil</text:p>
          </table:table-cell>
          <table:table-cell table:style-name="ce87" table:number-columns-repeated="3"/>
          <table:table-cell table:style-name="ce98" office:value-type="string" calcext:value-type="string">
            <text:p>FACTURA</text:p>
          </table:table-cell>
          <table:table-cell table:style-name="ce87" table:number-columns-repeated="2"/>
          <table:table-cell table:style-name="ce110" office:value-type="string" calcext:value-type="string">
            <text:p>Número de factura</text:p>
          </table:table-cell>
          <table:table-cell table:style-name="ce113" office:value-type="float" office:value="42" calcext:value-type="float">
            <text:p>42</text:p>
          </table:table-cell>
          <table:table-cell table:number-columns-repeated="1015"/>
        </table:table-row>
        <table:table-row table:style-name="ro2">
          <table:table-cell table:style-name="ce87" office:value-type="string" calcext:value-type="string">
            <text:p><text:s text:c="5"/>NIF 16618194G</text:p>
          </table:table-cell>
          <table:table-cell table:style-name="ce87" table:number-columns-repeated="3"/>
          <table:table-cell table:style-name="ce87" office:value-type="string" calcext:value-type="string">
            <text:p>Núm. de factura</text:p>
          </table:table-cell>
          <table:table-cell table:style-name="ce102" table:formula="of:=[.I7]" office:value-type="float" office:value="42" calcext:value-type="float">
            <text:p>42</text:p>
          </table:table-cell>
          <table:table-cell table:style-name="ce87" table:number-columns-repeated="3"/>
          <table:table-cell table:number-columns-repeated="1015"/>
        </table:table-row>
        <table:table-row table:style-name="ro2">
          <table:table-cell table:style-name="ce87" office:value-type="string" calcext:value-type="string">
            <text:p><text:s text:c="5"/>C/ Antonio López 67 P4, 9ºB</text:p>
          </table:table-cell>
          <table:table-cell table:style-name="ce87" table:number-columns-repeated="3"/>
          <table:table-cell table:style-name="ce87" office:value-type="string" calcext:value-type="string">
            <text:p>Fecha factura</text:p>
          </table:table-cell>
          <table:table-cell table:style-name="ce103" table:formula="of:=VLOOKUP([.$I$7];[Facturas.$A:.$J];2;0)" office:value-type="date" office:date-value="2022-12-31" calcext:value-type="date">
            <text:p>31/12/2022</text:p>
          </table:table-cell>
          <table:table-cell table:style-name="ce87" table:number-columns-repeated="3"/>
          <table:table-cell table:number-columns-repeated="1015"/>
        </table:table-row>
        <table:table-row table:style-name="ro2" table:number-rows-repeated="2">
          <table:table-cell table:style-name="ce87" table:number-columns-repeated="9"/>
          <table:table-cell table:number-columns-repeated="1015"/>
        </table:table-row>
        <table:table-row table:style-name="ro2">
          <table:table-cell table:style-name="ce87" table:number-columns-repeated="4"/>
          <table:table-cell table:style-name="ce99" table:formula="of:=VLOOKUP([.$I$7];[Facturas.$A:.$J];3;0)" office:value-type="string" office:string-value="AGRUPACIÓN GINECOLÓGICA ESPAÑOLA S.L.U" calcext:value-type="string" table:number-columns-spanned="3" table:number-rows-spanned="1">
            <text:p>AGRUPACIÓN GINECOLÓGICA ESPAÑOLA S.L.U</text:p>
          </table:table-cell>
          <table:covered-table-cell table:number-columns-repeated="2" table:style-name="ce87"/>
          <table:table-cell table:style-name="ce87" table:number-columns-repeated="2"/>
          <table:table-cell table:number-columns-repeated="1015"/>
        </table:table-row>
        <table:table-row table:style-name="ro2">
          <table:table-cell table:style-name="ce87" table:number-columns-repeated="4"/>
          <table:table-cell table:style-name="ce99" table:formula="of:=VLOOKUP([.$E$12];[Cliente.$B:.$G];3;0)" office:value-type="string" office:string-value="C/ Eduardo Dato, 3" calcext:value-type="string" table:number-columns-spanned="3" table:number-rows-spanned="1">
            <text:p>C/ Eduardo Dato, 3</text:p>
          </table:table-cell>
          <table:covered-table-cell table:number-columns-repeated="2" table:style-name="ce87"/>
          <table:table-cell table:style-name="ce87" table:number-columns-repeated="2"/>
          <table:table-cell table:number-columns-repeated="1015"/>
        </table:table-row>
        <table:table-row table:style-name="ro2">
          <table:table-cell table:style-name="ce87" table:number-columns-repeated="4"/>
          <table:table-cell table:style-name="ce99" table:formula="of:=COM.MICROSOFT.CONCAT(VLOOKUP([.$E$12];[Cliente.$B:.$G];4;0);&quot; &quot;;VLOOKUP([.$E$12];[Cliente.$B:.$G];5;0))" office:value-type="string" office:string-value="28010 Madrid" calcext:value-type="string" table:number-columns-spanned="3" table:number-rows-spanned="1">
            <text:p>28010 Madrid</text:p>
          </table:table-cell>
          <table:covered-table-cell table:number-columns-repeated="2" table:style-name="ce87"/>
          <table:table-cell table:style-name="ce87" table:number-columns-repeated="2"/>
          <table:table-cell table:number-columns-repeated="1015"/>
        </table:table-row>
        <table:table-row table:style-name="ro2">
          <table:table-cell table:style-name="ce87" table:number-columns-repeated="4"/>
          <table:table-cell table:style-name="ce99" table:formula="of:=VLOOKUP([.$E$12];[Cliente.$B:.$G];6;0)" office:value-type="float" office:value="28" calcext:value-type="float" table:number-columns-spanned="3" table:number-rows-spanned="1">
            <text:p>28</text:p>
          </table:table-cell>
          <table:covered-table-cell table:number-columns-repeated="2" table:style-name="ce87"/>
          <table:table-cell table:style-name="ce87" table:number-columns-repeated="2"/>
          <table:table-cell table:number-columns-repeated="1015"/>
        </table:table-row>
        <table:table-row table:style-name="ro2">
          <table:table-cell table:style-name="ce87" table:number-columns-repeated="4"/>
          <table:table-cell table:style-name="ce99" table:formula="of:=CONCATENATE(&quot;CIF &quot;;VLOOKUP([.$E$12];[Cliente.$B:.$G];2;0))" office:value-type="string" office:string-value="CIF B86461407" calcext:value-type="string" table:number-columns-spanned="3" table:number-rows-spanned="1">
            <text:p>CIF B86461407</text:p>
          </table:table-cell>
          <table:covered-table-cell table:number-columns-repeated="2" table:style-name="ce87"/>
          <table:table-cell table:style-name="ce87" table:number-columns-repeated="2"/>
          <table:table-cell table:number-columns-repeated="1015"/>
        </table:table-row>
        <table:table-row table:style-name="ro2" table:number-rows-repeated="3">
          <table:table-cell table:style-name="ce87" table:number-columns-repeated="9"/>
          <table:table-cell table:number-columns-repeated="1015"/>
        </table:table-row>
        <table:table-row table:style-name="ro2">
          <table:table-cell table:style-name="ce87"/>
          <table:table-cell table:style-name="ce90" office:value-type="string" calcext:value-type="string" table:number-columns-spanned="4" table:number-rows-spanned="1">
            <text:p>Concepto</text:p>
          </table:table-cell>
          <table:covered-table-cell table:number-columns-repeated="3" table:style-name="ce87"/>
          <table:table-cell table:style-name="ce104" office:value-type="string" calcext:value-type="string">
            <text:p>Importe</text:p>
          </table:table-cell>
          <table:table-cell table:style-name="ce87" table:number-columns-repeated="3"/>
          <table:table-cell table:number-columns-repeated="1015"/>
        </table:table-row>
        <table:table-row table:style-name="ro2">
          <table:table-cell table:style-name="ce88"/>
          <table:table-cell table:style-name="ce91" table:formula="of:=VLOOKUP([.$I$7];[Facturas.$A:.$J];4;0)" office:value-type="string" office:string-value="Consultas de ecografía diciembre 2022 " calcext:value-type="string" table:number-columns-spanned="4" table:number-rows-spanned="1">
            <text:p>Consultas de ecografía diciembre 2022 </text:p>
          </table:table-cell>
          <table:covered-table-cell table:number-columns-repeated="3" table:style-name="ce87"/>
          <table:table-cell table:style-name="ce105" table:formula="of:=VLOOKUP([.$I$7];[Facturas.$A:.$J];5;0)" office:value-type="currency" office:currency="EUR" office:value="1182.86" calcext:value-type="currency">
            <text:p>1.182,86 €</text:p>
          </table:table-cell>
          <table:table-cell table:style-name="ce87" table:number-columns-repeated="3"/>
          <table:table-cell table:number-columns-repeated="1015"/>
        </table:table-row>
        <table:table-row table:style-name="ro2">
          <table:table-cell table:style-name="ce88"/>
          <table:table-cell table:style-name="ce92" table:number-columns-spanned="4" table:number-rows-spanned="1"/>
          <table:covered-table-cell table:number-columns-repeated="3" table:style-name="ce87"/>
          <table:table-cell table:style-name="ce105"/>
          <table:table-cell table:style-name="ce87" table:number-columns-repeated="3"/>
          <table:table-cell table:number-columns-repeated="1015"/>
        </table:table-row>
        <table:table-row table:style-name="ro2">
          <table:table-cell table:style-name="ce88"/>
          <table:table-cell table:style-name="ce92" table:number-columns-spanned="4" table:number-rows-spanned="1"/>
          <table:covered-table-cell table:number-columns-repeated="3" table:style-name="ce87"/>
          <table:table-cell table:style-name="ce105"/>
          <table:table-cell table:style-name="ce87" table:number-columns-repeated="3"/>
          <table:table-cell table:number-columns-repeated="1015"/>
        </table:table-row>
        <table:table-row table:style-name="ro2">
          <table:table-cell table:style-name="ce88"/>
          <table:table-cell table:style-name="ce92" table:number-columns-spanned="4" table:number-rows-spanned="1"/>
          <table:covered-table-cell table:number-columns-repeated="3" table:style-name="ce87"/>
          <table:table-cell table:style-name="ce105"/>
          <table:table-cell table:style-name="ce87" table:number-columns-repeated="3"/>
          <table:table-cell table:number-columns-repeated="1015"/>
        </table:table-row>
        <table:table-row table:style-name="ro2">
          <table:table-cell table:style-name="ce88"/>
          <table:table-cell table:style-name="ce92" table:number-columns-spanned="4" table:number-rows-spanned="1"/>
          <table:covered-table-cell table:number-columns-repeated="3" table:style-name="ce87"/>
          <table:table-cell table:style-name="ce105"/>
          <table:table-cell table:style-name="ce87" table:number-columns-repeated="3"/>
          <table:table-cell table:number-columns-repeated="1015"/>
        </table:table-row>
        <table:table-row table:style-name="ro2">
          <table:table-cell table:style-name="ce88"/>
          <table:table-cell table:style-name="ce92" table:number-columns-spanned="4" table:number-rows-spanned="1"/>
          <table:covered-table-cell table:number-columns-repeated="3" table:style-name="ce87"/>
          <table:table-cell table:style-name="ce105"/>
          <table:table-cell table:style-name="ce87" table:number-columns-repeated="3"/>
          <table:table-cell table:number-columns-repeated="1015"/>
        </table:table-row>
        <table:table-row table:style-name="ro2">
          <table:table-cell table:style-name="ce87" table:number-columns-repeated="4"/>
          <table:table-cell table:style-name="ce100" office:value-type="string" calcext:value-type="string">
            <text:p>Total <text:s/></text:p>
          </table:table-cell>
          <table:table-cell table:style-name="ce105" table:formula="of:=SUM([.F21:.F26])" office:value-type="currency" office:currency="EUR" office:value="1182.86" calcext:value-type="currency">
            <text:p>1.182,86 €</text:p>
          </table:table-cell>
          <table:table-cell table:style-name="ce87" table:number-columns-repeated="3"/>
          <table:table-cell table:number-columns-repeated="1015"/>
        </table:table-row>
        <table:table-row table:style-name="ro2">
          <table:table-cell table:style-name="ce87" table:number-columns-repeated="5"/>
          <table:table-cell table:style-name="ce106"/>
          <table:table-cell table:style-name="ce87" table:number-columns-repeated="3"/>
          <table:table-cell table:number-columns-repeated="1015"/>
        </table:table-row>
        <table:table-row table:style-name="ro2">
          <table:table-cell table:style-name="ce87" table:number-columns-repeated="4"/>
          <table:table-cell table:style-name="ce87" office:value-type="string" calcext:value-type="string">
            <text:p>Base imponible</text:p>
          </table:table-cell>
          <table:table-cell table:style-name="ce106" table:formula="of:=[.F27]" office:value-type="currency" office:currency="EUR" office:value="1182.86" calcext:value-type="currency">
            <text:p>1.182,86 €</text:p>
          </table:table-cell>
          <table:table-cell table:style-name="ce87" table:number-columns-repeated="3"/>
          <table:table-cell table:number-columns-repeated="1015"/>
        </table:table-row>
        <table:table-row table:style-name="ro2">
          <table:table-cell table:style-name="ce87" table:number-columns-repeated="4"/>
          <table:table-cell table:style-name="ce87" office:value-type="string" calcext:value-type="string">
            <text:p>IVA 0%</text:p>
          </table:table-cell>
          <table:table-cell table:style-name="ce106" table:formula="of:=[.F29]*0" office:value-type="currency" office:currency="EUR" office:value="0" calcext:value-type="currency">
            <text:p>0,00 €</text:p>
          </table:table-cell>
          <table:table-cell table:style-name="ce87" table:number-columns-repeated="3"/>
          <table:table-cell table:number-columns-repeated="1015"/>
        </table:table-row>
        <table:table-row table:style-name="ro2">
          <table:table-cell table:style-name="ce87" table:number-columns-repeated="4"/>
          <table:table-cell table:style-name="ce87" office:value-type="string" calcext:value-type="string">
            <text:p>Retención IRPF 15%</text:p>
          </table:table-cell>
          <table:table-cell table:style-name="ce106" table:formula="of:=[.F29]*-0.15" office:value-type="currency" office:currency="EUR" office:value="-177.429" calcext:value-type="currency">
            <text:p>-177,43 €</text:p>
          </table:table-cell>
          <table:table-cell table:style-name="ce87" table:number-columns-repeated="3"/>
          <table:table-cell table:number-columns-repeated="1015"/>
        </table:table-row>
        <table:table-row table:style-name="ro2">
          <table:table-cell table:style-name="ce87" table:number-columns-repeated="4"/>
          <table:table-cell table:style-name="ce101" office:value-type="string" calcext:value-type="string">
            <text:p>Total factura</text:p>
          </table:table-cell>
          <table:table-cell table:style-name="ce107" table:formula="of:=SUM([.F29:.F31])" office:value-type="currency" office:currency="EUR" office:value="1005.431" calcext:value-type="currency">
            <text:p>1.005,43 €</text:p>
          </table:table-cell>
          <table:table-cell table:style-name="ce87" table:number-columns-repeated="3"/>
          <table:table-cell table:number-columns-repeated="1015"/>
        </table:table-row>
        <table:table-row table:style-name="ro2" table:number-rows-repeated="7">
          <table:table-cell table:style-name="ce87" table:number-columns-repeated="9"/>
          <table:table-cell table:number-columns-repeated="1015"/>
        </table:table-row>
        <table:table-row table:style-name="ro2">
          <table:table-cell table:style-name="ce87"/>
          <table:table-cell table:style-name="ce93" office:value-type="string" calcext:value-type="string">
            <text:p>Forma de Pago:</text:p>
          </table:table-cell>
          <table:table-cell table:style-name="ce93"/>
          <table:table-cell table:style-name="ce97" table:number-columns-repeated="6"/>
          <table:table-cell table:number-columns-repeated="1015"/>
        </table:table-row>
        <table:table-row table:style-name="ro2">
          <table:table-cell table:style-name="ce87"/>
          <table:table-cell table:style-name="ce94" office:value-type="string" calcext:value-type="string" table:number-columns-spanned="5" table:number-rows-spanned="1">
            <text:p>Pago mediante transferencia según condiciones del contrato</text:p>
          </table:table-cell>
          <table:covered-table-cell table:number-columns-repeated="4" table:style-name="ce87"/>
          <table:table-cell table:style-name="ce108" table:number-columns-repeated="3"/>
          <table:table-cell table:number-columns-repeated="1015"/>
        </table:table-row>
        <table:table-row table:style-name="ro2">
          <table:table-cell table:style-name="ce87"/>
          <table:table-cell table:style-name="ce95" office:value-type="string" calcext:value-type="string" table:number-columns-spanned="5" table:number-rows-spanned="1">
            <text:p>Nº CTA: ES96 2038 7430 6430 0029 8516</text:p>
          </table:table-cell>
          <table:covered-table-cell table:number-columns-repeated="4" table:style-name="ce87"/>
          <table:table-cell table:style-name="ce109" table:number-columns-repeated="3"/>
          <table:table-cell table:number-columns-repeated="1015"/>
        </table:table-row>
        <table:table-row table:style-name="ro2">
          <table:table-cell table:style-name="ce87"/>
          <table:table-cell table:style-name="ce96" table:number-columns-repeated="8"/>
          <table:table-cell table:number-columns-repeated="1015"/>
        </table:table-row>
        <table:table-row table:style-name="ro2">
          <table:table-cell table:style-name="ce87" table:number-columns-repeated="9"/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stos" table:style-name="ta2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48" table:default-cell-style-name="Default"/>
        <table:table-column table:style-name="co6" table:number-columns-repeated="2" table:default-cell-style-name="Default"/>
        <table:table-column table:style-name="co49" table:default-cell-style-name="Default"/>
        <table:table-column table:style-name="co6" table:default-cell-style-name="Default"/>
        <table:table-column table:style-name="co50" table:default-cell-style-name="Default"/>
        <table:table-column table:style-name="co6" table:default-cell-style-name="Default"/>
        <table:table-column table:style-name="co51" table:default-cell-style-name="Default"/>
        <table:table-column table:style-name="co6" table:number-columns-repeated="2" table:default-cell-style-name="Default"/>
        <table:table-column table:style-name="co21" table:default-cell-style-name="Default"/>
        <table:table-row table:style-name="ro10">
          <table:table-cell table:style-name="ce114" table:content-validation-name="val2" office:value-type="string" calcext:value-type="string">
            <text:p>Núm Gasto</text:p>
          </table:table-cell>
          <table:table-cell table:style-name="ce114" table:content-validation-name="val2" office:value-type="string" calcext:value-type="string">
            <text:p>Núm factura</text:p>
          </table:table-cell>
          <table:table-cell table:style-name="ce120" table:content-validation-name="val2" office:value-type="string" calcext:value-type="string">
            <text:p>Fecha</text:p>
          </table:table-cell>
          <table:table-cell table:style-name="ce80" table:content-validation-name="val2" office:value-type="string" calcext:value-type="string">
            <text:p>Proveedor</text:p>
          </table:table-cell>
          <table:table-cell table:style-name="ce80" table:content-validation-name="val2" office:value-type="string" calcext:value-type="string">
            <text:p>NIF</text:p>
          </table:table-cell>
          <table:table-cell table:style-name="ce152" table:content-validation-name="val2" office:value-type="string" calcext:value-type="string">
            <text:p>Concepto</text:p>
          </table:table-cell>
          <table:table-cell table:style-name="ce3" table:content-validation-name="val2" office:value-type="string" calcext:value-type="string">
            <text:p>Importe</text:p>
          </table:table-cell>
          <table:table-cell table:style-name="ce156" table:content-validation-name="val4" office:value-type="string" calcext:value-type="string">
            <text:p>¿Con retención?</text:p>
          </table:table-cell>
          <table:table-cell table:style-name="ce3" table:content-validation-name="val2" office:value-type="string" calcext:value-type="string">
            <text:p>Retención</text:p>
          </table:table-cell>
          <table:table-cell table:style-name="ce3" table:content-validation-name="val2" office:value-type="string" calcext:value-type="string">
            <text:p>Importe neto</text:p>
            <text:p>Total a pagar</text:p>
          </table:table-cell>
          <table:table-cell table:style-name="ce3" table:content-validation-name="val2" office:value-type="string" calcext:value-type="string">
            <text:p>Grupo fiscal</text:p>
          </table:table-cell>
        </table:table-row>
        <table:table-row table:style-name="ro2">
          <table:table-cell table:style-name="ce149" office:value-type="float" office:value="16" calcext:value-type="float">
            <text:p>16</text:p>
          </table:table-cell>
          <table:table-cell table:style-name="ce149"/>
          <table:table-cell table:style-name="ce65" office:value-type="date" office:date-value="2022-01-04" calcext:value-type="date">
            <text:p>04/01/2022</text:p>
          </table:table-cell>
          <table:table-cell table:content-validation-name="val3" office:value-type="string" calcext:value-type="string">
            <text:p>Ilustre Colegio Oficial De Médicos De Madrid</text:p>
          </table:table-cell>
          <table:table-cell table:style-name="ce66" table:formula="of:=IFERROR(VLOOKUP([.D2];[$Proveedores.$B$2:$Proveedores.$C$1000];2);&quot;&quot;)" office:value-type="string" office:string-value="Q2866010H " calcext:value-type="string">
            <text:p>Q2866010H </text:p>
          </table:table-cell>
          <table:table-cell table:style-name="ce68" office:value-type="string" calcext:value-type="string">
            <text:p>Cuota 1er trimestre</text:p>
          </table:table-cell>
          <table:table-cell table:style-name="ce89" office:value-type="currency" office:currency="EUR" office:value="70.05" calcext:value-type="currency">
            <text:p>70,05 €</text:p>
          </table:table-cell>
          <table:table-cell table:style-name="ce56" table:content-validation-name="val4"/>
          <table:table-cell table:style-name="ce89" table:formula="of:=IF([.H2]=&quot;Sí&quot;;0.15*[.G2];0*[.G2])" office:value-type="currency" office:currency="EUR" office:value="0" calcext:value-type="currency">
            <text:p>0,00 €</text:p>
          </table:table-cell>
          <table:table-cell table:style-name="ce89" table:formula="of:=[.G2]-[.I2]" office:value-type="currency" office:currency="EUR" office:value="70.05" calcext:value-type="currency">
            <text:p>70,05 €</text:p>
          </table:table-cell>
          <table:table-cell table:style-name="ce89" table:content-validation-name="val5" office:value-type="string" calcext:value-type="string">
            <text:p>Otros conceptos fiscalmente deducibles (excepto provisiones)</text:p>
          </table:table-cell>
        </table:table-row>
        <table:table-row table:style-name="ro2">
          <table:table-cell table:style-name="ce149" office:value-type="float" office:value="17" calcext:value-type="float">
            <text:p>17</text:p>
          </table:table-cell>
          <table:table-cell table:style-name="ce149"/>
          <table:table-cell table:style-name="ce65" office:value-type="date" office:date-value="2022-01-07" calcext:value-type="date">
            <text:p>07/01/2022</text:p>
          </table:table-cell>
          <table:table-cell table:content-validation-name="val3" office:value-type="string" calcext:value-type="string">
            <text:p>Mutual Médica</text:p>
          </table:table-cell>
          <table:table-cell table:style-name="ce66" table:formula="of:=IFERROR(VLOOKUP([.D3];[$Proveedores.$B$2:$Proveedores.$C$1000];2);&quot;&quot;)" office:value-type="string" office:string-value="V08475766 " calcext:value-type="string">
            <text:p>V08475766 </text:p>
          </table:table-cell>
          <table:table-cell table:style-name="ce68" office:value-type="string" calcext:value-type="string">
            <text:p>Enero equivalente RETA</text:p>
          </table:table-cell>
          <table:table-cell table:style-name="ce89" office:value-type="currency" office:currency="EUR" office:value="63.88" calcext:value-type="currency">
            <text:p>63,88 €</text:p>
          </table:table-cell>
          <table:table-cell table:style-name="ce56" table:content-validation-name="val4"/>
          <table:table-cell table:style-name="ce89" table:formula="of:=IF([.H3]=&quot;Sí&quot;;0.15*[.G3];0*[.G3])" office:value-type="currency" office:currency="EUR" office:value="0" calcext:value-type="currency">
            <text:p>0,00 €</text:p>
          </table:table-cell>
          <table:table-cell table:style-name="ce89" table:formula="of:=[.G3]-[.I3]" office:value-type="currency" office:currency="EUR" office:value="63.88" calcext:value-type="currency">
            <text:p>63,88 €</text:p>
          </table:table-cell>
          <table:table-cell table:style-name="ce89" table:content-validation-name="val5" office:value-type="string" calcext:value-type="string">
            <text:p>Seguridad Social o aportaciones a mutualidades alternativas del titular de la actividad</text:p>
          </table:table-cell>
        </table:table-row>
        <table:table-row table:style-name="ro2">
          <table:table-cell table:style-name="ce149" office:value-type="float" office:value="18" calcext:value-type="float">
            <text:p>18</text:p>
          </table:table-cell>
          <table:table-cell table:style-name="ce149"/>
          <table:table-cell table:style-name="ce65" office:value-type="date" office:date-value="2022-02-08" calcext:value-type="date">
            <text:p>08/02/2022</text:p>
          </table:table-cell>
          <table:table-cell table:content-validation-name="val3" office:value-type="string" calcext:value-type="string">
            <text:p>Mutual Médica</text:p>
          </table:table-cell>
          <table:table-cell table:style-name="ce66" table:formula="of:=IFERROR(VLOOKUP([.D4];[$Proveedores.$B$2:$Proveedores.$C$1000];2);&quot;&quot;)" office:value-type="string" office:string-value="V08475766 " calcext:value-type="string">
            <text:p>V08475766 </text:p>
          </table:table-cell>
          <table:table-cell table:style-name="ce68" office:value-type="string" calcext:value-type="string">
            <text:p>Febrero equivalente RETA</text:p>
          </table:table-cell>
          <table:table-cell table:style-name="ce89" office:value-type="currency" office:currency="EUR" office:value="63.88" calcext:value-type="currency">
            <text:p>63,88 €</text:p>
          </table:table-cell>
          <table:table-cell table:style-name="ce56" table:content-validation-name="val4"/>
          <table:table-cell table:style-name="ce89" table:formula="of:=IF([.H4]=&quot;Sí&quot;;0.15*[.G4];0*[.G4])" office:value-type="currency" office:currency="EUR" office:value="0" calcext:value-type="currency">
            <text:p>0,00 €</text:p>
          </table:table-cell>
          <table:table-cell table:style-name="ce89" table:formula="of:=[.G4]-[.I4]" office:value-type="currency" office:currency="EUR" office:value="63.88" calcext:value-type="currency">
            <text:p>63,88 €</text:p>
          </table:table-cell>
          <table:table-cell table:style-name="ce89" table:content-validation-name="val5" office:value-type="string" calcext:value-type="string">
            <text:p>Seguridad Social o aportaciones a mutualidades alternativas del titular de la actividad</text:p>
          </table:table-cell>
        </table:table-row>
        <table:table-row table:style-name="ro2">
          <table:table-cell table:style-name="ce38" office:value-type="float" office:value="19" calcext:value-type="float">
            <text:p>19</text:p>
          </table:table-cell>
          <table:table-cell table:style-name="ce38"/>
          <table:table-cell table:style-name="ce41" office:value-type="date" office:date-value="2022-02-28" calcext:value-type="date">
            <text:p>28/02/2022</text:p>
          </table:table-cell>
          <table:table-cell table:style-name="ce43" table:content-validation-name="val3" office:value-type="string" calcext:value-type="string">
            <text:p>RENFE</text:p>
          </table:table-cell>
          <table:table-cell table:style-name="ce46"/>
          <table:table-cell table:style-name="ce51" office:value-type="string" calcext:value-type="string">
            <text:p>Viaje para asistir al master</text:p>
          </table:table-cell>
          <table:table-cell table:style-name="ce52" office:value-type="currency" office:currency="EUR" office:value="197.6" calcext:value-type="currency">
            <text:p>197,60 €</text:p>
          </table:table-cell>
          <table:table-cell table:style-name="ce58" table:content-validation-name="val4"/>
          <table:table-cell table:style-name="ce52" table:formula="of:=IF([.H5]=&quot;Sí&quot;;0.15*[.G5];0*[.G5])" office:value-type="currency" office:currency="EUR" office:value="0" calcext:value-type="currency">
            <text:p>0,00 €</text:p>
          </table:table-cell>
          <table:table-cell table:style-name="ce52" table:formula="of:=[.G5]-[.I5]" office:value-type="currency" office:currency="EUR" office:value="197.6" calcext:value-type="currency">
            <text:p>197,60 €</text:p>
          </table:table-cell>
          <table:table-cell table:style-name="ce52" table:content-validation-name="val5" office:value-type="string" calcext:value-type="string">
            <text:p>Otros conceptos fiscalmente deducibles (excepto provisiones)</text:p>
          </table:table-cell>
        </table:table-row>
        <table:table-row table:style-name="ro2">
          <table:table-cell table:style-name="ce149" office:value-type="float" office:value="20" calcext:value-type="float">
            <text:p>20</text:p>
          </table:table-cell>
          <table:table-cell table:style-name="ce149"/>
          <table:table-cell table:style-name="ce65" office:value-type="date" office:date-value="2022-03-04" calcext:value-type="date">
            <text:p>04/03/2022</text:p>
          </table:table-cell>
          <table:table-cell table:content-validation-name="val3" office:value-type="string" calcext:value-type="string">
            <text:p>SEGO</text:p>
          </table:table-cell>
          <table:table-cell table:style-name="ce157" office:value-type="string" calcext:value-type="string">
            <text:p>G28217834 </text:p>
          </table:table-cell>
          <table:table-cell table:style-name="ce68" office:value-type="string" calcext:value-type="string">
            <text:p>Sociedad española Ginecología</text:p>
          </table:table-cell>
          <table:table-cell table:style-name="ce89" office:value-type="currency" office:currency="EUR" office:value="60" calcext:value-type="currency">
            <text:p>60,00 €</text:p>
          </table:table-cell>
          <table:table-cell table:style-name="ce56" table:content-validation-name="val4"/>
          <table:table-cell table:style-name="ce89" table:formula="of:=IF([.H6]=&quot;Sí&quot;;0.15*[.G6];0*[.G6])" office:value-type="currency" office:currency="EUR" office:value="0" calcext:value-type="currency">
            <text:p>0,00 €</text:p>
          </table:table-cell>
          <table:table-cell table:style-name="ce89" table:formula="of:=[.G6]-[.I6]" office:value-type="currency" office:currency="EUR" office:value="60" calcext:value-type="currency">
            <text:p>60,00 €</text:p>
          </table:table-cell>
          <table:table-cell table:style-name="ce89" table:content-validation-name="val5" office:value-type="string" calcext:value-type="string">
            <text:p>Otros conceptos fiscalmente deducibles (excepto provisiones)</text:p>
          </table:table-cell>
        </table:table-row>
        <table:table-row table:style-name="ro2">
          <table:table-cell table:style-name="ce149" office:value-type="float" office:value="21" calcext:value-type="float">
            <text:p>21</text:p>
          </table:table-cell>
          <table:table-cell table:style-name="ce149"/>
          <table:table-cell table:style-name="ce65" office:value-type="date" office:date-value="2022-03-08" calcext:value-type="date">
            <text:p>08/03/2022</text:p>
          </table:table-cell>
          <table:table-cell table:content-validation-name="val3" office:value-type="string" calcext:value-type="string">
            <text:p>Mutual Médica</text:p>
          </table:table-cell>
          <table:table-cell table:style-name="ce66" table:formula="of:=IFERROR(VLOOKUP([.D7];[$Proveedores.$B$2:$Proveedores.$C$1000];2);&quot;&quot;)" office:value-type="string" office:string-value="V08475766 " calcext:value-type="string">
            <text:p>V08475766 </text:p>
          </table:table-cell>
          <table:table-cell table:style-name="ce68" office:value-type="string" calcext:value-type="string">
            <text:p>Marzo equivalente RETA</text:p>
          </table:table-cell>
          <table:table-cell table:style-name="ce89" office:value-type="currency" office:currency="EUR" office:value="63.86" calcext:value-type="currency">
            <text:p>63,86 €</text:p>
          </table:table-cell>
          <table:table-cell table:style-name="ce56" table:content-validation-name="val4"/>
          <table:table-cell table:style-name="ce89" table:formula="of:=IF([.H7]=&quot;Sí&quot;;0.15*[.G7];0*[.G7])" office:value-type="currency" office:currency="EUR" office:value="0" calcext:value-type="currency">
            <text:p>0,00 €</text:p>
          </table:table-cell>
          <table:table-cell table:style-name="ce89" table:formula="of:=[.G7]-[.I7]" office:value-type="currency" office:currency="EUR" office:value="63.86" calcext:value-type="currency">
            <text:p>63,86 €</text:p>
          </table:table-cell>
          <table:table-cell table:style-name="ce89" table:content-validation-name="val5" office:value-type="string" calcext:value-type="string">
            <text:p>Seguridad Social o aportaciones a mutualidades alternativas del titular de la actividad</text:p>
          </table:table-cell>
        </table:table-row>
        <table:table-row table:style-name="ro2">
          <table:table-cell table:style-name="ce149" office:value-type="float" office:value="22" calcext:value-type="float">
            <text:p>22</text:p>
          </table:table-cell>
          <table:table-cell table:style-name="ce149"/>
          <table:table-cell table:style-name="ce65" office:value-type="date" office:date-value="2022-04-02" calcext:value-type="date">
            <text:p>02/04/2022</text:p>
          </table:table-cell>
          <table:table-cell table:content-validation-name="val3" office:value-type="string" calcext:value-type="string">
            <text:p>Ilustre Colegio Oficial De Médicos De Madrid</text:p>
          </table:table-cell>
          <table:table-cell table:style-name="ce66" table:formula="of:=IFERROR(VLOOKUP([.D8];[$Proveedores.$B$2:$Proveedores.$C$1000];2);&quot;&quot;)" office:value-type="string" office:string-value="Q2866010H " calcext:value-type="string">
            <text:p>Q2866010H </text:p>
          </table:table-cell>
          <table:table-cell table:style-name="ce68" office:value-type="string" calcext:value-type="string">
            <text:p>Cuota 2º trimestre</text:p>
          </table:table-cell>
          <table:table-cell table:style-name="ce89" office:value-type="currency" office:currency="EUR" office:value="70.05" calcext:value-type="currency">
            <text:p>70,05 €</text:p>
          </table:table-cell>
          <table:table-cell table:style-name="ce56" table:content-validation-name="val4"/>
          <table:table-cell table:style-name="ce89" table:formula="of:=IF([.H8]=&quot;Sí&quot;;0.15*[.G8];0*[.G8])" office:value-type="currency" office:currency="EUR" office:value="0" calcext:value-type="currency">
            <text:p>0,00 €</text:p>
          </table:table-cell>
          <table:table-cell table:style-name="ce89" table:formula="of:=[.G8]-[.I8]" office:value-type="currency" office:currency="EUR" office:value="70.05" calcext:value-type="currency">
            <text:p>70,05 €</text:p>
          </table:table-cell>
          <table:table-cell table:style-name="ce89" table:content-validation-name="val5" office:value-type="string" calcext:value-type="string">
            <text:p>Otros conceptos fiscalmente deducibles (excepto provisiones)</text:p>
          </table:table-cell>
        </table:table-row>
        <table:table-row table:style-name="ro2">
          <table:table-cell table:style-name="ce149" office:value-type="float" office:value="23" calcext:value-type="float">
            <text:p>23</text:p>
          </table:table-cell>
          <table:table-cell table:style-name="ce149"/>
          <table:table-cell table:style-name="ce65" office:value-type="date" office:date-value="2022-04-05" calcext:value-type="date">
            <text:p>05/04/2022</text:p>
          </table:table-cell>
          <table:table-cell table:content-validation-name="val3" office:value-type="string" calcext:value-type="string">
            <text:p>A.M.A</text:p>
          </table:table-cell>
          <table:table-cell table:style-name="ce66" table:formula="of:=IFERROR(VLOOKUP([.D9];[$Proveedores.$B$2:$Proveedores.$C$1000];2);&quot;&quot;)">
            <text:p/>
          </table:table-cell>
          <table:table-cell table:style-name="ce68" office:value-type="string" calcext:value-type="string">
            <text:p>Seguro responsabilidad civil</text:p>
          </table:table-cell>
          <table:table-cell table:style-name="ce89" office:value-type="currency" office:currency="EUR" office:value="1285.57" calcext:value-type="currency">
            <text:p>1.285,57 €</text:p>
          </table:table-cell>
          <table:table-cell table:style-name="ce56" table:content-validation-name="val4"/>
          <table:table-cell table:style-name="ce89" table:formula="of:=IF([.H9]=&quot;Sí&quot;;0.15*[.G9];0*[.G9])" office:value-type="currency" office:currency="EUR" office:value="0" calcext:value-type="currency">
            <text:p>0,00 €</text:p>
          </table:table-cell>
          <table:table-cell table:style-name="ce89" table:formula="of:=[.G9]-[.I9]" office:value-type="currency" office:currency="EUR" office:value="1285.57" calcext:value-type="currency">
            <text:p>1.285,57 €</text:p>
          </table:table-cell>
          <table:table-cell table:style-name="ce89" table:content-validation-name="val5" office:value-type="string" calcext:value-type="string">
            <text:p>Primas de seguros</text:p>
          </table:table-cell>
        </table:table-row>
        <table:table-row table:style-name="ro2">
          <table:table-cell table:style-name="ce149" office:value-type="float" office:value="24" calcext:value-type="float">
            <text:p>24</text:p>
          </table:table-cell>
          <table:table-cell table:style-name="ce149"/>
          <table:table-cell table:style-name="ce65" office:value-type="date" office:date-value="2022-04-09" calcext:value-type="date">
            <text:p>09/04/2022</text:p>
          </table:table-cell>
          <table:table-cell table:content-validation-name="val3" office:value-type="string" calcext:value-type="string">
            <text:p>Mutual Médica</text:p>
          </table:table-cell>
          <table:table-cell table:style-name="ce66" table:formula="of:=IFERROR(VLOOKUP([.D10];[$Proveedores.$B$2:$Proveedores.$C$1000];2);&quot;&quot;)" office:value-type="string" office:string-value="V08475766 " calcext:value-type="string">
            <text:p>V08475766 </text:p>
          </table:table-cell>
          <table:table-cell table:style-name="ce68" office:value-type="string" calcext:value-type="string">
            <text:p>Abril equivalente RETA</text:p>
          </table:table-cell>
          <table:table-cell table:style-name="ce89" office:value-type="currency" office:currency="EUR" office:value="150.89" calcext:value-type="currency">
            <text:p>150,89 €</text:p>
          </table:table-cell>
          <table:table-cell table:style-name="ce56" table:content-validation-name="val4"/>
          <table:table-cell table:style-name="ce89" table:formula="of:=IF([.H10]=&quot;Sí&quot;;0.15*[.G10];0*[.G10])" office:value-type="currency" office:currency="EUR" office:value="0" calcext:value-type="currency">
            <text:p>0,00 €</text:p>
          </table:table-cell>
          <table:table-cell table:style-name="ce89" table:formula="of:=[.G10]-[.I10]" office:value-type="currency" office:currency="EUR" office:value="150.89" calcext:value-type="currency">
            <text:p>150,89 €</text:p>
          </table:table-cell>
          <table:table-cell table:style-name="ce89" table:content-validation-name="val5" office:value-type="string" calcext:value-type="string">
            <text:p>Seguridad Social o aportaciones a mutualidades alternativas del titular de la actividad</text:p>
          </table:table-cell>
        </table:table-row>
        <table:table-row table:style-name="ro2">
          <table:table-cell table:style-name="ce38" office:value-type="float" office:value="25" calcext:value-type="float">
            <text:p>25</text:p>
          </table:table-cell>
          <table:table-cell table:style-name="ce38"/>
          <table:table-cell table:style-name="ce41" office:value-type="date" office:date-value="2022-04-24" calcext:value-type="date">
            <text:p>24/04/2022</text:p>
          </table:table-cell>
          <table:table-cell table:style-name="ce43" table:content-validation-name="val3" office:value-type="string" calcext:value-type="string">
            <text:p>Hostal Lami</text:p>
          </table:table-cell>
          <table:table-cell table:style-name="ce46" table:formula="of:=IFERROR(VLOOKUP([.D11];[$Proveedores.$B$2:$Proveedores.$C$1000];2);&quot;&quot;)">
            <text:p/>
          </table:table-cell>
          <table:table-cell table:style-name="ce51" office:value-type="string" calcext:value-type="string">
            <text:p>Estancia master</text:p>
          </table:table-cell>
          <table:table-cell table:style-name="ce52" office:value-type="currency" office:currency="EUR" office:value="178.26" calcext:value-type="currency">
            <text:p>178,26 €</text:p>
          </table:table-cell>
          <table:table-cell table:style-name="ce58" table:content-validation-name="val4"/>
          <table:table-cell table:style-name="ce52" table:formula="of:=IF([.H11]=&quot;Sí&quot;;0.15*[.G11];0*[.G11])" office:value-type="currency" office:currency="EUR" office:value="0" calcext:value-type="currency">
            <text:p>0,00 €</text:p>
          </table:table-cell>
          <table:table-cell table:style-name="ce52" table:formula="of:=[.G11]-[.I11]" office:value-type="currency" office:currency="EUR" office:value="178.26" calcext:value-type="currency">
            <text:p>178,26 €</text:p>
          </table:table-cell>
          <table:table-cell table:style-name="ce52" table:content-validation-name="val5" office:value-type="string" calcext:value-type="string">
            <text:p>Otros conceptos fiscalmente deducibles (excepto provisiones)</text:p>
          </table:table-cell>
        </table:table-row>
        <table:table-row table:style-name="ro2">
          <table:table-cell table:style-name="ce149" office:value-type="float" office:value="26" calcext:value-type="float">
            <text:p>26</text:p>
          </table:table-cell>
          <table:table-cell table:style-name="ce149"/>
          <table:table-cell table:style-name="ce65" office:value-type="date" office:date-value="2022-05-10" calcext:value-type="date">
            <text:p>10/05/2022</text:p>
          </table:table-cell>
          <table:table-cell table:content-validation-name="val3" office:value-type="string" calcext:value-type="string">
            <text:p>Mutual Médica</text:p>
          </table:table-cell>
          <table:table-cell table:style-name="ce66" table:formula="of:=IFERROR(VLOOKUP([.D12];[$Proveedores.$B$2:$Proveedores.$C$1000];2);&quot;&quot;)" office:value-type="string" office:string-value="V08475766 " calcext:value-type="string">
            <text:p>V08475766 </text:p>
          </table:table-cell>
          <table:table-cell table:style-name="ce68" office:value-type="string" calcext:value-type="string">
            <text:p>Mayo equivalente RETA</text:p>
          </table:table-cell>
          <table:table-cell table:style-name="ce89" office:value-type="currency" office:currency="EUR" office:value="150.03" calcext:value-type="currency">
            <text:p>150,03 €</text:p>
          </table:table-cell>
          <table:table-cell table:style-name="ce56" table:content-validation-name="val4"/>
          <table:table-cell table:style-name="ce89" table:formula="of:=IF([.H12]=&quot;Sí&quot;;0.15*[.G12];0*[.G12])" office:value-type="currency" office:currency="EUR" office:value="0" calcext:value-type="currency">
            <text:p>0,00 €</text:p>
          </table:table-cell>
          <table:table-cell table:style-name="ce89" table:formula="of:=[.G12]-[.I12]" office:value-type="currency" office:currency="EUR" office:value="150.03" calcext:value-type="currency">
            <text:p>150,03 €</text:p>
          </table:table-cell>
          <table:table-cell table:style-name="ce89" table:content-validation-name="val5" office:value-type="string" calcext:value-type="string">
            <text:p>Seguridad Social o aportaciones a mutualidades alternativas del titular de la actividad</text:p>
          </table:table-cell>
        </table:table-row>
        <table:table-row table:style-name="ro2">
          <table:table-cell table:style-name="ce149" office:value-type="float" office:value="27" calcext:value-type="float">
            <text:p>27</text:p>
          </table:table-cell>
          <table:table-cell table:style-name="ce149"/>
          <table:table-cell table:style-name="ce65" office:value-type="date" office:date-value="2022-06-07" calcext:value-type="date">
            <text:p>07/06/2022</text:p>
          </table:table-cell>
          <table:table-cell table:content-validation-name="val3" office:value-type="string" calcext:value-type="string">
            <text:p>SEGO</text:p>
          </table:table-cell>
          <table:table-cell table:style-name="ce157" office:value-type="string" calcext:value-type="string">
            <text:p>G28217834 </text:p>
          </table:table-cell>
          <table:table-cell table:style-name="ce68" office:value-type="string" calcext:value-type="string">
            <text:p>Sociedad española Ginecología</text:p>
          </table:table-cell>
          <table:table-cell table:style-name="ce89" office:value-type="currency" office:currency="EUR" office:value="60" calcext:value-type="currency">
            <text:p>60,00 €</text:p>
          </table:table-cell>
          <table:table-cell table:style-name="ce56" table:content-validation-name="val4"/>
          <table:table-cell table:style-name="ce89" table:formula="of:=IF([.H13]=&quot;Sí&quot;;0.15*[.G13];0*[.G13])" office:value-type="currency" office:currency="EUR" office:value="0" calcext:value-type="currency">
            <text:p>0,00 €</text:p>
          </table:table-cell>
          <table:table-cell table:style-name="ce89" table:formula="of:=[.G13]-[.I13]" office:value-type="currency" office:currency="EUR" office:value="60" calcext:value-type="currency">
            <text:p>60,00 €</text:p>
          </table:table-cell>
          <table:table-cell table:style-name="ce89" table:content-validation-name="val5" office:value-type="string" calcext:value-type="string">
            <text:p>Otros conceptos fiscalmente deducibles (excepto provisiones)</text:p>
          </table:table-cell>
        </table:table-row>
        <table:table-row table:style-name="ro2">
          <table:table-cell table:style-name="ce149" office:value-type="float" office:value="28" calcext:value-type="float">
            <text:p>28</text:p>
          </table:table-cell>
          <table:table-cell table:style-name="ce149"/>
          <table:table-cell table:style-name="ce65" office:value-type="date" office:date-value="2022-06-09" calcext:value-type="date">
            <text:p>09/06/2022</text:p>
          </table:table-cell>
          <table:table-cell table:content-validation-name="val3" office:value-type="string" calcext:value-type="string">
            <text:p>Mutual Médica</text:p>
          </table:table-cell>
          <table:table-cell table:style-name="ce66" table:formula="of:=IFERROR(VLOOKUP([.D14];[$Proveedores.$B$2:$Proveedores.$C$1000];2);&quot;&quot;)" office:value-type="string" office:string-value="V08475766 " calcext:value-type="string">
            <text:p>V08475766 </text:p>
          </table:table-cell>
          <table:table-cell table:style-name="ce68" office:value-type="string" calcext:value-type="string">
            <text:p>Junio equivalente RETA</text:p>
          </table:table-cell>
          <table:table-cell table:style-name="ce89" office:value-type="currency" office:currency="EUR" office:value="150.02" calcext:value-type="currency">
            <text:p>150,02 €</text:p>
          </table:table-cell>
          <table:table-cell table:style-name="ce56" table:content-validation-name="val4"/>
          <table:table-cell table:style-name="ce89" table:formula="of:=IF([.H14]=&quot;Sí&quot;;0.15*[.G14];0*[.G14])" office:value-type="currency" office:currency="EUR" office:value="0" calcext:value-type="currency">
            <text:p>0,00 €</text:p>
          </table:table-cell>
          <table:table-cell table:style-name="ce89" table:formula="of:=[.G14]-[.I14]" office:value-type="currency" office:currency="EUR" office:value="150.02" calcext:value-type="currency">
            <text:p>150,02 €</text:p>
          </table:table-cell>
          <table:table-cell table:style-name="ce89" table:content-validation-name="val5" office:value-type="string" calcext:value-type="string">
            <text:p>Seguridad Social o aportaciones a mutualidades alternativas del titular de la actividad</text:p>
          </table:table-cell>
        </table:table-row>
        <table:table-row table:style-name="ro2">
          <table:table-cell table:style-name="ce149" office:value-type="float" office:value="29" calcext:value-type="float">
            <text:p>29</text:p>
          </table:table-cell>
          <table:table-cell table:style-name="ce149"/>
          <table:table-cell table:style-name="ce65" office:value-type="date" office:date-value="2022-07-02" calcext:value-type="date">
            <text:p>02/07/2022</text:p>
          </table:table-cell>
          <table:table-cell table:content-validation-name="val3" office:value-type="string" calcext:value-type="string">
            <text:p>Ilustre Colegio Oficial De Médicos De Madrid</text:p>
          </table:table-cell>
          <table:table-cell table:style-name="ce66" table:formula="of:=IFERROR(VLOOKUP([.D15];[$Proveedores.$B$2:$Proveedores.$C$1000];2);&quot;&quot;)" office:value-type="string" office:string-value="Q2866010H " calcext:value-type="string">
            <text:p>Q2866010H </text:p>
          </table:table-cell>
          <table:table-cell table:style-name="ce68" office:value-type="string" calcext:value-type="string">
            <text:p>Cuota 3er trimestre</text:p>
          </table:table-cell>
          <table:table-cell table:style-name="ce89" office:value-type="currency" office:currency="EUR" office:value="70.05" calcext:value-type="currency">
            <text:p>70,05 €</text:p>
          </table:table-cell>
          <table:table-cell table:style-name="ce56" table:content-validation-name="val4"/>
          <table:table-cell table:style-name="ce89" table:formula="of:=IF([.H15]=&quot;Sí&quot;;0.15*[.G15];0*[.G15])" office:value-type="currency" office:currency="EUR" office:value="0" calcext:value-type="currency">
            <text:p>0,00 €</text:p>
          </table:table-cell>
          <table:table-cell table:style-name="ce89" table:formula="of:=[.G15]-[.I15]" office:value-type="currency" office:currency="EUR" office:value="70.05" calcext:value-type="currency">
            <text:p>70,05 €</text:p>
          </table:table-cell>
          <table:table-cell table:style-name="ce89" table:content-validation-name="val5" office:value-type="string" calcext:value-type="string">
            <text:p>Otros conceptos fiscalmente deducibles (excepto provisiones)</text:p>
          </table:table-cell>
        </table:table-row>
        <table:table-row table:style-name="ro2">
          <table:table-cell table:style-name="ce149" office:value-type="float" office:value="30" calcext:value-type="float">
            <text:p>30</text:p>
          </table:table-cell>
          <table:table-cell table:style-name="ce149"/>
          <table:table-cell table:style-name="ce65" office:value-type="date" office:date-value="2022-07-09" calcext:value-type="date">
            <text:p>09/07/2022</text:p>
          </table:table-cell>
          <table:table-cell table:content-validation-name="val3" office:value-type="string" calcext:value-type="string">
            <text:p>Mutual Médica</text:p>
          </table:table-cell>
          <table:table-cell table:style-name="ce66" table:formula="of:=IFERROR(VLOOKUP([.D16];[$Proveedores.$B$2:$Proveedores.$C$1000];2);&quot;&quot;)" office:value-type="string" office:string-value="V08475766 " calcext:value-type="string">
            <text:p>V08475766 </text:p>
          </table:table-cell>
          <table:table-cell table:style-name="ce68" office:value-type="string" calcext:value-type="string">
            <text:p>Julio equivalente RETA</text:p>
          </table:table-cell>
          <table:table-cell table:style-name="ce89" office:value-type="currency" office:currency="EUR" office:value="150.04" calcext:value-type="currency">
            <text:p>150,04 €</text:p>
          </table:table-cell>
          <table:table-cell table:style-name="ce56" table:content-validation-name="val4"/>
          <table:table-cell table:style-name="ce89" table:formula="of:=IF([.H16]=&quot;Sí&quot;;0.15*[.G16];0*[.G16])" office:value-type="currency" office:currency="EUR" office:value="0" calcext:value-type="currency">
            <text:p>0,00 €</text:p>
          </table:table-cell>
          <table:table-cell table:style-name="ce89" table:formula="of:=[.G16]-[.I16]" office:value-type="currency" office:currency="EUR" office:value="150.04" calcext:value-type="currency">
            <text:p>150,04 €</text:p>
          </table:table-cell>
          <table:table-cell table:style-name="ce89" table:content-validation-name="val5" office:value-type="string" calcext:value-type="string">
            <text:p>Seguridad Social o aportaciones a mutualidades alternativas del titular de la actividad</text:p>
          </table:table-cell>
        </table:table-row>
        <table:table-row table:style-name="ro2">
          <table:table-cell table:style-name="ce149" office:value-type="float" office:value="31" calcext:value-type="float">
            <text:p>31</text:p>
          </table:table-cell>
          <table:table-cell table:style-name="ce149"/>
          <table:table-cell table:style-name="ce65" office:value-type="date" office:date-value="2022-08-09" calcext:value-type="date">
            <text:p>09/08/2022</text:p>
          </table:table-cell>
          <table:table-cell table:content-validation-name="val3" office:value-type="string" calcext:value-type="string">
            <text:p>Mutual Médica</text:p>
          </table:table-cell>
          <table:table-cell table:style-name="ce66" table:formula="of:=IFERROR(VLOOKUP([.D17];[$Proveedores.$B$2:$Proveedores.$C$1000];2);&quot;&quot;)" office:value-type="string" office:string-value="V08475766 " calcext:value-type="string">
            <text:p>V08475766 </text:p>
          </table:table-cell>
          <table:table-cell table:style-name="ce68" office:value-type="string" calcext:value-type="string">
            <text:p>Agosto equivalente RETA</text:p>
          </table:table-cell>
          <table:table-cell table:style-name="ce89" office:value-type="currency" office:currency="EUR" office:value="150.01" calcext:value-type="currency">
            <text:p>150,01 €</text:p>
          </table:table-cell>
          <table:table-cell table:style-name="ce56" table:content-validation-name="val4"/>
          <table:table-cell table:style-name="ce89" table:formula="of:=IF([.H17]=&quot;Sí&quot;;0.15*[.G17];0*[.G17])" office:value-type="currency" office:currency="EUR" office:value="0" calcext:value-type="currency">
            <text:p>0,00 €</text:p>
          </table:table-cell>
          <table:table-cell table:style-name="ce89" table:formula="of:=[.G17]-[.I17]" office:value-type="currency" office:currency="EUR" office:value="150.01" calcext:value-type="currency">
            <text:p>150,01 €</text:p>
          </table:table-cell>
          <table:table-cell table:style-name="ce89" table:content-validation-name="val5" office:value-type="string" calcext:value-type="string">
            <text:p>Seguridad Social o aportaciones a mutualidades alternativas del titular de la actividad</text:p>
          </table:table-cell>
        </table:table-row>
        <table:table-row table:style-name="ro2">
          <table:table-cell table:style-name="ce149" office:value-type="float" office:value="32" calcext:value-type="float">
            <text:p>32</text:p>
          </table:table-cell>
          <table:table-cell table:style-name="ce149"/>
          <table:table-cell table:style-name="ce65" office:value-type="date" office:date-value="2022-09-09" calcext:value-type="date">
            <text:p>09/09/2022</text:p>
          </table:table-cell>
          <table:table-cell table:content-validation-name="val3" office:value-type="string" calcext:value-type="string">
            <text:p>Mutual Médica</text:p>
          </table:table-cell>
          <table:table-cell table:style-name="ce66" table:formula="of:=IFERROR(VLOOKUP([.D18];[$Proveedores.$B$2:$Proveedores.$C$1000];2);&quot;&quot;)" office:value-type="string" office:string-value="V08475766 " calcext:value-type="string">
            <text:p>V08475766 </text:p>
          </table:table-cell>
          <table:table-cell table:style-name="ce68" office:value-type="string" calcext:value-type="string">
            <text:p>Septiembre equivalente RETA</text:p>
          </table:table-cell>
          <table:table-cell table:style-name="ce89" office:value-type="currency" office:currency="EUR" office:value="150.04" calcext:value-type="currency">
            <text:p>150,04 €</text:p>
          </table:table-cell>
          <table:table-cell table:style-name="ce56" table:content-validation-name="val4"/>
          <table:table-cell table:style-name="ce89" table:formula="of:=IF([.H18]=&quot;Sí&quot;;0.15*[.G18];0*[.G18])" office:value-type="currency" office:currency="EUR" office:value="0" calcext:value-type="currency">
            <text:p>0,00 €</text:p>
          </table:table-cell>
          <table:table-cell table:style-name="ce89" table:formula="of:=[.G18]-[.I18]" office:value-type="currency" office:currency="EUR" office:value="150.04" calcext:value-type="currency">
            <text:p>150,04 €</text:p>
          </table:table-cell>
          <table:table-cell table:style-name="ce89" table:content-validation-name="val5" office:value-type="string" calcext:value-type="string">
            <text:p>Seguridad Social o aportaciones a mutualidades alternativas del titular de la actividad</text:p>
          </table:table-cell>
        </table:table-row>
        <table:table-row table:style-name="ro2">
          <table:table-cell table:style-name="ce149" office:value-type="float" office:value="33" calcext:value-type="float">
            <text:p>33</text:p>
          </table:table-cell>
          <table:table-cell table:style-name="ce149"/>
          <table:table-cell table:style-name="ce65" office:value-type="date" office:date-value="2022-10-04" calcext:value-type="date">
            <text:p>04/10/2022</text:p>
          </table:table-cell>
          <table:table-cell table:content-validation-name="val3" office:value-type="string" calcext:value-type="string">
            <text:p>Ilustre Colegio Oficial De Médicos De Madrid</text:p>
          </table:table-cell>
          <table:table-cell table:style-name="ce66" table:formula="of:=IFERROR(VLOOKUP([.D19];[$Proveedores.$B$2:$Proveedores.$C$1000];2);&quot;&quot;)" office:value-type="string" office:string-value="Q2866010H " calcext:value-type="string">
            <text:p>Q2866010H </text:p>
          </table:table-cell>
          <table:table-cell table:style-name="ce68" office:value-type="string" calcext:value-type="string">
            <text:p>Cuota 4º trimestre</text:p>
          </table:table-cell>
          <table:table-cell table:style-name="ce89" office:value-type="currency" office:currency="EUR" office:value="70.05" calcext:value-type="currency">
            <text:p>70,05 €</text:p>
          </table:table-cell>
          <table:table-cell table:style-name="ce56" table:content-validation-name="val4"/>
          <table:table-cell table:style-name="ce89" table:formula="of:=IF([.H19]=&quot;Sí&quot;;0.15*[.G19];0*[.G19])" office:value-type="currency" office:currency="EUR" office:value="0" calcext:value-type="currency">
            <text:p>0,00 €</text:p>
          </table:table-cell>
          <table:table-cell table:style-name="ce89" table:formula="of:=[.G19]-[.I19]" office:value-type="currency" office:currency="EUR" office:value="70.05" calcext:value-type="currency">
            <text:p>70,05 €</text:p>
          </table:table-cell>
          <table:table-cell table:style-name="ce89" table:content-validation-name="val5" office:value-type="string" calcext:value-type="string">
            <text:p>Otros conceptos fiscalmente deducibles (excepto provisiones)</text:p>
          </table:table-cell>
        </table:table-row>
        <table:table-row table:style-name="ro2">
          <table:table-cell table:style-name="ce149" office:value-type="float" office:value="34" calcext:value-type="float">
            <text:p>34</text:p>
          </table:table-cell>
          <table:table-cell table:style-name="ce149"/>
          <table:table-cell table:style-name="ce65" office:value-type="date" office:date-value="2022-10-08" calcext:value-type="date">
            <text:p>08/10/2022</text:p>
          </table:table-cell>
          <table:table-cell table:content-validation-name="val3" office:value-type="string" calcext:value-type="string">
            <text:p>Mutual Médica</text:p>
          </table:table-cell>
          <table:table-cell table:style-name="ce66" table:formula="of:=IFERROR(VLOOKUP([.D20];[$Proveedores.$B$2:$Proveedores.$C$1000];2);&quot;&quot;)" office:value-type="string" office:string-value="V08475766 " calcext:value-type="string">
            <text:p>V08475766 </text:p>
          </table:table-cell>
          <table:table-cell table:style-name="ce68" office:value-type="string" calcext:value-type="string">
            <text:p>Octubre equivalente RETA</text:p>
          </table:table-cell>
          <table:table-cell table:style-name="ce89" office:value-type="currency" office:currency="EUR" office:value="213.35" calcext:value-type="currency">
            <text:p>213,35 €</text:p>
          </table:table-cell>
          <table:table-cell table:style-name="ce56" table:content-validation-name="val4"/>
          <table:table-cell table:style-name="ce89" table:formula="of:=IF([.H20]=&quot;Sí&quot;;0.15*[.G20];0*[.G20])" office:value-type="currency" office:currency="EUR" office:value="0" calcext:value-type="currency">
            <text:p>0,00 €</text:p>
          </table:table-cell>
          <table:table-cell table:style-name="ce89" table:formula="of:=[.G20]-[.I20]" office:value-type="currency" office:currency="EUR" office:value="213.35" calcext:value-type="currency">
            <text:p>213,35 €</text:p>
          </table:table-cell>
          <table:table-cell table:style-name="ce89" table:content-validation-name="val5" office:value-type="string" calcext:value-type="string">
            <text:p>Seguridad Social o aportaciones a mutualidades alternativas del titular de la actividad</text:p>
          </table:table-cell>
        </table:table-row>
        <table:table-row table:style-name="ro2">
          <table:table-cell table:style-name="ce149" office:value-type="float" office:value="35" calcext:value-type="float">
            <text:p>35</text:p>
          </table:table-cell>
          <table:table-cell table:style-name="ce149"/>
          <table:table-cell table:style-name="ce65" office:value-type="date" office:date-value="2022-11-05" calcext:value-type="date">
            <text:p>05/11/2022</text:p>
          </table:table-cell>
          <table:table-cell table:content-validation-name="val3" office:value-type="string" calcext:value-type="string">
            <text:p>SEGO</text:p>
          </table:table-cell>
          <table:table-cell table:style-name="ce157" office:value-type="string" calcext:value-type="string">
            <text:p>G28217834 </text:p>
          </table:table-cell>
          <table:table-cell table:style-name="ce68" office:value-type="string" calcext:value-type="string">
            <text:p>Sociedad española Ginecología</text:p>
          </table:table-cell>
          <table:table-cell table:style-name="ce89" office:value-type="currency" office:currency="EUR" office:value="60" calcext:value-type="currency">
            <text:p>60,00 €</text:p>
          </table:table-cell>
          <table:table-cell table:style-name="ce56" table:content-validation-name="val4"/>
          <table:table-cell table:style-name="ce89" table:formula="of:=IF([.H21]=&quot;Sí&quot;;0.15*[.G21];0*[.G21])" office:value-type="currency" office:currency="EUR" office:value="0" calcext:value-type="currency">
            <text:p>0,00 €</text:p>
          </table:table-cell>
          <table:table-cell table:style-name="ce89" table:formula="of:=[.G21]-[.I21]" office:value-type="currency" office:currency="EUR" office:value="60" calcext:value-type="currency">
            <text:p>60,00 €</text:p>
          </table:table-cell>
          <table:table-cell table:style-name="ce89" table:content-validation-name="val5" office:value-type="string" calcext:value-type="string">
            <text:p>Otros conceptos fiscalmente deducibles (excepto provisiones)</text:p>
          </table:table-cell>
        </table:table-row>
        <table:table-row table:style-name="ro2">
          <table:table-cell table:style-name="ce149" office:value-type="float" office:value="36" calcext:value-type="float">
            <text:p>36</text:p>
          </table:table-cell>
          <table:table-cell table:style-name="ce149"/>
          <table:table-cell table:style-name="ce65" office:value-type="date" office:date-value="2022-11-08" calcext:value-type="date">
            <text:p>08/11/2022</text:p>
          </table:table-cell>
          <table:table-cell table:content-validation-name="val3" office:value-type="string" calcext:value-type="string">
            <text:p>Mutual Médica</text:p>
          </table:table-cell>
          <table:table-cell table:style-name="ce66" table:formula="of:=IFERROR(VLOOKUP([.D22];[$Proveedores.$B$2:$Proveedores.$C$1000];2);&quot;&quot;)" office:value-type="string" office:string-value="V08475766 " calcext:value-type="string">
            <text:p>V08475766 </text:p>
          </table:table-cell>
          <table:table-cell table:style-name="ce68" office:value-type="string" calcext:value-type="string">
            <text:p>Noviembre equivalente RETA</text:p>
          </table:table-cell>
          <table:table-cell table:style-name="ce89" office:value-type="currency" office:currency="EUR" office:value="213.38" calcext:value-type="currency">
            <text:p>213,38 €</text:p>
          </table:table-cell>
          <table:table-cell table:style-name="ce56" table:content-validation-name="val4"/>
          <table:table-cell table:style-name="ce89" table:formula="of:=IF([.H22]=&quot;Sí&quot;;0.15*[.G22];0*[.G22])" office:value-type="currency" office:currency="EUR" office:value="0" calcext:value-type="currency">
            <text:p>0,00 €</text:p>
          </table:table-cell>
          <table:table-cell table:style-name="ce89" table:formula="of:=[.G22]-[.I22]" office:value-type="currency" office:currency="EUR" office:value="213.38" calcext:value-type="currency">
            <text:p>213,38 €</text:p>
          </table:table-cell>
          <table:table-cell table:style-name="ce89" table:content-validation-name="val5" office:value-type="string" calcext:value-type="string">
            <text:p>Seguridad Social o aportaciones a mutualidades alternativas del titular de la actividad</text:p>
          </table:table-cell>
        </table:table-row>
        <table:table-row table:style-name="ro2">
          <table:table-cell table:style-name="ce149" office:value-type="float" office:value="37" calcext:value-type="float">
            <text:p>37</text:p>
          </table:table-cell>
          <table:table-cell table:style-name="ce149"/>
          <table:table-cell table:style-name="ce65" office:value-type="date" office:date-value="2022-12-07" calcext:value-type="date">
            <text:p>07/12/2022</text:p>
          </table:table-cell>
          <table:table-cell table:content-validation-name="val3" office:value-type="string" calcext:value-type="string">
            <text:p>Mutual Médica</text:p>
          </table:table-cell>
          <table:table-cell table:style-name="ce66" table:formula="of:=IFERROR(VLOOKUP([.D23];[$Proveedores.$B$2:$Proveedores.$C$1000];2);&quot;&quot;)" office:value-type="string" office:string-value="V08475766 " calcext:value-type="string">
            <text:p>V08475766 </text:p>
          </table:table-cell>
          <table:table-cell table:style-name="ce68" office:value-type="string" calcext:value-type="string">
            <text:p>Diciembre equivalente RETA</text:p>
          </table:table-cell>
          <table:table-cell table:style-name="ce89" office:value-type="currency" office:currency="EUR" office:value="213.36" calcext:value-type="currency">
            <text:p>213,36 €</text:p>
          </table:table-cell>
          <table:table-cell table:style-name="ce56" table:content-validation-name="val4"/>
          <table:table-cell table:style-name="ce89" table:formula="of:=IF([.H23]=&quot;Sí&quot;;0.15*[.G23];0*[.G23])" office:value-type="currency" office:currency="EUR" office:value="0" calcext:value-type="currency">
            <text:p>0,00 €</text:p>
          </table:table-cell>
          <table:table-cell table:style-name="ce89" table:formula="of:=[.G23]-[.I23]" office:value-type="currency" office:currency="EUR" office:value="213.36" calcext:value-type="currency">
            <text:p>213,36 €</text:p>
          </table:table-cell>
          <table:table-cell table:content-validation-name="val5" office:value-type="string" calcext:value-type="string">
            <text:p>Seguridad Social o aportaciones a mutualidades alternativas del titular de la actividad</text:p>
          </table:table-cell>
        </table:table-row>
        <table:table-row table:style-name="ro2">
          <table:table-cell table:style-name="ce149" office:value-type="float" office:value="83" calcext:value-type="float">
            <text:p>8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84" calcext:value-type="float">
            <text:p>8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85" calcext:value-type="float">
            <text:p>8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86" calcext:value-type="float">
            <text:p>8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87" calcext:value-type="float">
            <text:p>8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88" calcext:value-type="float">
            <text:p>8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89" calcext:value-type="float">
            <text:p>8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90" calcext:value-type="float">
            <text:p>9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91" calcext:value-type="float">
            <text:p>9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92" calcext:value-type="float">
            <text:p>9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93" calcext:value-type="float">
            <text:p>9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94" calcext:value-type="float">
            <text:p>9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95" calcext:value-type="float">
            <text:p>9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96" calcext:value-type="float">
            <text:p>9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97" calcext:value-type="float">
            <text:p>9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98" calcext:value-type="float">
            <text:p>9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99" calcext:value-type="float">
            <text:p>9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00" calcext:value-type="float">
            <text:p>10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01" calcext:value-type="float">
            <text:p>10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02" calcext:value-type="float">
            <text:p>10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03" calcext:value-type="float">
            <text:p>10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04" calcext:value-type="float">
            <text:p>10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05" calcext:value-type="float">
            <text:p>10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06" calcext:value-type="float">
            <text:p>10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07" calcext:value-type="float">
            <text:p>10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08" calcext:value-type="float">
            <text:p>10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09" calcext:value-type="float">
            <text:p>10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10" calcext:value-type="float">
            <text:p>11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11" calcext:value-type="float">
            <text:p>11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12" calcext:value-type="float">
            <text:p>11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13" calcext:value-type="float">
            <text:p>11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14" calcext:value-type="float">
            <text:p>11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2"/>
          <table:table-cell table:content-validation-name="val5"/>
        </table:table-row>
        <table:table-row table:style-name="ro2">
          <table:table-cell table:style-name="ce149" office:value-type="float" office:value="115" calcext:value-type="float">
            <text:p>11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16" calcext:value-type="float">
            <text:p>11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17" calcext:value-type="float">
            <text:p>11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18" calcext:value-type="float">
            <text:p>11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19" calcext:value-type="float">
            <text:p>11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20" calcext:value-type="float">
            <text:p>12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21" calcext:value-type="float">
            <text:p>12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22" calcext:value-type="float">
            <text:p>12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23" calcext:value-type="float">
            <text:p>12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24" calcext:value-type="float">
            <text:p>12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25" calcext:value-type="float">
            <text:p>12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26" calcext:value-type="float">
            <text:p>12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27" calcext:value-type="float">
            <text:p>12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28" calcext:value-type="float">
            <text:p>12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29" calcext:value-type="float">
            <text:p>12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30" calcext:value-type="float">
            <text:p>13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31" calcext:value-type="float">
            <text:p>13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32" calcext:value-type="float">
            <text:p>13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33" calcext:value-type="float">
            <text:p>13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34" calcext:value-type="float">
            <text:p>13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35" calcext:value-type="float">
            <text:p>13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36" calcext:value-type="float">
            <text:p>13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37" calcext:value-type="float">
            <text:p>13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38" calcext:value-type="float">
            <text:p>13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39" calcext:value-type="float">
            <text:p>13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40" calcext:value-type="float">
            <text:p>14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41" calcext:value-type="float">
            <text:p>14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42" calcext:value-type="float">
            <text:p>14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43" calcext:value-type="float">
            <text:p>14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44" calcext:value-type="float">
            <text:p>14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45" calcext:value-type="float">
            <text:p>14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46" calcext:value-type="float">
            <text:p>14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47" calcext:value-type="float">
            <text:p>14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48" calcext:value-type="float">
            <text:p>14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49" calcext:value-type="float">
            <text:p>14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50" calcext:value-type="float">
            <text:p>15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51" calcext:value-type="float">
            <text:p>15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52" calcext:value-type="float">
            <text:p>15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53" calcext:value-type="float">
            <text:p>15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54" calcext:value-type="float">
            <text:p>15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55" calcext:value-type="float">
            <text:p>15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56" calcext:value-type="float">
            <text:p>15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57" calcext:value-type="float">
            <text:p>15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58" calcext:value-type="float">
            <text:p>15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59" calcext:value-type="float">
            <text:p>15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60" calcext:value-type="float">
            <text:p>16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61" calcext:value-type="float">
            <text:p>16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62" calcext:value-type="float">
            <text:p>16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63" calcext:value-type="float">
            <text:p>16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64" calcext:value-type="float">
            <text:p>16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65" calcext:value-type="float">
            <text:p>16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66" calcext:value-type="float">
            <text:p>16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67" calcext:value-type="float">
            <text:p>16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68" calcext:value-type="float">
            <text:p>16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69" calcext:value-type="float">
            <text:p>16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1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70" calcext:value-type="float">
            <text:p>17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1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71" calcext:value-type="float">
            <text:p>17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1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72" calcext:value-type="float">
            <text:p>17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1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73" calcext:value-type="float">
            <text:p>17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1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74" calcext:value-type="float">
            <text:p>17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1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75" calcext:value-type="float">
            <text:p>17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1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76" calcext:value-type="float">
            <text:p>17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1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77" calcext:value-type="float">
            <text:p>17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1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78" calcext:value-type="float">
            <text:p>17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1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79" calcext:value-type="float">
            <text:p>17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2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80" calcext:value-type="float">
            <text:p>18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2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81" calcext:value-type="float">
            <text:p>18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2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82" calcext:value-type="float">
            <text:p>18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2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83" calcext:value-type="float">
            <text:p>18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2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84" calcext:value-type="float">
            <text:p>18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2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85" calcext:value-type="float">
            <text:p>18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2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86" calcext:value-type="float">
            <text:p>18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2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87" calcext:value-type="float">
            <text:p>18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2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88" calcext:value-type="float">
            <text:p>18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2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89" calcext:value-type="float">
            <text:p>18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3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90" calcext:value-type="float">
            <text:p>19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3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91" calcext:value-type="float">
            <text:p>19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3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92" calcext:value-type="float">
            <text:p>19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3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93" calcext:value-type="float">
            <text:p>19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3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94" calcext:value-type="float">
            <text:p>19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3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95" calcext:value-type="float">
            <text:p>19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3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96" calcext:value-type="float">
            <text:p>19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3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97" calcext:value-type="float">
            <text:p>19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3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98" calcext:value-type="float">
            <text:p>19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3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99" calcext:value-type="float">
            <text:p>19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4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00" calcext:value-type="float">
            <text:p>20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4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01" calcext:value-type="float">
            <text:p>20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4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02" calcext:value-type="float">
            <text:p>20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4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03" calcext:value-type="float">
            <text:p>20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4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04" calcext:value-type="float">
            <text:p>20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4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05" calcext:value-type="float">
            <text:p>20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4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06" calcext:value-type="float">
            <text:p>20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4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07" calcext:value-type="float">
            <text:p>20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4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08" calcext:value-type="float">
            <text:p>20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4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09" calcext:value-type="float">
            <text:p>20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5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10" calcext:value-type="float">
            <text:p>21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5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11" calcext:value-type="float">
            <text:p>21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5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12" calcext:value-type="float">
            <text:p>21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5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13" calcext:value-type="float">
            <text:p>21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5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14" calcext:value-type="float">
            <text:p>21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5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15" calcext:value-type="float">
            <text:p>21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5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16" calcext:value-type="float">
            <text:p>21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5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17" calcext:value-type="float">
            <text:p>21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5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18" calcext:value-type="float">
            <text:p>21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5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19" calcext:value-type="float">
            <text:p>21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6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20" calcext:value-type="float">
            <text:p>22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6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21" calcext:value-type="float">
            <text:p>22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6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22" calcext:value-type="float">
            <text:p>22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6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23" calcext:value-type="float">
            <text:p>22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6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24" calcext:value-type="float">
            <text:p>22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6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25" calcext:value-type="float">
            <text:p>22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6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26" calcext:value-type="float">
            <text:p>22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6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27" calcext:value-type="float">
            <text:p>22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6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28" calcext:value-type="float">
            <text:p>22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6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29" calcext:value-type="float">
            <text:p>22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7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30" calcext:value-type="float">
            <text:p>23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7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31" calcext:value-type="float">
            <text:p>23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7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32" calcext:value-type="float">
            <text:p>23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7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33" calcext:value-type="float">
            <text:p>23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7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34" calcext:value-type="float">
            <text:p>23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7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35" calcext:value-type="float">
            <text:p>23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7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36" calcext:value-type="float">
            <text:p>23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7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37" calcext:value-type="float">
            <text:p>23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7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38" calcext:value-type="float">
            <text:p>23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7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39" calcext:value-type="float">
            <text:p>23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8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40" calcext:value-type="float">
            <text:p>24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8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41" calcext:value-type="float">
            <text:p>24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8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42" calcext:value-type="float">
            <text:p>24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8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43" calcext:value-type="float">
            <text:p>24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8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44" calcext:value-type="float">
            <text:p>24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8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45" calcext:value-type="float">
            <text:p>24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8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46" calcext:value-type="float">
            <text:p>24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8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47" calcext:value-type="float">
            <text:p>24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8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48" calcext:value-type="float">
            <text:p>24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8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49" calcext:value-type="float">
            <text:p>24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9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50" calcext:value-type="float">
            <text:p>25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9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51" calcext:value-type="float">
            <text:p>25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9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52" calcext:value-type="float">
            <text:p>25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9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53" calcext:value-type="float">
            <text:p>25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9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54" calcext:value-type="float">
            <text:p>25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9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55" calcext:value-type="float">
            <text:p>25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9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56" calcext:value-type="float">
            <text:p>25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9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57" calcext:value-type="float">
            <text:p>25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9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58" calcext:value-type="float">
            <text:p>25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9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59" calcext:value-type="float">
            <text:p>25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0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60" calcext:value-type="float">
            <text:p>26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0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61" calcext:value-type="float">
            <text:p>26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0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62" calcext:value-type="float">
            <text:p>26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0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63" calcext:value-type="float">
            <text:p>26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0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64" calcext:value-type="float">
            <text:p>26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0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65" calcext:value-type="float">
            <text:p>26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0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66" calcext:value-type="float">
            <text:p>26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0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67" calcext:value-type="float">
            <text:p>26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0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68" calcext:value-type="float">
            <text:p>26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0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69" calcext:value-type="float">
            <text:p>26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1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70" calcext:value-type="float">
            <text:p>27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1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71" calcext:value-type="float">
            <text:p>27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1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72" calcext:value-type="float">
            <text:p>27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1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73" calcext:value-type="float">
            <text:p>27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1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74" calcext:value-type="float">
            <text:p>27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1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75" calcext:value-type="float">
            <text:p>27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1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76" calcext:value-type="float">
            <text:p>27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1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77" calcext:value-type="float">
            <text:p>27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1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78" calcext:value-type="float">
            <text:p>27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1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79" calcext:value-type="float">
            <text:p>27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2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80" calcext:value-type="float">
            <text:p>28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2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81" calcext:value-type="float">
            <text:p>28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2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82" calcext:value-type="float">
            <text:p>28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2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83" calcext:value-type="float">
            <text:p>28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2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84" calcext:value-type="float">
            <text:p>28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2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85" calcext:value-type="float">
            <text:p>28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2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86" calcext:value-type="float">
            <text:p>28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2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87" calcext:value-type="float">
            <text:p>28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2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88" calcext:value-type="float">
            <text:p>28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2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89" calcext:value-type="float">
            <text:p>28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3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90" calcext:value-type="float">
            <text:p>29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3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91" calcext:value-type="float">
            <text:p>29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3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92" calcext:value-type="float">
            <text:p>29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3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93" calcext:value-type="float">
            <text:p>29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3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94" calcext:value-type="float">
            <text:p>29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3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95" calcext:value-type="float">
            <text:p>29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3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96" calcext:value-type="float">
            <text:p>29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3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97" calcext:value-type="float">
            <text:p>29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3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98" calcext:value-type="float">
            <text:p>29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3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299" calcext:value-type="float">
            <text:p>29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4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00" calcext:value-type="float">
            <text:p>30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4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01" calcext:value-type="float">
            <text:p>30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4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02" calcext:value-type="float">
            <text:p>30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4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03" calcext:value-type="float">
            <text:p>30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4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04" calcext:value-type="float">
            <text:p>30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4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05" calcext:value-type="float">
            <text:p>30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4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06" calcext:value-type="float">
            <text:p>30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4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07" calcext:value-type="float">
            <text:p>30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4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08" calcext:value-type="float">
            <text:p>30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4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09" calcext:value-type="float">
            <text:p>30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5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10" calcext:value-type="float">
            <text:p>31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5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11" calcext:value-type="float">
            <text:p>31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5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12" calcext:value-type="float">
            <text:p>31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5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13" calcext:value-type="float">
            <text:p>31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5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14" calcext:value-type="float">
            <text:p>31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5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15" calcext:value-type="float">
            <text:p>31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5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16" calcext:value-type="float">
            <text:p>31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5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17" calcext:value-type="float">
            <text:p>31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5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18" calcext:value-type="float">
            <text:p>31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5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19" calcext:value-type="float">
            <text:p>31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6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20" calcext:value-type="float">
            <text:p>32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6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21" calcext:value-type="float">
            <text:p>32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6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22" calcext:value-type="float">
            <text:p>32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6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23" calcext:value-type="float">
            <text:p>32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6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24" calcext:value-type="float">
            <text:p>32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6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25" calcext:value-type="float">
            <text:p>32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6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26" calcext:value-type="float">
            <text:p>32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6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27" calcext:value-type="float">
            <text:p>32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6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28" calcext:value-type="float">
            <text:p>32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6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29" calcext:value-type="float">
            <text:p>32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7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30" calcext:value-type="float">
            <text:p>33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7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31" calcext:value-type="float">
            <text:p>33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7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32" calcext:value-type="float">
            <text:p>33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7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33" calcext:value-type="float">
            <text:p>33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7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34" calcext:value-type="float">
            <text:p>33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7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35" calcext:value-type="float">
            <text:p>33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7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36" calcext:value-type="float">
            <text:p>33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7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37" calcext:value-type="float">
            <text:p>33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7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38" calcext:value-type="float">
            <text:p>33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7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39" calcext:value-type="float">
            <text:p>33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8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40" calcext:value-type="float">
            <text:p>34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8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41" calcext:value-type="float">
            <text:p>34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8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42" calcext:value-type="float">
            <text:p>34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8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43" calcext:value-type="float">
            <text:p>34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8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44" calcext:value-type="float">
            <text:p>34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8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45" calcext:value-type="float">
            <text:p>34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8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46" calcext:value-type="float">
            <text:p>34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8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47" calcext:value-type="float">
            <text:p>34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8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48" calcext:value-type="float">
            <text:p>34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8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49" calcext:value-type="float">
            <text:p>34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9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50" calcext:value-type="float">
            <text:p>35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9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51" calcext:value-type="float">
            <text:p>35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9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52" calcext:value-type="float">
            <text:p>35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9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53" calcext:value-type="float">
            <text:p>35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9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54" calcext:value-type="float">
            <text:p>35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9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55" calcext:value-type="float">
            <text:p>35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9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56" calcext:value-type="float">
            <text:p>35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9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57" calcext:value-type="float">
            <text:p>35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9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58" calcext:value-type="float">
            <text:p>35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29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59" calcext:value-type="float">
            <text:p>35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0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60" calcext:value-type="float">
            <text:p>36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0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61" calcext:value-type="float">
            <text:p>36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0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62" calcext:value-type="float">
            <text:p>36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0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63" calcext:value-type="float">
            <text:p>36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0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64" calcext:value-type="float">
            <text:p>36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0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65" calcext:value-type="float">
            <text:p>36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0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66" calcext:value-type="float">
            <text:p>36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0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67" calcext:value-type="float">
            <text:p>36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0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68" calcext:value-type="float">
            <text:p>36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0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69" calcext:value-type="float">
            <text:p>36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1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70" calcext:value-type="float">
            <text:p>37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1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71" calcext:value-type="float">
            <text:p>37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1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72" calcext:value-type="float">
            <text:p>37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1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73" calcext:value-type="float">
            <text:p>37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1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74" calcext:value-type="float">
            <text:p>37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1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75" calcext:value-type="float">
            <text:p>37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1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76" calcext:value-type="float">
            <text:p>37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1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77" calcext:value-type="float">
            <text:p>37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1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78" calcext:value-type="float">
            <text:p>37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1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79" calcext:value-type="float">
            <text:p>37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2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80" calcext:value-type="float">
            <text:p>38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2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81" calcext:value-type="float">
            <text:p>38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2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82" calcext:value-type="float">
            <text:p>38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2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83" calcext:value-type="float">
            <text:p>38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2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84" calcext:value-type="float">
            <text:p>38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2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85" calcext:value-type="float">
            <text:p>38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2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86" calcext:value-type="float">
            <text:p>38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2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87" calcext:value-type="float">
            <text:p>38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2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88" calcext:value-type="float">
            <text:p>38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2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89" calcext:value-type="float">
            <text:p>38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3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90" calcext:value-type="float">
            <text:p>39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3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91" calcext:value-type="float">
            <text:p>39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3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92" calcext:value-type="float">
            <text:p>39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3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93" calcext:value-type="float">
            <text:p>39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3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94" calcext:value-type="float">
            <text:p>39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3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95" calcext:value-type="float">
            <text:p>39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3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96" calcext:value-type="float">
            <text:p>39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3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97" calcext:value-type="float">
            <text:p>39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3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98" calcext:value-type="float">
            <text:p>39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3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399" calcext:value-type="float">
            <text:p>39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4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00" calcext:value-type="float">
            <text:p>40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4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01" calcext:value-type="float">
            <text:p>40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4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02" calcext:value-type="float">
            <text:p>40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4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03" calcext:value-type="float">
            <text:p>40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4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04" calcext:value-type="float">
            <text:p>40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4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05" calcext:value-type="float">
            <text:p>40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4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06" calcext:value-type="float">
            <text:p>40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4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07" calcext:value-type="float">
            <text:p>40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4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08" calcext:value-type="float">
            <text:p>40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4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09" calcext:value-type="float">
            <text:p>40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5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10" calcext:value-type="float">
            <text:p>41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5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11" calcext:value-type="float">
            <text:p>41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5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12" calcext:value-type="float">
            <text:p>41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5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13" calcext:value-type="float">
            <text:p>41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5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14" calcext:value-type="float">
            <text:p>41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5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15" calcext:value-type="float">
            <text:p>41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5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16" calcext:value-type="float">
            <text:p>41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5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17" calcext:value-type="float">
            <text:p>41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5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18" calcext:value-type="float">
            <text:p>41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5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19" calcext:value-type="float">
            <text:p>41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6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20" calcext:value-type="float">
            <text:p>42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6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21" calcext:value-type="float">
            <text:p>42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6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22" calcext:value-type="float">
            <text:p>42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6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23" calcext:value-type="float">
            <text:p>42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6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24" calcext:value-type="float">
            <text:p>42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6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25" calcext:value-type="float">
            <text:p>42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6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26" calcext:value-type="float">
            <text:p>42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6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27" calcext:value-type="float">
            <text:p>42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6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28" calcext:value-type="float">
            <text:p>42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6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29" calcext:value-type="float">
            <text:p>42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7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30" calcext:value-type="float">
            <text:p>43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7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31" calcext:value-type="float">
            <text:p>43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7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32" calcext:value-type="float">
            <text:p>43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7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33" calcext:value-type="float">
            <text:p>43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7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34" calcext:value-type="float">
            <text:p>43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7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35" calcext:value-type="float">
            <text:p>43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7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36" calcext:value-type="float">
            <text:p>43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7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37" calcext:value-type="float">
            <text:p>43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7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38" calcext:value-type="float">
            <text:p>43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7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39" calcext:value-type="float">
            <text:p>43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8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40" calcext:value-type="float">
            <text:p>44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8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41" calcext:value-type="float">
            <text:p>44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8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42" calcext:value-type="float">
            <text:p>44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8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43" calcext:value-type="float">
            <text:p>44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8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44" calcext:value-type="float">
            <text:p>44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8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45" calcext:value-type="float">
            <text:p>44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8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46" calcext:value-type="float">
            <text:p>44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8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47" calcext:value-type="float">
            <text:p>44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8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48" calcext:value-type="float">
            <text:p>44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8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49" calcext:value-type="float">
            <text:p>44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9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50" calcext:value-type="float">
            <text:p>45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9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51" calcext:value-type="float">
            <text:p>45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9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52" calcext:value-type="float">
            <text:p>45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9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53" calcext:value-type="float">
            <text:p>45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9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54" calcext:value-type="float">
            <text:p>45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9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55" calcext:value-type="float">
            <text:p>45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9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56" calcext:value-type="float">
            <text:p>45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9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57" calcext:value-type="float">
            <text:p>45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9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58" calcext:value-type="float">
            <text:p>45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39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59" calcext:value-type="float">
            <text:p>45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0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60" calcext:value-type="float">
            <text:p>46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0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61" calcext:value-type="float">
            <text:p>46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0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62" calcext:value-type="float">
            <text:p>46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0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63" calcext:value-type="float">
            <text:p>46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0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64" calcext:value-type="float">
            <text:p>46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0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65" calcext:value-type="float">
            <text:p>46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0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66" calcext:value-type="float">
            <text:p>46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0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67" calcext:value-type="float">
            <text:p>46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0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68" calcext:value-type="float">
            <text:p>46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0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69" calcext:value-type="float">
            <text:p>46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1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70" calcext:value-type="float">
            <text:p>47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1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71" calcext:value-type="float">
            <text:p>47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1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72" calcext:value-type="float">
            <text:p>47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1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73" calcext:value-type="float">
            <text:p>47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1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74" calcext:value-type="float">
            <text:p>47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1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75" calcext:value-type="float">
            <text:p>47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1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76" calcext:value-type="float">
            <text:p>47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1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77" calcext:value-type="float">
            <text:p>47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1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78" calcext:value-type="float">
            <text:p>47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1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79" calcext:value-type="float">
            <text:p>47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2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80" calcext:value-type="float">
            <text:p>48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2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81" calcext:value-type="float">
            <text:p>48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2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82" calcext:value-type="float">
            <text:p>48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2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83" calcext:value-type="float">
            <text:p>48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2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84" calcext:value-type="float">
            <text:p>48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2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85" calcext:value-type="float">
            <text:p>48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2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86" calcext:value-type="float">
            <text:p>48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2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87" calcext:value-type="float">
            <text:p>48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2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88" calcext:value-type="float">
            <text:p>48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2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89" calcext:value-type="float">
            <text:p>48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3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90" calcext:value-type="float">
            <text:p>49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3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91" calcext:value-type="float">
            <text:p>49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3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92" calcext:value-type="float">
            <text:p>49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3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93" calcext:value-type="float">
            <text:p>49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3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94" calcext:value-type="float">
            <text:p>49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3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95" calcext:value-type="float">
            <text:p>49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3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96" calcext:value-type="float">
            <text:p>49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3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97" calcext:value-type="float">
            <text:p>49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3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98" calcext:value-type="float">
            <text:p>49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3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499" calcext:value-type="float">
            <text:p>49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4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00" calcext:value-type="float">
            <text:p>50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4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01" calcext:value-type="float">
            <text:p>50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4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02" calcext:value-type="float">
            <text:p>50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4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03" calcext:value-type="float">
            <text:p>50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4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04" calcext:value-type="float">
            <text:p>50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4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05" calcext:value-type="float">
            <text:p>50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4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06" calcext:value-type="float">
            <text:p>50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4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07" calcext:value-type="float">
            <text:p>50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4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08" calcext:value-type="float">
            <text:p>50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4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09" calcext:value-type="float">
            <text:p>50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5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10" calcext:value-type="float">
            <text:p>51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5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11" calcext:value-type="float">
            <text:p>51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5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12" calcext:value-type="float">
            <text:p>51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5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13" calcext:value-type="float">
            <text:p>51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5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14" calcext:value-type="float">
            <text:p>51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5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15" calcext:value-type="float">
            <text:p>51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5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16" calcext:value-type="float">
            <text:p>51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5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17" calcext:value-type="float">
            <text:p>51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5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18" calcext:value-type="float">
            <text:p>51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5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19" calcext:value-type="float">
            <text:p>51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6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20" calcext:value-type="float">
            <text:p>52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6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21" calcext:value-type="float">
            <text:p>52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6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22" calcext:value-type="float">
            <text:p>52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6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23" calcext:value-type="float">
            <text:p>52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6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24" calcext:value-type="float">
            <text:p>52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6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25" calcext:value-type="float">
            <text:p>52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6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26" calcext:value-type="float">
            <text:p>52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6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27" calcext:value-type="float">
            <text:p>52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6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28" calcext:value-type="float">
            <text:p>52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6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29" calcext:value-type="float">
            <text:p>52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7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30" calcext:value-type="float">
            <text:p>53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7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31" calcext:value-type="float">
            <text:p>53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7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32" calcext:value-type="float">
            <text:p>53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7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33" calcext:value-type="float">
            <text:p>53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7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34" calcext:value-type="float">
            <text:p>53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7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35" calcext:value-type="float">
            <text:p>53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7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36" calcext:value-type="float">
            <text:p>53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7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37" calcext:value-type="float">
            <text:p>53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7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38" calcext:value-type="float">
            <text:p>53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7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39" calcext:value-type="float">
            <text:p>53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8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40" calcext:value-type="float">
            <text:p>54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8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41" calcext:value-type="float">
            <text:p>54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8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42" calcext:value-type="float">
            <text:p>54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8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43" calcext:value-type="float">
            <text:p>54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8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44" calcext:value-type="float">
            <text:p>54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8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45" calcext:value-type="float">
            <text:p>54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8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46" calcext:value-type="float">
            <text:p>54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8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47" calcext:value-type="float">
            <text:p>54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8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48" calcext:value-type="float">
            <text:p>54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8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49" calcext:value-type="float">
            <text:p>54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9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50" calcext:value-type="float">
            <text:p>55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9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51" calcext:value-type="float">
            <text:p>55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9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52" calcext:value-type="float">
            <text:p>55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9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53" calcext:value-type="float">
            <text:p>55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9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54" calcext:value-type="float">
            <text:p>55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9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55" calcext:value-type="float">
            <text:p>55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9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56" calcext:value-type="float">
            <text:p>55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9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57" calcext:value-type="float">
            <text:p>55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9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58" calcext:value-type="float">
            <text:p>55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49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59" calcext:value-type="float">
            <text:p>55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0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60" calcext:value-type="float">
            <text:p>56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0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61" calcext:value-type="float">
            <text:p>56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0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62" calcext:value-type="float">
            <text:p>56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0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63" calcext:value-type="float">
            <text:p>56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0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64" calcext:value-type="float">
            <text:p>56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0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65" calcext:value-type="float">
            <text:p>56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0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66" calcext:value-type="float">
            <text:p>56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0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67" calcext:value-type="float">
            <text:p>56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0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68" calcext:value-type="float">
            <text:p>56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0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69" calcext:value-type="float">
            <text:p>56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1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70" calcext:value-type="float">
            <text:p>57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1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71" calcext:value-type="float">
            <text:p>57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1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72" calcext:value-type="float">
            <text:p>57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1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73" calcext:value-type="float">
            <text:p>57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1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74" calcext:value-type="float">
            <text:p>57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1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75" calcext:value-type="float">
            <text:p>57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1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76" calcext:value-type="float">
            <text:p>57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1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77" calcext:value-type="float">
            <text:p>57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1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78" calcext:value-type="float">
            <text:p>57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1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79" calcext:value-type="float">
            <text:p>57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2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80" calcext:value-type="float">
            <text:p>58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2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81" calcext:value-type="float">
            <text:p>58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2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82" calcext:value-type="float">
            <text:p>58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2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83" calcext:value-type="float">
            <text:p>58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2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84" calcext:value-type="float">
            <text:p>58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2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85" calcext:value-type="float">
            <text:p>58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2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86" calcext:value-type="float">
            <text:p>58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2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87" calcext:value-type="float">
            <text:p>58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2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88" calcext:value-type="float">
            <text:p>58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2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89" calcext:value-type="float">
            <text:p>58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3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90" calcext:value-type="float">
            <text:p>59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3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91" calcext:value-type="float">
            <text:p>59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3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92" calcext:value-type="float">
            <text:p>59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3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93" calcext:value-type="float">
            <text:p>59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3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94" calcext:value-type="float">
            <text:p>59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3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95" calcext:value-type="float">
            <text:p>59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3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96" calcext:value-type="float">
            <text:p>59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3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97" calcext:value-type="float">
            <text:p>59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3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98" calcext:value-type="float">
            <text:p>59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3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599" calcext:value-type="float">
            <text:p>59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4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00" calcext:value-type="float">
            <text:p>60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4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01" calcext:value-type="float">
            <text:p>60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4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02" calcext:value-type="float">
            <text:p>60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4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03" calcext:value-type="float">
            <text:p>60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4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04" calcext:value-type="float">
            <text:p>60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4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05" calcext:value-type="float">
            <text:p>60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4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06" calcext:value-type="float">
            <text:p>60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4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07" calcext:value-type="float">
            <text:p>60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4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08" calcext:value-type="float">
            <text:p>60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4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09" calcext:value-type="float">
            <text:p>60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5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10" calcext:value-type="float">
            <text:p>61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5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11" calcext:value-type="float">
            <text:p>61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5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12" calcext:value-type="float">
            <text:p>61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5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13" calcext:value-type="float">
            <text:p>61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5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14" calcext:value-type="float">
            <text:p>61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5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15" calcext:value-type="float">
            <text:p>61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5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16" calcext:value-type="float">
            <text:p>61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5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17" calcext:value-type="float">
            <text:p>61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5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18" calcext:value-type="float">
            <text:p>61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5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19" calcext:value-type="float">
            <text:p>61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6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20" calcext:value-type="float">
            <text:p>62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6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21" calcext:value-type="float">
            <text:p>62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6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22" calcext:value-type="float">
            <text:p>62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6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23" calcext:value-type="float">
            <text:p>62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6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24" calcext:value-type="float">
            <text:p>62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6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25" calcext:value-type="float">
            <text:p>62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6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26" calcext:value-type="float">
            <text:p>62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6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27" calcext:value-type="float">
            <text:p>62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6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28" calcext:value-type="float">
            <text:p>62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6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29" calcext:value-type="float">
            <text:p>62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7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30" calcext:value-type="float">
            <text:p>63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7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31" calcext:value-type="float">
            <text:p>63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7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32" calcext:value-type="float">
            <text:p>63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7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33" calcext:value-type="float">
            <text:p>63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7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34" calcext:value-type="float">
            <text:p>63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7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35" calcext:value-type="float">
            <text:p>63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7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36" calcext:value-type="float">
            <text:p>63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7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37" calcext:value-type="float">
            <text:p>63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7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38" calcext:value-type="float">
            <text:p>63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7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39" calcext:value-type="float">
            <text:p>63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8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40" calcext:value-type="float">
            <text:p>64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8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41" calcext:value-type="float">
            <text:p>64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8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42" calcext:value-type="float">
            <text:p>64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8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43" calcext:value-type="float">
            <text:p>64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8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44" calcext:value-type="float">
            <text:p>64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8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45" calcext:value-type="float">
            <text:p>64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8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46" calcext:value-type="float">
            <text:p>64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8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47" calcext:value-type="float">
            <text:p>64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8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48" calcext:value-type="float">
            <text:p>64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8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49" calcext:value-type="float">
            <text:p>64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9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50" calcext:value-type="float">
            <text:p>65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9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51" calcext:value-type="float">
            <text:p>65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9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52" calcext:value-type="float">
            <text:p>65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9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53" calcext:value-type="float">
            <text:p>65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9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54" calcext:value-type="float">
            <text:p>65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9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55" calcext:value-type="float">
            <text:p>65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9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56" calcext:value-type="float">
            <text:p>65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9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57" calcext:value-type="float">
            <text:p>65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9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58" calcext:value-type="float">
            <text:p>65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59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59" calcext:value-type="float">
            <text:p>65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0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60" calcext:value-type="float">
            <text:p>66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0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61" calcext:value-type="float">
            <text:p>66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0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62" calcext:value-type="float">
            <text:p>66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0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63" calcext:value-type="float">
            <text:p>66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0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64" calcext:value-type="float">
            <text:p>66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0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65" calcext:value-type="float">
            <text:p>66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0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66" calcext:value-type="float">
            <text:p>66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0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67" calcext:value-type="float">
            <text:p>66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0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68" calcext:value-type="float">
            <text:p>66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0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69" calcext:value-type="float">
            <text:p>66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1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70" calcext:value-type="float">
            <text:p>67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1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71" calcext:value-type="float">
            <text:p>67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1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72" calcext:value-type="float">
            <text:p>67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1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73" calcext:value-type="float">
            <text:p>67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1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74" calcext:value-type="float">
            <text:p>67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1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75" calcext:value-type="float">
            <text:p>67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1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76" calcext:value-type="float">
            <text:p>67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1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77" calcext:value-type="float">
            <text:p>67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1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78" calcext:value-type="float">
            <text:p>67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1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79" calcext:value-type="float">
            <text:p>67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2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80" calcext:value-type="float">
            <text:p>68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2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81" calcext:value-type="float">
            <text:p>68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2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82" calcext:value-type="float">
            <text:p>68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2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83" calcext:value-type="float">
            <text:p>68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2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84" calcext:value-type="float">
            <text:p>68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2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85" calcext:value-type="float">
            <text:p>68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2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86" calcext:value-type="float">
            <text:p>68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2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87" calcext:value-type="float">
            <text:p>68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2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88" calcext:value-type="float">
            <text:p>68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2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89" calcext:value-type="float">
            <text:p>68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3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90" calcext:value-type="float">
            <text:p>69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3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91" calcext:value-type="float">
            <text:p>69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3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92" calcext:value-type="float">
            <text:p>69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3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93" calcext:value-type="float">
            <text:p>69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3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94" calcext:value-type="float">
            <text:p>69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3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95" calcext:value-type="float">
            <text:p>69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3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96" calcext:value-type="float">
            <text:p>69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3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97" calcext:value-type="float">
            <text:p>69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3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98" calcext:value-type="float">
            <text:p>69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3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699" calcext:value-type="float">
            <text:p>69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4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00" calcext:value-type="float">
            <text:p>70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4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01" calcext:value-type="float">
            <text:p>70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4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02" calcext:value-type="float">
            <text:p>70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4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03" calcext:value-type="float">
            <text:p>70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4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04" calcext:value-type="float">
            <text:p>70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4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05" calcext:value-type="float">
            <text:p>70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4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06" calcext:value-type="float">
            <text:p>70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4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07" calcext:value-type="float">
            <text:p>70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4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08" calcext:value-type="float">
            <text:p>70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4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09" calcext:value-type="float">
            <text:p>70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5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10" calcext:value-type="float">
            <text:p>71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5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11" calcext:value-type="float">
            <text:p>71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5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12" calcext:value-type="float">
            <text:p>71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5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13" calcext:value-type="float">
            <text:p>71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5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14" calcext:value-type="float">
            <text:p>71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5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15" calcext:value-type="float">
            <text:p>71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5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16" calcext:value-type="float">
            <text:p>71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5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17" calcext:value-type="float">
            <text:p>71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5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18" calcext:value-type="float">
            <text:p>71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5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19" calcext:value-type="float">
            <text:p>71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6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20" calcext:value-type="float">
            <text:p>72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6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21" calcext:value-type="float">
            <text:p>72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6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22" calcext:value-type="float">
            <text:p>72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6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23" calcext:value-type="float">
            <text:p>72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6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24" calcext:value-type="float">
            <text:p>72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6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25" calcext:value-type="float">
            <text:p>72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6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26" calcext:value-type="float">
            <text:p>72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6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27" calcext:value-type="float">
            <text:p>72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6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28" calcext:value-type="float">
            <text:p>72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6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29" calcext:value-type="float">
            <text:p>72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7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30" calcext:value-type="float">
            <text:p>73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7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31" calcext:value-type="float">
            <text:p>73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7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32" calcext:value-type="float">
            <text:p>73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7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33" calcext:value-type="float">
            <text:p>73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7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34" calcext:value-type="float">
            <text:p>73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7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35" calcext:value-type="float">
            <text:p>73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7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36" calcext:value-type="float">
            <text:p>73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7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37" calcext:value-type="float">
            <text:p>73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7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38" calcext:value-type="float">
            <text:p>73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7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39" calcext:value-type="float">
            <text:p>73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8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40" calcext:value-type="float">
            <text:p>74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8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41" calcext:value-type="float">
            <text:p>74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8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42" calcext:value-type="float">
            <text:p>74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8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43" calcext:value-type="float">
            <text:p>74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8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44" calcext:value-type="float">
            <text:p>74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8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45" calcext:value-type="float">
            <text:p>74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8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46" calcext:value-type="float">
            <text:p>74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8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47" calcext:value-type="float">
            <text:p>74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8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48" calcext:value-type="float">
            <text:p>74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8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49" calcext:value-type="float">
            <text:p>74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9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50" calcext:value-type="float">
            <text:p>75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9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51" calcext:value-type="float">
            <text:p>75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9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52" calcext:value-type="float">
            <text:p>75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9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53" calcext:value-type="float">
            <text:p>75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9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54" calcext:value-type="float">
            <text:p>75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9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55" calcext:value-type="float">
            <text:p>75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9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56" calcext:value-type="float">
            <text:p>75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9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57" calcext:value-type="float">
            <text:p>75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9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58" calcext:value-type="float">
            <text:p>75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69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59" calcext:value-type="float">
            <text:p>75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0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60" calcext:value-type="float">
            <text:p>76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0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61" calcext:value-type="float">
            <text:p>76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0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62" calcext:value-type="float">
            <text:p>76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0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63" calcext:value-type="float">
            <text:p>76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0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64" calcext:value-type="float">
            <text:p>76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0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65" calcext:value-type="float">
            <text:p>76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0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66" calcext:value-type="float">
            <text:p>76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0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67" calcext:value-type="float">
            <text:p>76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0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68" calcext:value-type="float">
            <text:p>76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0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69" calcext:value-type="float">
            <text:p>76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1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70" calcext:value-type="float">
            <text:p>77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1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71" calcext:value-type="float">
            <text:p>77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1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72" calcext:value-type="float">
            <text:p>77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1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73" calcext:value-type="float">
            <text:p>77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1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74" calcext:value-type="float">
            <text:p>77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1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75" calcext:value-type="float">
            <text:p>77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1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76" calcext:value-type="float">
            <text:p>77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1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77" calcext:value-type="float">
            <text:p>77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1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78" calcext:value-type="float">
            <text:p>77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1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79" calcext:value-type="float">
            <text:p>77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2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80" calcext:value-type="float">
            <text:p>78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2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81" calcext:value-type="float">
            <text:p>78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2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82" calcext:value-type="float">
            <text:p>78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2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83" calcext:value-type="float">
            <text:p>78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2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84" calcext:value-type="float">
            <text:p>78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2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85" calcext:value-type="float">
            <text:p>78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2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86" calcext:value-type="float">
            <text:p>78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2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87" calcext:value-type="float">
            <text:p>78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2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88" calcext:value-type="float">
            <text:p>78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2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89" calcext:value-type="float">
            <text:p>78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3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90" calcext:value-type="float">
            <text:p>79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3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91" calcext:value-type="float">
            <text:p>79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3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92" calcext:value-type="float">
            <text:p>79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3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93" calcext:value-type="float">
            <text:p>79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3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94" calcext:value-type="float">
            <text:p>79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3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95" calcext:value-type="float">
            <text:p>79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3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96" calcext:value-type="float">
            <text:p>79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3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97" calcext:value-type="float">
            <text:p>79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3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98" calcext:value-type="float">
            <text:p>79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3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799" calcext:value-type="float">
            <text:p>79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4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00" calcext:value-type="float">
            <text:p>80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4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01" calcext:value-type="float">
            <text:p>80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4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02" calcext:value-type="float">
            <text:p>80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4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03" calcext:value-type="float">
            <text:p>80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4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04" calcext:value-type="float">
            <text:p>80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4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05" calcext:value-type="float">
            <text:p>80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4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06" calcext:value-type="float">
            <text:p>80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4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07" calcext:value-type="float">
            <text:p>80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4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08" calcext:value-type="float">
            <text:p>80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4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09" calcext:value-type="float">
            <text:p>80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5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10" calcext:value-type="float">
            <text:p>81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5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11" calcext:value-type="float">
            <text:p>81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5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12" calcext:value-type="float">
            <text:p>81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5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13" calcext:value-type="float">
            <text:p>81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5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14" calcext:value-type="float">
            <text:p>81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5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15" calcext:value-type="float">
            <text:p>81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5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16" calcext:value-type="float">
            <text:p>81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5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17" calcext:value-type="float">
            <text:p>81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5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18" calcext:value-type="float">
            <text:p>81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5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19" calcext:value-type="float">
            <text:p>81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6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20" calcext:value-type="float">
            <text:p>82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6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21" calcext:value-type="float">
            <text:p>82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6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22" calcext:value-type="float">
            <text:p>82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6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23" calcext:value-type="float">
            <text:p>82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6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24" calcext:value-type="float">
            <text:p>82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6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25" calcext:value-type="float">
            <text:p>82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6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26" calcext:value-type="float">
            <text:p>82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6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27" calcext:value-type="float">
            <text:p>82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6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28" calcext:value-type="float">
            <text:p>82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6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29" calcext:value-type="float">
            <text:p>82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7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30" calcext:value-type="float">
            <text:p>83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7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31" calcext:value-type="float">
            <text:p>83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7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32" calcext:value-type="float">
            <text:p>83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7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33" calcext:value-type="float">
            <text:p>83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7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34" calcext:value-type="float">
            <text:p>83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7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35" calcext:value-type="float">
            <text:p>83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7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36" calcext:value-type="float">
            <text:p>83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7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37" calcext:value-type="float">
            <text:p>83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7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38" calcext:value-type="float">
            <text:p>83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7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39" calcext:value-type="float">
            <text:p>83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8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40" calcext:value-type="float">
            <text:p>84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8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41" calcext:value-type="float">
            <text:p>84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8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42" calcext:value-type="float">
            <text:p>84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8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43" calcext:value-type="float">
            <text:p>84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8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44" calcext:value-type="float">
            <text:p>84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8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45" calcext:value-type="float">
            <text:p>84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8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46" calcext:value-type="float">
            <text:p>84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8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47" calcext:value-type="float">
            <text:p>84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8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48" calcext:value-type="float">
            <text:p>84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8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49" calcext:value-type="float">
            <text:p>84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9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50" calcext:value-type="float">
            <text:p>85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9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51" calcext:value-type="float">
            <text:p>85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9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52" calcext:value-type="float">
            <text:p>85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9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53" calcext:value-type="float">
            <text:p>85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9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54" calcext:value-type="float">
            <text:p>85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9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55" calcext:value-type="float">
            <text:p>85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9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56" calcext:value-type="float">
            <text:p>85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9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57" calcext:value-type="float">
            <text:p>85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9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58" calcext:value-type="float">
            <text:p>85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79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59" calcext:value-type="float">
            <text:p>85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0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60" calcext:value-type="float">
            <text:p>86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0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61" calcext:value-type="float">
            <text:p>86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0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62" calcext:value-type="float">
            <text:p>86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0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63" calcext:value-type="float">
            <text:p>86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0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64" calcext:value-type="float">
            <text:p>86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0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65" calcext:value-type="float">
            <text:p>86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0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66" calcext:value-type="float">
            <text:p>86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0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67" calcext:value-type="float">
            <text:p>86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0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68" calcext:value-type="float">
            <text:p>86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0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69" calcext:value-type="float">
            <text:p>86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1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70" calcext:value-type="float">
            <text:p>87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1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71" calcext:value-type="float">
            <text:p>87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1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72" calcext:value-type="float">
            <text:p>87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1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73" calcext:value-type="float">
            <text:p>87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1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74" calcext:value-type="float">
            <text:p>87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1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75" calcext:value-type="float">
            <text:p>87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1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76" calcext:value-type="float">
            <text:p>87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1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77" calcext:value-type="float">
            <text:p>87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1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78" calcext:value-type="float">
            <text:p>87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1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79" calcext:value-type="float">
            <text:p>87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2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80" calcext:value-type="float">
            <text:p>88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2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81" calcext:value-type="float">
            <text:p>88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2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82" calcext:value-type="float">
            <text:p>88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2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83" calcext:value-type="float">
            <text:p>88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2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84" calcext:value-type="float">
            <text:p>88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2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85" calcext:value-type="float">
            <text:p>88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2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86" calcext:value-type="float">
            <text:p>88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2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87" calcext:value-type="float">
            <text:p>88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2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88" calcext:value-type="float">
            <text:p>88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2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89" calcext:value-type="float">
            <text:p>88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3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90" calcext:value-type="float">
            <text:p>89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3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91" calcext:value-type="float">
            <text:p>89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3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92" calcext:value-type="float">
            <text:p>89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3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93" calcext:value-type="float">
            <text:p>89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3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94" calcext:value-type="float">
            <text:p>89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3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95" calcext:value-type="float">
            <text:p>89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3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96" calcext:value-type="float">
            <text:p>89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3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97" calcext:value-type="float">
            <text:p>89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3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98" calcext:value-type="float">
            <text:p>89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3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899" calcext:value-type="float">
            <text:p>89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4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00" calcext:value-type="float">
            <text:p>90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4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01" calcext:value-type="float">
            <text:p>90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4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02" calcext:value-type="float">
            <text:p>90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4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03" calcext:value-type="float">
            <text:p>90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4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04" calcext:value-type="float">
            <text:p>90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4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05" calcext:value-type="float">
            <text:p>90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4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06" calcext:value-type="float">
            <text:p>90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4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07" calcext:value-type="float">
            <text:p>90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4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08" calcext:value-type="float">
            <text:p>90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4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09" calcext:value-type="float">
            <text:p>90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5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10" calcext:value-type="float">
            <text:p>91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5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11" calcext:value-type="float">
            <text:p>91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5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12" calcext:value-type="float">
            <text:p>91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5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13" calcext:value-type="float">
            <text:p>91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5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14" calcext:value-type="float">
            <text:p>91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5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15" calcext:value-type="float">
            <text:p>91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5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16" calcext:value-type="float">
            <text:p>91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5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17" calcext:value-type="float">
            <text:p>91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5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18" calcext:value-type="float">
            <text:p>91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5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19" calcext:value-type="float">
            <text:p>91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6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20" calcext:value-type="float">
            <text:p>92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6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21" calcext:value-type="float">
            <text:p>92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6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22" calcext:value-type="float">
            <text:p>92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6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23" calcext:value-type="float">
            <text:p>92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6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24" calcext:value-type="float">
            <text:p>92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6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25" calcext:value-type="float">
            <text:p>92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6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26" calcext:value-type="float">
            <text:p>92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6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27" calcext:value-type="float">
            <text:p>92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6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28" calcext:value-type="float">
            <text:p>92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6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29" calcext:value-type="float">
            <text:p>92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7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30" calcext:value-type="float">
            <text:p>93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7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31" calcext:value-type="float">
            <text:p>93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7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32" calcext:value-type="float">
            <text:p>93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7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33" calcext:value-type="float">
            <text:p>93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7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34" calcext:value-type="float">
            <text:p>93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7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35" calcext:value-type="float">
            <text:p>93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7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36" calcext:value-type="float">
            <text:p>93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7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37" calcext:value-type="float">
            <text:p>93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7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38" calcext:value-type="float">
            <text:p>93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7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39" calcext:value-type="float">
            <text:p>93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8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40" calcext:value-type="float">
            <text:p>94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8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41" calcext:value-type="float">
            <text:p>94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8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42" calcext:value-type="float">
            <text:p>94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8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43" calcext:value-type="float">
            <text:p>94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8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44" calcext:value-type="float">
            <text:p>94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8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45" calcext:value-type="float">
            <text:p>94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8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46" calcext:value-type="float">
            <text:p>94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8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47" calcext:value-type="float">
            <text:p>94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8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48" calcext:value-type="float">
            <text:p>94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8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49" calcext:value-type="float">
            <text:p>94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9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50" calcext:value-type="float">
            <text:p>95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9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51" calcext:value-type="float">
            <text:p>95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9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52" calcext:value-type="float">
            <text:p>95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9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53" calcext:value-type="float">
            <text:p>95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9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54" calcext:value-type="float">
            <text:p>95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9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55" calcext:value-type="float">
            <text:p>95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9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56" calcext:value-type="float">
            <text:p>95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9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57" calcext:value-type="float">
            <text:p>95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9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58" calcext:value-type="float">
            <text:p>95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89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59" calcext:value-type="float">
            <text:p>95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0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60" calcext:value-type="float">
            <text:p>96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0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61" calcext:value-type="float">
            <text:p>96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0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62" calcext:value-type="float">
            <text:p>96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0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63" calcext:value-type="float">
            <text:p>96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0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64" calcext:value-type="float">
            <text:p>96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0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65" calcext:value-type="float">
            <text:p>96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0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66" calcext:value-type="float">
            <text:p>96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0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67" calcext:value-type="float">
            <text:p>96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0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68" calcext:value-type="float">
            <text:p>96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0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69" calcext:value-type="float">
            <text:p>96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1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70" calcext:value-type="float">
            <text:p>97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1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71" calcext:value-type="float">
            <text:p>97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1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72" calcext:value-type="float">
            <text:p>97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1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73" calcext:value-type="float">
            <text:p>97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1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74" calcext:value-type="float">
            <text:p>97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1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75" calcext:value-type="float">
            <text:p>97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1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76" calcext:value-type="float">
            <text:p>97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1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77" calcext:value-type="float">
            <text:p>97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1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78" calcext:value-type="float">
            <text:p>97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1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79" calcext:value-type="float">
            <text:p>97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2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80" calcext:value-type="float">
            <text:p>98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2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81" calcext:value-type="float">
            <text:p>98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2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82" calcext:value-type="float">
            <text:p>98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2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83" calcext:value-type="float">
            <text:p>98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2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84" calcext:value-type="float">
            <text:p>98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2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85" calcext:value-type="float">
            <text:p>98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2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86" calcext:value-type="float">
            <text:p>98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2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87" calcext:value-type="float">
            <text:p>98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2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88" calcext:value-type="float">
            <text:p>98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2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89" calcext:value-type="float">
            <text:p>98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3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90" calcext:value-type="float">
            <text:p>99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3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91" calcext:value-type="float">
            <text:p>99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3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92" calcext:value-type="float">
            <text:p>99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3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93" calcext:value-type="float">
            <text:p>99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3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94" calcext:value-type="float">
            <text:p>99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3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95" calcext:value-type="float">
            <text:p>99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3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96" calcext:value-type="float">
            <text:p>99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3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97" calcext:value-type="float">
            <text:p>99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3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98" calcext:value-type="float">
            <text:p>99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3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999" calcext:value-type="float">
            <text:p>99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4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00" calcext:value-type="float">
            <text:p>100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4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01" calcext:value-type="float">
            <text:p>100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4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02" calcext:value-type="float">
            <text:p>100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4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03" calcext:value-type="float">
            <text:p>100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4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04" calcext:value-type="float">
            <text:p>100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4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05" calcext:value-type="float">
            <text:p>100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4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06" calcext:value-type="float">
            <text:p>100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4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07" calcext:value-type="float">
            <text:p>100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4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08" calcext:value-type="float">
            <text:p>100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4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09" calcext:value-type="float">
            <text:p>100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5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10" calcext:value-type="float">
            <text:p>101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5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11" calcext:value-type="float">
            <text:p>101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5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12" calcext:value-type="float">
            <text:p>101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5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13" calcext:value-type="float">
            <text:p>101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5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14" calcext:value-type="float">
            <text:p>101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5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15" calcext:value-type="float">
            <text:p>101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5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16" calcext:value-type="float">
            <text:p>101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5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17" calcext:value-type="float">
            <text:p>101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5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18" calcext:value-type="float">
            <text:p>101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5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19" calcext:value-type="float">
            <text:p>101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6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20" calcext:value-type="float">
            <text:p>102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6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21" calcext:value-type="float">
            <text:p>102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6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22" calcext:value-type="float">
            <text:p>102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6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23" calcext:value-type="float">
            <text:p>102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6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24" calcext:value-type="float">
            <text:p>102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6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25" calcext:value-type="float">
            <text:p>102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6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26" calcext:value-type="float">
            <text:p>102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6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27" calcext:value-type="float">
            <text:p>102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6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28" calcext:value-type="float">
            <text:p>102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6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29" calcext:value-type="float">
            <text:p>102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7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30" calcext:value-type="float">
            <text:p>103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7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31" calcext:value-type="float">
            <text:p>103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7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32" calcext:value-type="float">
            <text:p>103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7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33" calcext:value-type="float">
            <text:p>103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7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34" calcext:value-type="float">
            <text:p>103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7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35" calcext:value-type="float">
            <text:p>103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7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36" calcext:value-type="float">
            <text:p>103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7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37" calcext:value-type="float">
            <text:p>103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7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38" calcext:value-type="float">
            <text:p>103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7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39" calcext:value-type="float">
            <text:p>103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8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40" calcext:value-type="float">
            <text:p>104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8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41" calcext:value-type="float">
            <text:p>104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8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42" calcext:value-type="float">
            <text:p>104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8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43" calcext:value-type="float">
            <text:p>104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8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44" calcext:value-type="float">
            <text:p>104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8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45" calcext:value-type="float">
            <text:p>104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8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46" calcext:value-type="float">
            <text:p>104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8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47" calcext:value-type="float">
            <text:p>104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8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48" calcext:value-type="float">
            <text:p>104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8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49" calcext:value-type="float">
            <text:p>104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9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50" calcext:value-type="float">
            <text:p>105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9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51" calcext:value-type="float">
            <text:p>105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9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52" calcext:value-type="float">
            <text:p>105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9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53" calcext:value-type="float">
            <text:p>105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9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54" calcext:value-type="float">
            <text:p>105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9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55" calcext:value-type="float">
            <text:p>105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9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56" calcext:value-type="float">
            <text:p>105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9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57" calcext:value-type="float">
            <text:p>105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9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58" calcext:value-type="float">
            <text:p>105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99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59" calcext:value-type="float">
            <text:p>105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0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60" calcext:value-type="float">
            <text:p>106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0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61" calcext:value-type="float">
            <text:p>106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0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62" calcext:value-type="float">
            <text:p>106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0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63" calcext:value-type="float">
            <text:p>106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0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64" calcext:value-type="float">
            <text:p>106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0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65" calcext:value-type="float">
            <text:p>106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0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66" calcext:value-type="float">
            <text:p>106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0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67" calcext:value-type="float">
            <text:p>106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0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68" calcext:value-type="float">
            <text:p>106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0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69" calcext:value-type="float">
            <text:p>106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1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70" calcext:value-type="float">
            <text:p>107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1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71" calcext:value-type="float">
            <text:p>107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1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72" calcext:value-type="float">
            <text:p>107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1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73" calcext:value-type="float">
            <text:p>107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1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74" calcext:value-type="float">
            <text:p>107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1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75" calcext:value-type="float">
            <text:p>107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1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76" calcext:value-type="float">
            <text:p>107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1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77" calcext:value-type="float">
            <text:p>107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1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78" calcext:value-type="float">
            <text:p>107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1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79" calcext:value-type="float">
            <text:p>107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2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80" calcext:value-type="float">
            <text:p>108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2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81" calcext:value-type="float">
            <text:p>108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2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82" calcext:value-type="float">
            <text:p>108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2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83" calcext:value-type="float">
            <text:p>108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2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84" calcext:value-type="float">
            <text:p>108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2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85" calcext:value-type="float">
            <text:p>108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2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86" calcext:value-type="float">
            <text:p>108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2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87" calcext:value-type="float">
            <text:p>108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2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88" calcext:value-type="float">
            <text:p>108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2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89" calcext:value-type="float">
            <text:p>108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3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90" calcext:value-type="float">
            <text:p>1090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31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91" calcext:value-type="float">
            <text:p>1091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32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92" calcext:value-type="float">
            <text:p>1092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33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93" calcext:value-type="float">
            <text:p>1093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34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94" calcext:value-type="float">
            <text:p>1094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35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95" calcext:value-type="float">
            <text:p>1095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36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96" calcext:value-type="float">
            <text:p>1096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37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97" calcext:value-type="float">
            <text:p>1097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38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98" calcext:value-type="float">
            <text:p>1098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39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>
          <table:table-cell table:style-name="ce149" office:value-type="float" office:value="1099" calcext:value-type="float">
            <text:p>1099</text:p>
          </table:table-cell>
          <table:table-cell table:style-name="ce149"/>
          <table:table-cell table:style-name="ce65"/>
          <table:table-cell table:content-validation-name="val3"/>
          <table:table-cell table:style-name="ce66" table:formula="of:=IFERROR(VLOOKUP([.D1040];[$Proveedores.$B$2:$Proveedores.$C$1000];2);&quot;&quot;)">
            <text:p/>
          </table:table-cell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 table:number-rows-repeated="1047491">
          <table:table-cell table:style-name="ce149" table:number-columns-repeated="2"/>
          <table:table-cell table:style-name="ce65"/>
          <table:table-cell table:content-validation-name="val3"/>
          <table:table-cell/>
          <table:table-cell table:style-name="ce68"/>
          <table:table-cell table:style-name="ce89"/>
          <table:table-cell table:style-name="ce57" table:content-validation-name="val4"/>
          <table:table-cell table:number-columns-repeated="3"/>
        </table:table-row>
        <table:table-row table:style-name="ro2" table:number-rows-repeated="1572863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Proveedores" table:style-name="ta2">
        <office:forms form:automatic-focus="false" form:apply-design-mode="false"/>
        <table:table-column table:style-name="co51" table:default-cell-style-name="Default"/>
        <table:table-column table:style-name="co49" table:default-cell-style-name="Default"/>
        <table:table-column table:style-name="co6" table:default-cell-style-name="Default"/>
        <table:table-column table:style-name="co52" table:default-cell-style-name="Default"/>
        <table:table-column table:style-name="co53" table:default-cell-style-name="ce172"/>
        <table:table-column table:style-name="co54" table:default-cell-style-name="Default"/>
        <table:table-column table:style-name="co6" table:default-cell-style-name="Default"/>
        <table:table-row table:style-name="ro8">
          <table:table-cell table:style-name="ce80" office:value-type="string" calcext:value-type="string">
            <text:p>Núm Proveedor</text:p>
          </table:table-cell>
          <table:table-cell table:style-name="ce80" office:value-type="string" calcext:value-type="string">
            <text:p>Nombre/Razón social</text:p>
          </table:table-cell>
          <table:table-cell table:style-name="ce80" office:value-type="string" calcext:value-type="string">
            <text:p>NIF/CIF</text:p>
          </table:table-cell>
          <table:table-cell table:style-name="ce80" office:value-type="string" calcext:value-type="string">
            <text:p>Dirección</text:p>
          </table:table-cell>
          <table:table-cell table:style-name="ce168" office:value-type="string" calcext:value-type="string">
            <text:p>Código Postal</text:p>
          </table:table-cell>
          <table:table-cell table:style-name="ce80" office:value-type="string" calcext:value-type="string">
            <text:p>Población</text:p>
          </table:table-cell>
          <table:table-cell table:style-name="ce80" office:value-type="string" calcext:value-type="string">
            <text:p>Provincia</text:p>
          </table:table-cell>
        </table:table-row>
        <table:table-row table:style-name="ro2">
          <table:table-cell table:style-name="ce149" office:value-type="float" office:value="1" calcext:value-type="float">
            <text:p>1</text:p>
          </table:table-cell>
          <table:table-cell office:value-type="string" calcext:value-type="string">
            <text:p>Medicina Materno Fetal BCN S.L</text:p>
          </table:table-cell>
          <table:table-cell table:style-name="ce163" office:value-type="string" calcext:value-type="string">
            <text:p>B65676033 </text:p>
          </table:table-cell>
          <table:table-cell office:value-type="string" calcext:value-type="string">
            <text:p>Calle de Frederic Mompou Nº 4A ,3º 2ª </text:p>
          </table:table-cell>
          <table:table-cell table:style-name="ce169" office:value-type="string" calcext:value-type="string">
            <text:p>08960</text:p>
          </table:table-cell>
          <table:table-cell table:style-name="ce163" office:value-type="string" calcext:value-type="string">
            <text:p>San Justo Desvern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49" office:value-type="float" office:value="2" calcext:value-type="float">
            <text:p>2</text:p>
          </table:table-cell>
          <table:table-cell office:value-type="string" calcext:value-type="string">
            <text:p>Ilustre Colegio Oficial De Médicos De Madrid</text:p>
          </table:table-cell>
          <table:table-cell table:style-name="ce163" office:value-type="string" calcext:value-type="string">
            <text:p>Q2866010H </text:p>
          </table:table-cell>
          <table:table-cell table:style-name="ce167"/>
          <table:table-cell table:number-columns-repeated="3"/>
        </table:table-row>
        <table:table-row table:style-name="ro2">
          <table:table-cell table:style-name="ce149" office:value-type="float" office:value="3" calcext:value-type="float">
            <text:p>3</text:p>
          </table:table-cell>
          <table:table-cell table:style-name="ce163" office:value-type="string" calcext:value-type="string">
            <text:p>Mutual Médica</text:p>
          </table:table-cell>
          <table:table-cell table:style-name="ce163" office:value-type="string" calcext:value-type="string">
            <text:p>V08475766 </text:p>
          </table:table-cell>
          <table:table-cell table:number-columns-repeated="4"/>
        </table:table-row>
        <table:table-row table:style-name="ro2">
          <table:table-cell table:style-name="ce149" office:value-type="float" office:value="4" calcext:value-type="float">
            <text:p>4</text:p>
          </table:table-cell>
          <table:table-cell office:value-type="string" calcext:value-type="string">
            <text:p>Xana Fotocopias</text:p>
          </table:table-cell>
          <table:table-cell office:value-type="string" calcext:value-type="string">
            <text:p>B80999550</text:p>
          </table:table-cell>
          <table:table-cell office:value-type="string" calcext:value-type="string">
            <text:p>Calle Madrid nº14</text:p>
          </table:table-cell>
          <table:table-cell office:value-type="string" calcext:value-type="string">
            <text:p>28901</text:p>
          </table:table-cell>
          <table:table-cell office:value-type="string" calcext:value-type="string">
            <text:p>Getafe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table:style-name="ce149" office:value-type="float" office:value="5" calcext:value-type="float">
            <text:p>5</text:p>
          </table:table-cell>
          <table:table-cell office:value-type="string" calcext:value-type="string">
            <text:p>RENFE</text:p>
          </table:table-cell>
          <table:table-cell table:number-columns-repeated="5"/>
        </table:table-row>
        <table:table-row table:style-name="ro2">
          <table:table-cell table:style-name="ce149" office:value-type="float" office:value="6" calcext:value-type="float">
            <text:p>6</text:p>
          </table:table-cell>
          <table:table-cell office:value-type="string" calcext:value-type="string">
            <text:p>SEGO</text:p>
          </table:table-cell>
          <table:table-cell table:style-name="ce157" office:value-type="string" calcext:value-type="string">
            <text:p>G28217834 </text:p>
          </table:table-cell>
          <table:table-cell table:number-columns-repeated="4"/>
        </table:table-row>
        <table:table-row table:style-name="ro2">
          <table:table-cell table:style-name="ce149" office:value-type="float" office:value="7" calcext:value-type="float">
            <text:p>7</text:p>
          </table:table-cell>
          <table:table-cell office:value-type="string" calcext:value-type="string">
            <text:p>A.M.A</text:p>
          </table:table-cell>
          <table:table-cell table:number-columns-repeated="5"/>
        </table:table-row>
        <table:table-row table:style-name="ro2">
          <table:table-cell table:style-name="ce149" office:value-type="float" office:value="8" calcext:value-type="float">
            <text:p>8</text:p>
          </table:table-cell>
          <table:table-cell office:value-type="string" calcext:value-type="string">
            <text:p>Hostal Lami</text:p>
          </table:table-cell>
          <table:table-cell table:number-columns-repeated="5"/>
        </table:table-row>
        <table:table-row table:style-name="ro2">
          <table:table-cell table:style-name="ce149"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table:style-name="ce149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149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49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style-name="ce149" office:value-type="float" office:value="13" calcext:value-type="float">
            <text:p>13</text:p>
          </table:table-cell>
          <table:table-cell table:number-columns-repeated="6"/>
        </table:table-row>
        <table:table-row table:style-name="ro2">
          <table:table-cell table:style-name="ce149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149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style-name="ce149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149" office:value-type="float" office:value="17" calcext:value-type="float">
            <text:p>17</text:p>
          </table:table-cell>
          <table:table-cell table:number-columns-repeated="6"/>
        </table:table-row>
        <table:table-row table:style-name="ro2" table:number-rows-repeated="104855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álculos" table:style-name="ta2">
        <table:table-column table:style-name="co2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2" table:default-cell-style-name="Default"/>
        <table:table-column table:style-name="co30" table:default-cell-style-name="Default"/>
        <table:table-row table:style-name="ro2">
          <table:table-cell table:style-name="ce80" office:value-type="string" calcext:value-type="string" table:number-columns-spanned="4" table:number-rows-spanned="1">
            <text:p>INGRESOS</text:p>
          </table:table-cell>
          <table:covered-table-cell table:number-columns-repeated="3"/>
          <table:table-cell/>
          <table:table-cell table:style-name="ce80" office:value-type="string" calcext:value-type="string" table:number-columns-spanned="4" table:number-rows-spanned="1">
            <text:p>GASTOS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ce175"/>
          <table:table-cell table:style-name="ce187"/>
          <table:table-cell table:style-name="ce192" office:value-type="string" calcext:value-type="string">
            <text:p>Datos</text:p>
          </table:table-cell>
          <table:table-cell table:style-name="ce197"/>
          <table:table-cell/>
          <table:table-cell table:style-name="ce175"/>
          <table:table-cell table:style-name="ce187"/>
          <table:table-cell table:style-name="ce192" office:value-type="string" calcext:value-type="string">
            <text:p>Datos</text:p>
          </table:table-cell>
          <table:table-cell table:style-name="ce197"/>
          <table:table-cell table:number-columns-repeated="3"/>
        </table:table-row>
        <table:table-row table:style-name="ro2">
          <table:table-cell table:style-name="ce183" office:value-type="string" calcext:value-type="string">
            <text:p>Fecha</text:p>
          </table:table-cell>
          <table:table-cell table:style-name="ce188" office:value-type="string" calcext:value-type="string">
            <text:p>Cliente</text:p>
          </table:table-cell>
          <table:table-cell table:style-name="ce193" office:value-type="string" calcext:value-type="string">
            <text:p>Suma - Importe</text:p>
          </table:table-cell>
          <table:table-cell table:style-name="ce198" office:value-type="string" calcext:value-type="string">
            <text:p>Suma - Retención</text:p>
          </table:table-cell>
          <table:table-cell/>
          <table:table-cell table:style-name="ce183" office:value-type="string" calcext:value-type="string">
            <text:p>Años</text:p>
          </table:table-cell>
          <table:table-cell table:style-name="ce188" office:value-type="string" calcext:value-type="string">
            <text:p>Fecha</text:p>
          </table:table-cell>
          <table:table-cell table:style-name="ce193" office:value-type="string" calcext:value-type="string">
            <text:p>Suma - Importe</text:p>
          </table:table-cell>
          <table:table-cell table:style-name="ce198" office:value-type="string" calcext:value-type="string">
            <text:p>Suma - Retención</text:p>
          </table:table-cell>
          <table:table-cell table:number-columns-repeated="3"/>
        </table:table-row>
        <table:table-row table:style-name="ro2">
          <table:table-cell table:style-name="ce184" office:value-type="string" calcext:value-type="string">
            <text:p>2022</text:p>
          </table:table-cell>
          <table:table-cell table:style-name="ce189" office:value-type="string" calcext:value-type="string">
            <text:p>AGRUPACIÓN GINECOLÓGICA ESPAÑOLA S.L.U</text:p>
          </table:table-cell>
          <table:table-cell table:style-name="ce194" office:value-type="currency" office:currency="EUR" office:value="12489.56" calcext:value-type="currency">
            <text:p>12.489,56 €</text:p>
          </table:table-cell>
          <table:table-cell table:style-name="ce199" office:value-type="currency" office:currency="EUR" office:value="1873.434" calcext:value-type="currency">
            <text:p>1.873,43 €</text:p>
          </table:table-cell>
          <table:table-cell/>
          <table:table-cell table:style-name="ce184" office:value-type="string" calcext:value-type="string">
            <text:p>2022</text:p>
          </table:table-cell>
          <table:table-cell table:style-name="ce204" office:value-type="string" calcext:value-type="string">
            <text:p>T1</text:p>
          </table:table-cell>
          <table:table-cell table:style-name="ce194" office:value-type="currency" office:currency="EUR" office:value="519.27" calcext:value-type="currency">
            <text:p>519,27 €</text:p>
          </table:table-cell>
          <table:table-cell table:style-name="ce199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2">
          <table:table-cell table:style-name="ce185"/>
          <table:table-cell table:style-name="ce190" office:value-type="string" calcext:value-type="string">
            <text:p>TORREJÓN SALUD, S.A.</text:p>
          </table:table-cell>
          <table:table-cell table:style-name="ce195" office:value-type="currency" office:currency="EUR" office:value="7560" calcext:value-type="currency">
            <text:p>7.560,00 €</text:p>
          </table:table-cell>
          <table:table-cell table:style-name="ce200" office:value-type="currency" office:currency="EUR" office:value="1134" calcext:value-type="currency">
            <text:p>1.134,00 €</text:p>
          </table:table-cell>
          <table:table-cell/>
          <table:table-cell table:style-name="ce202"/>
          <table:table-cell table:style-name="ce205" office:value-type="string" calcext:value-type="string">
            <text:p>T2</text:p>
          </table:table-cell>
          <table:table-cell table:style-name="ce209" office:value-type="currency" office:currency="EUR" office:value="2044.82" calcext:value-type="currency">
            <text:p>2.044,82 €</text:p>
          </table:table-cell>
          <table:table-cell table:style-name="ce211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2">
          <table:table-cell table:style-name="ce186" office:value-type="string" calcext:value-type="string">
            <text:p>Total Resultado</text:p>
          </table:table-cell>
          <table:table-cell table:style-name="ce191"/>
          <table:table-cell table:style-name="ce196" office:value-type="currency" office:currency="EUR" office:value="20049.56" calcext:value-type="currency">
            <text:p>20.049,56 €</text:p>
          </table:table-cell>
          <table:table-cell table:style-name="ce201" office:value-type="currency" office:currency="EUR" office:value="3007.434" calcext:value-type="currency">
            <text:p>3.007,43 €</text:p>
          </table:table-cell>
          <table:table-cell/>
          <table:table-cell table:style-name="ce202"/>
          <table:table-cell table:style-name="ce205" office:value-type="string" calcext:value-type="string">
            <text:p>T3</text:p>
          </table:table-cell>
          <table:table-cell table:style-name="ce209" office:value-type="currency" office:currency="EUR" office:value="520.14" calcext:value-type="currency">
            <text:p>520,14 €</text:p>
          </table:table-cell>
          <table:table-cell table:style-name="ce211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85"/>
          <table:table-cell table:style-name="ce206" office:value-type="string" calcext:value-type="string">
            <text:p>T4</text:p>
          </table:table-cell>
          <table:table-cell table:style-name="ce195" office:value-type="currency" office:currency="EUR" office:value="770.14" calcext:value-type="currency">
            <text:p>770,14 €</text:p>
          </table:table-cell>
          <table:table-cell table:style-name="ce200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203" office:value-type="string" calcext:value-type="string">
            <text:p>2022 Resultado</text:p>
          </table:table-cell>
          <table:table-cell table:style-name="ce207"/>
          <table:table-cell table:style-name="ce210" office:value-type="currency" office:currency="EUR" office:value="3854.37" calcext:value-type="currency">
            <text:p>3.854,37 €</text:p>
          </table:table-cell>
          <table:table-cell table:style-name="ce212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86" office:value-type="string" calcext:value-type="string">
            <text:p>Total Resultado</text:p>
          </table:table-cell>
          <table:table-cell table:style-name="ce208"/>
          <table:table-cell table:style-name="ce196" office:value-type="currency" office:currency="EUR" office:value="3854.37" calcext:value-type="currency">
            <text:p>3.854,37 €</text:p>
          </table:table-cell>
          <table:table-cell table:style-name="ce201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2"/>
          <table:table-cell office:value-type="float" office:value="20049.56" calcext:value-type="float">
            <text:p>20049,56</text:p>
          </table:table-cell>
          <table:table-cell office:value-type="float" office:value="3007.43" calcext:value-type="float">
            <text:p>3007,43</text:p>
          </table:table-cell>
          <table:table-cell table:number-columns-repeated="8"/>
        </table:table-row>
        <table:table-row table:style-name="ro2" table:number-rows-repeated="104856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Hacienda" table:style-name="ta2">
        <table:table-column table:style-name="co2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6" table:number-columns-repeated="2" table:default-cell-style-name="Default"/>
        <table:table-row table:style-name="ro2">
          <table:table-cell table:number-columns-repeated="5"/>
        </table:table-row>
        <table:table-row table:style-name="ro2">
          <table:table-cell table:style-name="ce213"/>
          <table:table-cell table:style-name="ce192" office:value-type="string" calcext:value-type="string">
            <text:p>Datos</text:p>
          </table:table-cell>
          <table:table-cell table:style-name="ce197"/>
          <table:table-cell table:number-columns-repeated="2"/>
        </table:table-row>
        <table:table-row table:style-name="ro2">
          <table:table-cell table:style-name="ce183" office:value-type="string" calcext:value-type="string">
            <text:p>Grupo fiscal</text:p>
          </table:table-cell>
          <table:table-cell table:style-name="ce193" office:value-type="string" calcext:value-type="string">
            <text:p>Suma - Importe</text:p>
          </table:table-cell>
          <table:table-cell table:style-name="ce198" office:value-type="string" calcext:value-type="string">
            <text:p>Suma - Retención</text:p>
          </table:table-cell>
          <table:table-cell table:number-columns-repeated="2"/>
        </table:table-row>
        <table:table-row table:style-name="ro2">
          <table:table-cell table:style-name="ce214" office:value-type="string" calcext:value-type="string">
            <text:p>Otros conceptos fiscalmente deducibles (excepto provisiones)</text:p>
          </table:table-cell>
          <table:table-cell table:style-name="ce194" office:value-type="currency" office:currency="EUR" office:value="836.06" calcext:value-type="currency">
            <text:p>836,06 €</text:p>
          </table:table-cell>
          <table:table-cell table:style-name="ce199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style-name="ce215" office:value-type="string" calcext:value-type="string">
            <text:p>Primas de seguros</text:p>
          </table:table-cell>
          <table:table-cell table:style-name="ce209" office:value-type="currency" office:currency="EUR" office:value="1285.57" calcext:value-type="currency">
            <text:p>1.285,57 €</text:p>
          </table:table-cell>
          <table:table-cell table:style-name="ce211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style-name="ce215" office:value-type="string" calcext:value-type="string">
            <text:p>Seguridad Social o aportaciones a mutualidades alternativas del titular de la actividad</text:p>
          </table:table-cell>
          <table:table-cell table:style-name="ce195" office:value-type="currency" office:currency="EUR" office:value="1732.74" calcext:value-type="currency">
            <text:p>1.732,74 €</text:p>
          </table:table-cell>
          <table:table-cell table:style-name="ce200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style-name="ce216" office:value-type="string" calcext:value-type="string">
            <text:p>Total Resultado</text:p>
          </table:table-cell>
          <table:table-cell table:style-name="ce196" office:value-type="currency" office:currency="EUR" office:value="3854.37" calcext:value-type="currency">
            <text:p>3.854,37 €</text:p>
          </table:table-cell>
          <table:table-cell table:style-name="ce201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163"/>
        </table:table-row>
        <table:table-row table:style-name="ro2" table:number-rows-repeated="1677720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rupos fiscales" table:style-name="ta2">
        <table:table-column table:style-name="co33" table:default-cell-style-name="ce217"/>
        <table:table-row table:style-name="ro7">
          <table:table-cell office:value-type="string" calcext:value-type="string">
            <text:p>Aportaciones a sistemas de previsión social imputadas al personal empleado</text:p>
          </table:table-cell>
        </table:table-row>
        <table:table-row table:style-name="ro7">
          <table:table-cell office:value-type="string" calcext:value-type="string">
            <text:p>Arrendamientos y cánones</text:p>
          </table:table-cell>
        </table:table-row>
        <table:table-row table:style-name="ro7">
          <table:table-cell office:value-type="string" calcext:value-type="string">
            <text:p>Compra de existencias</text:p>
          </table:table-cell>
        </table:table-row>
        <table:table-row table:style-name="ro7">
          <table:table-cell office:value-type="string" calcext:value-type="string">
            <text:p>Dietas y asignaciones de viajes del personal empleado</text:p>
          </table:table-cell>
        </table:table-row>
        <table:table-row table:style-name="ro7">
          <table:table-cell office:value-type="string" calcext:value-type="string">
            <text:p>Dotaciones del ejercicio para amortización de inmovilizado material</text:p>
          </table:table-cell>
        </table:table-row>
        <table:table-row table:style-name="ro7">
          <table:table-cell office:value-type="string" calcext:value-type="string">
            <text:p>Dotaciones del ejercicio para amortización del inmovilizado inmaterial</text:p>
          </table:table-cell>
        </table:table-row>
        <table:table-row table:style-name="ro7">
          <table:table-cell office:value-type="string" calcext:value-type="string">
            <text:p>Gastos de manutención del contribuyente (artículo 30.2.5ª.c de la Ley del Impuesto)</text:p>
          </table:table-cell>
        </table:table-row>
        <table:table-row table:style-name="ro7">
          <table:table-cell office:value-type="string" calcext:value-type="string">
            <text:p>Gastos financieros</text:p>
          </table:table-cell>
        </table:table-row>
        <table:table-row table:style-name="ro7">
          <table:table-cell office:value-type="string" calcext:value-type="string">
            <text:p>Incentivos al mecenazgo. Convenios de colaboración en actividades de interés general</text:p>
          </table:table-cell>
        </table:table-row>
        <table:table-row table:style-name="ro7">
          <table:table-cell office:value-type="string" calcext:value-type="string">
            <text:p>Incentivos al mecenazgo. Gastos en actividades de interés general</text:p>
          </table:table-cell>
        </table:table-row>
        <table:table-row table:style-name="ro7">
          <table:table-cell office:value-type="string" calcext:value-type="string">
            <text:p>Indemnizaciones</text:p>
          </table:table-cell>
        </table:table-row>
        <table:table-row table:style-name="ro7">
          <table:table-cell office:value-type="string" calcext:value-type="string">
            <text:p>IVA soportado (por ejemplo, recargo de equivalencia y/o compensación de agricultura, ganadería y pesca)</text:p>
          </table:table-cell>
        </table:table-row>
        <table:table-row table:style-name="ro7">
          <table:table-cell office:value-type="string" calcext:value-type="string">
            <text:p>Otros conceptos fiscalmente deducibles (excepto provisiones)</text:p>
          </table:table-cell>
        </table:table-row>
        <table:table-row table:style-name="ro7">
          <table:table-cell office:value-type="string" calcext:value-type="string">
            <text:p>Otros consumos de explotación</text:p>
          </table:table-cell>
        </table:table-row>
        <table:table-row table:style-name="ro7">
          <table:table-cell office:value-type="string" calcext:value-type="string">
            <text:p>Otros gastos de personal</text:p>
          </table:table-cell>
        </table:table-row>
        <table:table-row table:style-name="ro7">
          <table:table-cell office:value-type="string" calcext:value-type="string">
            <text:p>Otros servicios exteriores</text:p>
          </table:table-cell>
        </table:table-row>
        <table:table-row table:style-name="ro7">
          <table:table-cell office:value-type="string" calcext:value-type="string">
            <text:p>Otros suministros</text:p>
          </table:table-cell>
        </table:table-row>
        <table:table-row table:style-name="ro7">
          <table:table-cell office:value-type="string" calcext:value-type="string">
            <text:p>Otros tributos fiscalmente deducibles</text:p>
          </table:table-cell>
        </table:table-row>
        <table:table-row table:style-name="ro7">
          <table:table-cell office:value-type="string" calcext:value-type="string">
            <text:p>Pérdidas por insolvencias de deudores</text:p>
          </table:table-cell>
        </table:table-row>
        <table:table-row table:style-name="ro7">
          <table:table-cell office:value-type="string" calcext:value-type="string">
            <text:p>Primas de seguros</text:p>
          </table:table-cell>
        </table:table-row>
        <table:table-row table:style-name="ro7">
          <table:table-cell office:value-type="string" calcext:value-type="string">
            <text:p>Reparaciones y conservación</text:p>
          </table:table-cell>
        </table:table-row>
        <table:table-row table:style-name="ro7">
          <table:table-cell office:value-type="string" calcext:value-type="string">
            <text:p>Seguridad Social a cargo de la empresa</text:p>
          </table:table-cell>
        </table:table-row>
        <table:table-row table:style-name="ro7">
          <table:table-cell office:value-type="string" calcext:value-type="string">
            <text:p>Seguridad Social o aportaciones a mutualidades alternativas del titular de la actividad</text:p>
          </table:table-cell>
        </table:table-row>
        <table:table-row table:style-name="ro7">
          <table:table-cell office:value-type="string" calcext:value-type="string">
            <text:p>Servicios de profesionales independientes</text:p>
          </table:table-cell>
        </table:table-row>
        <table:table-row table:style-name="ro7">
          <table:table-cell office:value-type="string" calcext:value-type="string">
            <text:p>Sueldos y salarios</text:p>
          </table:table-cell>
        </table:table-row>
        <table:table-row table:style-name="ro7">
          <table:table-cell office:value-type="string" calcext:value-type="string">
            <text:p>Suministros (luz, agua, gas, telefonía e internet)</text:p>
          </table:table-cell>
        </table:table-row>
        <table:table-row table:style-name="ro7">
          <table:table-cell office:value-type="string" calcext:value-type="string">
            <text:p>Variación de existencias (disminución de existencias finales)</text:p>
          </table:table-cell>
        </table:table-row>
      </table:table>
      <table:named-expressions>
        <table:named-range table:name="Gasto" table:base-cell-address="$Hacienda.$B$2" table:cell-range-address="$Gastos.$A$1:.$K$23"/>
        <table:named-range table:name="Ingresos" table:base-cell-address="$Facturas.$A$1" table:cell-range-address="$Facturas.$A$1:.$J$100"/>
      </table:named-expressions>
      <table:database-ranges>
        <table:database-range table:name="__Anonymous_Sheet_DB__3" table:target-range-address="Gastos.A1:Gastos.K1040" table:display-filter-buttons="true"/>
        <table:database-range table:name="__Anonymous_Sheet_DB__7" table:target-range-address="'Grupos fiscales'.A1:'Grupos fiscales'.A27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Cálculos.A2:Cálculos.D6" table:buttons="Cálculos.A3 Cálculos.B3 Cálculos.C2" table:show-filter-button="false" table:drill-down-on-double-click="false">
          <table:source-cell-range table:name="Ingresos" table:cell-range-address="Facturas.A1:Facturas.J1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&lt;24/01/2022" table:display="true" table:show-details="true"/>
                <table:data-pilot-member table:name="2022" table:display="true" table:show-details="true"/>
                <table:data-pilot-member table:name="&gt;01/01/20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grouped-by="years" table:start="auto" table:end="auto" table:step="0"/>
          </table:data-pilot-field>
          <table:data-pilot-field table:source-field-name="Cliente" table:orientation="row" table:used-hierarchy="0" table:function="auto">
            <table:data-pilot-level table:show-empty="false" calcext:repeat-item-labels="false">
              <table:data-pilot-members>
                <table:data-pilot-member table:name="AGRUPACIÓN GINECOLÓGICA ESPAÑOLA S.L.U" table:display="true" table:show-details="true"/>
                <table:data-pilot-member table:name="TORREJÓN SALUD, S.A.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orte" table:orientation="data" table:used-hierarchy="0" table:function="sum">
            <table:data-pilot-level table:show-empty="false" calcext:repeat-item-labels="false">
              <table:data-pilot-members>
                <table:data-pilot-member table:name="360,00 €" table:display="true" table:show-details="true"/>
                <table:data-pilot-member table:name="482,98 €" table:display="true" table:show-details="true"/>
                <table:data-pilot-member table:name="545,45 €" table:display="true" table:show-details="true"/>
                <table:data-pilot-member table:name="600,00 €" table:display="true" table:show-details="true"/>
                <table:data-pilot-member table:name="681,65 €" table:display="true" table:show-details="true"/>
                <table:data-pilot-member table:name="808,27 €" table:display="true" table:show-details="true"/>
                <table:data-pilot-member table:name="868,82 €" table:display="true" table:show-details="true"/>
                <table:data-pilot-member table:name="1.040,09 €" table:display="true" table:show-details="true"/>
                <table:data-pilot-member table:name="1.043,88 €" table:display="true" table:show-details="true"/>
                <table:data-pilot-member table:name="1.135,15 €" table:display="true" table:show-details="true"/>
                <table:data-pilot-member table:name="1.182,86 €" table:display="true" table:show-details="true"/>
                <table:data-pilot-member table:name="1.200,00 €" table:display="true" table:show-details="true"/>
                <table:data-pilot-member table:name="1.203,98 €" table:display="true" table:show-details="true"/>
                <table:data-pilot-member table:name="1.317,38 €" table:display="true" table:show-details="true"/>
                <table:data-pilot-member table:name="2.179,05 €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tención" table:orientation="data" table:used-hierarchy="0" table:function="sum">
            <table:data-pilot-level table:show-empty="false" calcext:repeat-item-labels="false">
              <table:data-pilot-members>
                <table:data-pilot-member table:name="54,00 €" table:display="true" table:show-details="true"/>
                <table:data-pilot-member table:name="72,45 €" table:display="true" table:show-details="true"/>
                <table:data-pilot-member table:name="81,82 €" table:display="true" table:show-details="true"/>
                <table:data-pilot-member table:name="90,00 €" table:display="true" table:show-details="true"/>
                <table:data-pilot-member table:name="102,25 €" table:display="true" table:show-details="true"/>
                <table:data-pilot-member table:name="121,24 €" table:display="true" table:show-details="true"/>
                <table:data-pilot-member table:name="130,32 €" table:display="true" table:show-details="true"/>
                <table:data-pilot-member table:name="156,01 €" table:display="true" table:show-details="true"/>
                <table:data-pilot-member table:name="156,58 €" table:display="true" table:show-details="true"/>
                <table:data-pilot-member table:name="170,27 €" table:display="true" table:show-details="true"/>
                <table:data-pilot-member table:name="177,43 €" table:display="true" table:show-details="true"/>
                <table:data-pilot-member table:name="180,00 €" table:display="true" table:show-details="true"/>
                <table:data-pilot-member table:name="180,60 €" table:display="true" table:show-details="true"/>
                <table:data-pilot-member table:name="197,61 €" table:display="true" table:show-details="true"/>
                <table:data-pilot-member table:name="326,86 €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Cálculos.F2:Cálculos.I9" table:buttons="Cálculos.F3 Cálculos.G3 Cálculos.H2" table:show-filter-button="false" table:drill-down-on-double-click="false">
          <table:source-cell-range table:name="Gasto" table:cell-range-address="Gastos.A1:Gastos.K2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ños" table:orientation="row" table:used-hierarchy="0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&lt;04/01/2022" table:display="true" table:show-details="true"/>
                <table:data-pilot-member table:name="20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source-field-name="Fecha" table:grouped-by="years" table:start="auto" table:end="auto" table:step="0"/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&lt;04/01/2022" table:display="true" table:show-details="true"/>
                <table:data-pilot-member table:name="T1" table:display="true" table:show-details="true"/>
                <table:data-pilot-member table:name="T2" table:display="true" table:show-details="true"/>
                <table:data-pilot-member table:name="T3" table:display="true" table:show-details="true"/>
                <table:data-pilot-member table:name="T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grouped-by="quarters" table:start="auto" table:end="auto" table:step="0"/>
          </table:data-pilot-field>
          <table:data-pilot-field table:source-field-name="Importe" table:orientation="data" table:used-hierarchy="0" table:function="sum">
            <table:data-pilot-level table:show-empty="false" calcext:repeat-item-labels="false">
              <table:data-pilot-members>
                <table:data-pilot-member table:name="60,00 €" table:display="true" table:show-details="true"/>
                <table:data-pilot-member table:name="63,86 €" table:display="true" table:show-details="true"/>
                <table:data-pilot-member table:name="63,88 €" table:display="true" table:show-details="true"/>
                <table:data-pilot-member table:name="70,05 €" table:display="true" table:show-details="true"/>
                <table:data-pilot-member table:name="150,01 €" table:display="true" table:show-details="true"/>
                <table:data-pilot-member table:name="150,02 €" table:display="true" table:show-details="true"/>
                <table:data-pilot-member table:name="150,03 €" table:display="true" table:show-details="true"/>
                <table:data-pilot-member table:name="150,04 €" table:display="true" table:show-details="true"/>
                <table:data-pilot-member table:name="150,89 €" table:display="true" table:show-details="true"/>
                <table:data-pilot-member table:name="178,26 €" table:display="true" table:show-details="true"/>
                <table:data-pilot-member table:name="197,60 €" table:display="true" table:show-details="true"/>
                <table:data-pilot-member table:name="213,35 €" table:display="true" table:show-details="true"/>
                <table:data-pilot-member table:name="213,36 €" table:display="true" table:show-details="true"/>
                <table:data-pilot-member table:name="213,38 €" table:display="true" table:show-details="true"/>
                <table:data-pilot-member table:name="1.285,57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tención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Hacienda.A2:Hacienda.C7" table:buttons="Hacienda.A3 Hacienda.B2" table:ignore-empty-rows="true" table:show-filter-button="false" table:drill-down-on-double-click="false">
          <table:source-cell-range table:name="Gasto" table:cell-range-address="Gastos.A1:Gastos.K2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rupo fiscal" table:orientation="row" table:used-hierarchy="0" table:function="auto">
            <table:data-pilot-level table:show-empty="false" calcext:repeat-item-labels="false">
              <table:data-pilot-members>
                <table:data-pilot-member table:name="Otros conceptos fiscalmente deducibles (excepto provisiones)" table:display="true" table:show-details="true"/>
                <table:data-pilot-member table:name="Primas de seguros" table:display="true" table:show-details="true"/>
                <table:data-pilot-member table:name="Seguridad Social o aportaciones a mutualidades alternativas del titular de la activida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mporte" table:orientation="data" table:used-hierarchy="0" table:function="sum">
            <table:data-pilot-level table:show-empty="false" calcext:repeat-item-labels="false">
              <table:data-pilot-members>
                <table:data-pilot-member table:name="60,00 €" table:display="true" table:show-details="true"/>
                <table:data-pilot-member table:name="63,86 €" table:display="true" table:show-details="true"/>
                <table:data-pilot-member table:name="63,88 €" table:display="true" table:show-details="true"/>
                <table:data-pilot-member table:name="70,05 €" table:display="true" table:show-details="true"/>
                <table:data-pilot-member table:name="150,01 €" table:display="true" table:show-details="true"/>
                <table:data-pilot-member table:name="150,02 €" table:display="true" table:show-details="true"/>
                <table:data-pilot-member table:name="150,03 €" table:display="true" table:show-details="true"/>
                <table:data-pilot-member table:name="150,04 €" table:display="true" table:show-details="true"/>
                <table:data-pilot-member table:name="150,89 €" table:display="true" table:show-details="true"/>
                <table:data-pilot-member table:name="178,26 €" table:display="true" table:show-details="true"/>
                <table:data-pilot-member table:name="197,60 €" table:display="true" table:show-details="true"/>
                <table:data-pilot-member table:name="213,35 €" table:display="true" table:show-details="true"/>
                <table:data-pilot-member table:name="213,36 €" table:display="true" table:show-details="true"/>
                <table:data-pilot-member table:name="213,38 €" table:display="true" table:show-details="true"/>
                <table:data-pilot-member table:name="1.285,57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tención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/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margin-top="0cm" fo:margin-bottom="0cm" fo:margin-left="2cm" fo:margin-right="1.561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title/>
    <dc:description/>
    <dc:subject/>
    <meta:initial-creator>Juan C. Sanz</meta:initial-creator>
    <meta:creation-date>2021-04-03T12:30:40Z</meta:creation-date>
    <dc:date>2023-05-02T17:57:04.684000000</dc:date>
    <meta:editing-cycles>113</meta:editing-cycles>
    <meta:editing-duration>PT12H51M29S</meta:editing-duration>
    <dc:creator>Juan C. Sanz</dc:creator>
    <meta:document-statistic meta:table-count="8" meta:cell-count="2794" meta:object-count="0"/>
  </office:meta>
</office:document-meta>
</file>